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OS_27.7-23.7_50x5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95.24" calcext:value-type="float">
            <text:p>1295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4734" calcext:value-type="float">
            <text:p>0.604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1" calcext:value-type="float">
            <text:p>12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135" calcext:value-type="float">
            <text:p>0.578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18.47" calcext:value-type="float">
            <text:p>1118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673" calcext:value-type="float">
            <text:p>0.55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3.48" calcext:value-type="float">
            <text:p>1003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9213" calcext:value-type="float">
            <text:p>0.539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0.035" calcext:value-type="float">
            <text:p>900.0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4672" calcext:value-type="float">
            <text:p>0.524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11.312" calcext:value-type="float">
            <text:p>811.3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2454" calcext:value-type="float">
            <text:p>0.512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36.72" calcext:value-type="float">
            <text:p>736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2079" calcext:value-type="float">
            <text:p>0.502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74.508" calcext:value-type="float">
            <text:p>674.5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3191" calcext:value-type="float">
            <text:p>0.493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22.725" calcext:value-type="float">
            <text:p>622.7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5516" calcext:value-type="float">
            <text:p>0.485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79.568" calcext:value-type="float">
            <text:p>579.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8848" calcext:value-type="float">
            <text:p>0.478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43.486" calcext:value-type="float">
            <text:p>543.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3024" calcext:value-type="float">
            <text:p>0.473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13.189" calcext:value-type="float">
            <text:p>513.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918" calcext:value-type="float">
            <text:p>0.467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7.616" calcext:value-type="float">
            <text:p>487.6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3429" calcext:value-type="float">
            <text:p>0.463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65.908" calcext:value-type="float">
            <text:p>465.9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477" calcext:value-type="float">
            <text:p>0.4594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47.373" calcext:value-type="float">
            <text:p>447.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997" calcext:value-type="float">
            <text:p>0.4559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31.451" calcext:value-type="float">
            <text:p>431.4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932" calcext:value-type="float">
            <text:p>0.452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17.699" calcext:value-type="float">
            <text:p>417.6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235" calcext:value-type="float">
            <text:p>0.450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05.757" calcext:value-type="float">
            <text:p>405.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864" calcext:value-type="float">
            <text:p>0.447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95.34" calcext:value-type="float">
            <text:p>395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782" calcext:value-type="float">
            <text:p>0.445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86.216" calcext:value-type="float">
            <text:p>386.2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954" calcext:value-type="float">
            <text:p>0.443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78.199" calcext:value-type="float">
            <text:p>378.1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349" calcext:value-type="float">
            <text:p>0.442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71.135" calcext:value-type="float">
            <text:p>371.1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42" calcext:value-type="float">
            <text:p>0.4409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64.897" calcext:value-type="float">
            <text:p>364.8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706" calcext:value-type="float">
            <text:p>0.4397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59.378" calcext:value-type="float">
            <text:p>359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2" calcext:value-type="float">
            <text:p>0.43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54.488" calcext:value-type="float">
            <text:p>354.4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65" calcext:value-type="float">
            <text:p>0.437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0.15" calcext:value-type="float">
            <text:p>350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25" calcext:value-type="float">
            <text:p>0.436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46.299" calcext:value-type="float">
            <text:p>346.2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84" calcext:value-type="float">
            <text:p>0.4360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2.877" calcext:value-type="float">
            <text:p>342.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31" calcext:value-type="float">
            <text:p>0.4354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39.833" calcext:value-type="float">
            <text:p>339.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54" calcext:value-type="float">
            <text:p>0.434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37.124" calcext:value-type="float">
            <text:p>337.1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44" calcext:value-type="float">
            <text:p>0.434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34.712" calcext:value-type="float">
            <text:p>334.7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92" calcext:value-type="float">
            <text:p>0.4338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32.563" calcext:value-type="float">
            <text:p>332.5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92" calcext:value-type="float">
            <text:p>0.433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30.648" calcext:value-type="float">
            <text:p>330.6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36" calcext:value-type="float">
            <text:p>0.433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28.941" calcext:value-type="float">
            <text:p>328.9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21" calcext:value-type="float">
            <text:p>0.432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27.418" calcext:value-type="float">
            <text:p>327.4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41" calcext:value-type="float">
            <text:p>0.4325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26.059" calcext:value-type="float">
            <text:p>326.0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91" calcext:value-type="float">
            <text:p>0.432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24.846" calcext:value-type="float">
            <text:p>324.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7" calcext:value-type="float">
            <text:p>0.43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23.763" calcext:value-type="float">
            <text:p>323.7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72" calcext:value-type="float">
            <text:p>0.431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22.795" calcext:value-type="float">
            <text:p>322.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96" calcext:value-type="float">
            <text:p>0.431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21.931" calcext:value-type="float">
            <text:p>321.9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39" calcext:value-type="float">
            <text:p>0.431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21.159" calcext:value-type="float">
            <text:p>321.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99" calcext:value-type="float">
            <text:p>0.431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20.469" calcext:value-type="float">
            <text:p>320.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74" calcext:value-type="float">
            <text:p>0.431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19.852" calcext:value-type="float">
            <text:p>319.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63" calcext:value-type="float">
            <text:p>0.431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19.301" calcext:value-type="float">
            <text:p>319.3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63" calcext:value-type="float">
            <text:p>0.431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18.808" calcext:value-type="float">
            <text:p>318.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75" calcext:value-type="float">
            <text:p>0.430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18.367" calcext:value-type="float">
            <text:p>318.3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95" calcext:value-type="float">
            <text:p>0.430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17.972" calcext:value-type="float">
            <text:p>317.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24" calcext:value-type="float">
            <text:p>0.430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17.62" calcext:value-type="float">
            <text:p>317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61" calcext:value-type="float">
            <text:p>0.4307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17.304" calcext:value-type="float">
            <text:p>317.3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04" calcext:value-type="float">
            <text:p>0.430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17.022" calcext:value-type="float">
            <text:p>317.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53" calcext:value-type="float">
            <text:p>0.430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16.769" calcext:value-type="float">
            <text:p>316.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08" calcext:value-type="float">
            <text:p>0.4306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6.77" calcext:value-type="float">
            <text:p>2366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3923" calcext:value-type="float">
            <text:p>0.64392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19.46" calcext:value-type="float">
            <text:p>2219.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0397" calcext:value-type="float">
            <text:p>0.6103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14.5" calcext:value-type="float">
            <text:p>1914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4038" calcext:value-type="float">
            <text:p>0.584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0.21" calcext:value-type="float">
            <text:p>1620.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2749" calcext:value-type="float">
            <text:p>0.5627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72.96" calcext:value-type="float">
            <text:p>1372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5205" calcext:value-type="float">
            <text:p>0.5452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74.25" calcext:value-type="float">
            <text:p>1174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0513" calcext:value-type="float">
            <text:p>0.530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16.87" calcext:value-type="float">
            <text:p>1016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8049" calcext:value-type="float">
            <text:p>0.5180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92.562" calcext:value-type="float">
            <text:p>892.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7355" calcext:value-type="float">
            <text:p>0.5073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94.103" calcext:value-type="float">
            <text:p>794.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8093" calcext:value-type="float">
            <text:p>0.4980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15.706" calcext:value-type="float">
            <text:p>715.7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005" calcext:value-type="float">
            <text:p>0.490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52.862" calcext:value-type="float">
            <text:p>652.8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2896" calcext:value-type="float">
            <text:p>0.4828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2.097" calcext:value-type="float">
            <text:p>602.0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6616" calcext:value-type="float">
            <text:p>0.476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60.74" calcext:value-type="float">
            <text:p>560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053" calcext:value-type="float">
            <text:p>0.4710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26.735" calcext:value-type="float">
            <text:p>526.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121" calcext:value-type="float">
            <text:p>0.466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98.499" calcext:value-type="float">
            <text:p>498.4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753" calcext:value-type="float">
            <text:p>0.4617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74.821" calcext:value-type="float">
            <text:p>474.8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894" calcext:value-type="float">
            <text:p>0.45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54.772" calcext:value-type="float">
            <text:p>454.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497" calcext:value-type="float">
            <text:p>0.4544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37.645" calcext:value-type="float">
            <text:p>437.6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516" calcext:value-type="float">
            <text:p>0.4515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22.902" calcext:value-type="float">
            <text:p>422.9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908" calcext:value-type="float">
            <text:p>0.4489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10.13" calcext:value-type="float">
            <text:p>410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632" calcext:value-type="float">
            <text:p>0.4466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99.009" calcext:value-type="float">
            <text:p>399.0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648" calcext:value-type="float">
            <text:p>0.444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89.287" calcext:value-type="float">
            <text:p>389.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919" calcext:value-type="float">
            <text:p>0.442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80.761" calcext:value-type="float">
            <text:p>380.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412" calcext:value-type="float">
            <text:p>0.441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73.266" calcext:value-type="float">
            <text:p>373.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097" calcext:value-type="float">
            <text:p>0.440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66.665" calcext:value-type="float">
            <text:p>366.6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48" calcext:value-type="float">
            <text:p>0.4389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60.842" calcext:value-type="float">
            <text:p>360.8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43" calcext:value-type="float">
            <text:p>0.4379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55.7" calcext:value-type="float">
            <text:p>355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61" calcext:value-type="float">
            <text:p>0.437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51.152" calcext:value-type="float">
            <text:p>351.1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88" calcext:value-type="float">
            <text:p>0.436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47.128" calcext:value-type="float">
            <text:p>347.1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07" calcext:value-type="float">
            <text:p>0.435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3.562" calcext:value-type="float">
            <text:p>343.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07" calcext:value-type="float">
            <text:p>0.435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0.4" calcext:value-type="float">
            <text:p>340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77" calcext:value-type="float">
            <text:p>0.434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37.594" calcext:value-type="float">
            <text:p>337.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09" calcext:value-type="float">
            <text:p>0.4340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5.102" calcext:value-type="float">
            <text:p>335.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95" calcext:value-type="float">
            <text:p>0.4335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32.888" calcext:value-type="float">
            <text:p>332.8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27" calcext:value-type="float">
            <text:p>0.433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30.919" calcext:value-type="float">
            <text:p>330.9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02" calcext:value-type="float">
            <text:p>0.432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29.167" calcext:value-type="float">
            <text:p>329.1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12" calcext:value-type="float">
            <text:p>0.4326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7.607" calcext:value-type="float">
            <text:p>327.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55" calcext:value-type="float">
            <text:p>0.4323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26.218" calcext:value-type="float">
            <text:p>326.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26" calcext:value-type="float">
            <text:p>0.432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24.98" calcext:value-type="float">
            <text:p>324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22" calcext:value-type="float">
            <text:p>0.4319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23.876" calcext:value-type="float">
            <text:p>323.8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41" calcext:value-type="float">
            <text:p>0.4317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22.891" calcext:value-type="float">
            <text:p>322.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79" calcext:value-type="float">
            <text:p>0.4315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22.013" calcext:value-type="float">
            <text:p>322.0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35" calcext:value-type="float">
            <text:p>0.4314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21.229" calcext:value-type="float">
            <text:p>321.2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06" calcext:value-type="float">
            <text:p>0.431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20.529" calcext:value-type="float">
            <text:p>320.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92" calcext:value-type="float">
            <text:p>0.431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19.903" calcext:value-type="float">
            <text:p>319.9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89" calcext:value-type="float">
            <text:p>0.4310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19.345" calcext:value-type="float">
            <text:p>319.3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97" calcext:value-type="float">
            <text:p>0.4309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18.846" calcext:value-type="float">
            <text:p>318.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16" calcext:value-type="float">
            <text:p>0.4309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18.4" calcext:value-type="float">
            <text:p>318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43" calcext:value-type="float">
            <text:p>0.430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18.001" calcext:value-type="float">
            <text:p>318.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77" calcext:value-type="float">
            <text:p>0.4307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17.644" calcext:value-type="float">
            <text:p>317.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19" calcext:value-type="float">
            <text:p>0.4307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17.326" calcext:value-type="float">
            <text:p>317.3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67" calcext:value-type="float">
            <text:p>0.430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78.22" calcext:value-type="float">
            <text:p>6678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95503" calcext:value-type="float">
            <text:p>0.695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09.64" calcext:value-type="float">
            <text:p>5609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57304" calcext:value-type="float">
            <text:p>0.65730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211.92" calcext:value-type="float">
            <text:p>4211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6774" calcext:value-type="float">
            <text:p>0.6267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46.76" calcext:value-type="float">
            <text:p>3146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131" calcext:value-type="float">
            <text:p>0.601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96.45" calcext:value-type="float">
            <text:p>2396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9818" calcext:value-type="float">
            <text:p>0.5798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71.82" calcext:value-type="float">
            <text:p>1871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1552" calcext:value-type="float">
            <text:p>0.561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00.81" calcext:value-type="float">
            <text:p>1500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5914" calcext:value-type="float">
            <text:p>0.545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34.26" calcext:value-type="float">
            <text:p>1234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241" calcext:value-type="float">
            <text:p>0.532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39.73" calcext:value-type="float">
            <text:p>1039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0632" calcext:value-type="float">
            <text:p>0.520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95.741" calcext:value-type="float">
            <text:p>895.7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0248" calcext:value-type="float">
            <text:p>0.510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87.832" calcext:value-type="float">
            <text:p>787.8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0992" calcext:value-type="float">
            <text:p>0.50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06.015" calcext:value-type="float">
            <text:p>706.0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2663" calcext:value-type="float">
            <text:p>0.4926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43.213" calcext:value-type="float">
            <text:p>643.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5118" calcext:value-type="float">
            <text:p>0.485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94.288" calcext:value-type="float">
            <text:p>594.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8272" calcext:value-type="float">
            <text:p>0.478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5.456" calcext:value-type="float">
            <text:p>555.4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2088" calcext:value-type="float">
            <text:p>0.472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23.945" calcext:value-type="float">
            <text:p>523.9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555" calcext:value-type="float">
            <text:p>0.466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97.774" calcext:value-type="float">
            <text:p>497.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668" calcext:value-type="float">
            <text:p>0.461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75.575" calcext:value-type="float">
            <text:p>475.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406" calcext:value-type="float">
            <text:p>0.457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56.435" calcext:value-type="float">
            <text:p>456.4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73" calcext:value-type="float">
            <text:p>0.45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39.752" calcext:value-type="float">
            <text:p>439.7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581" calcext:value-type="float">
            <text:p>0.4505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25.117" calcext:value-type="float">
            <text:p>425.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895" calcext:value-type="float">
            <text:p>0.4478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12.238" calcext:value-type="float">
            <text:p>412.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604" calcext:value-type="float">
            <text:p>0.4456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00.892" calcext:value-type="float">
            <text:p>400.8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648" calcext:value-type="float">
            <text:p>0.4436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90.893" calcext:value-type="float">
            <text:p>390.8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974" calcext:value-type="float">
            <text:p>0.441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82.082" calcext:value-type="float">
            <text:p>382.0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537" calcext:value-type="float">
            <text:p>0.4405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4.321" calcext:value-type="float">
            <text:p>374.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297" calcext:value-type="float">
            <text:p>0.4392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67.483" calcext:value-type="float">
            <text:p>367.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224" calcext:value-type="float">
            <text:p>0.438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61.458" calcext:value-type="float">
            <text:p>361.4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291" calcext:value-type="float">
            <text:p>0.437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56.147" calcext:value-type="float">
            <text:p>356.1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478" calcext:value-type="float">
            <text:p>0.436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51.463" calcext:value-type="float">
            <text:p>351.4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767" calcext:value-type="float">
            <text:p>0.4357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47.33" calcext:value-type="float">
            <text:p>347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143" calcext:value-type="float">
            <text:p>0.435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43.679" calcext:value-type="float">
            <text:p>343.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94" calcext:value-type="float">
            <text:p>0.4345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40.452" calcext:value-type="float">
            <text:p>340.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1" calcext:value-type="float">
            <text:p>0.43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37.598" calcext:value-type="float">
            <text:p>337.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83" calcext:value-type="float">
            <text:p>0.4336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35.07" calcext:value-type="float">
            <text:p>335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05" calcext:value-type="float">
            <text:p>0.433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32.83" calcext:value-type="float">
            <text:p>332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7" calcext:value-type="float">
            <text:p>0.432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30.844" calcext:value-type="float">
            <text:p>330.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73" calcext:value-type="float">
            <text:p>0.4326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29.081" calcext:value-type="float">
            <text:p>329.0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09" calcext:value-type="float">
            <text:p>0.432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27.515" calcext:value-type="float">
            <text:p>327.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74" calcext:value-type="float">
            <text:p>0.4321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6.123" calcext:value-type="float">
            <text:p>326.1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65" calcext:value-type="float">
            <text:p>0.431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24.885" calcext:value-type="float">
            <text:p>324.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79" calcext:value-type="float">
            <text:p>0.4317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23.783" calcext:value-type="float">
            <text:p>323.7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13" calcext:value-type="float">
            <text:p>0.431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22.801" calcext:value-type="float">
            <text:p>322.8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65" calcext:value-type="float">
            <text:p>0.4314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21.927" calcext:value-type="float">
            <text:p>321.9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33" calcext:value-type="float">
            <text:p>0.431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21.148" calcext:value-type="float">
            <text:p>321.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16" calcext:value-type="float">
            <text:p>0.4312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20.453" calcext:value-type="float">
            <text:p>320.4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11" calcext:value-type="float">
            <text:p>0.431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19.833" calcext:value-type="float">
            <text:p>319.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17" calcext:value-type="float">
            <text:p>0.431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19.279" calcext:value-type="float">
            <text:p>319.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33" calcext:value-type="float">
            <text:p>0.4309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18.785" calcext:value-type="float">
            <text:p>318.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58" calcext:value-type="float">
            <text:p>0.4308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18.344" calcext:value-type="float">
            <text:p>318.3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91" calcext:value-type="float">
            <text:p>0.430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17.95" calcext:value-type="float">
            <text:p>317.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31" calcext:value-type="float">
            <text:p>0.4307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052.4" calcext:value-type="float">
            <text:p>54052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5035" calcext:value-type="float">
            <text:p>0.8650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265.2" calcext:value-type="float">
            <text:p>19265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1906" calcext:value-type="float">
            <text:p>0.7819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803.69" calcext:value-type="float">
            <text:p>9803.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6928" calcext:value-type="float">
            <text:p>0.72692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768.82" calcext:value-type="float">
            <text:p>5768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3291" calcext:value-type="float">
            <text:p>0.6832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16.55" calcext:value-type="float">
            <text:p>3716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8123" calcext:value-type="float">
            <text:p>0.6481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54.56" calcext:value-type="float">
            <text:p>2554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9529" calcext:value-type="float">
            <text:p>0.6195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47.55" calcext:value-type="float">
            <text:p>1847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5982" calcext:value-type="float">
            <text:p>0.5959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95.31" calcext:value-type="float">
            <text:p>1395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6302" calcext:value-type="float">
            <text:p>0.5763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95.77" calcext:value-type="float">
            <text:p>1095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92.737" calcext:value-type="float">
            <text:p>892.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5206" calcext:value-type="float">
            <text:p>0.5452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53.324" calcext:value-type="float">
            <text:p>753.3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2611" calcext:value-type="float">
            <text:p>0.5326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57.348" calcext:value-type="float">
            <text:p>657.3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1415" calcext:value-type="float">
            <text:p>0.5214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91.848" calcext:value-type="float">
            <text:p>591.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13" calcext:value-type="float">
            <text:p>0.51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48.078" calcext:value-type="float">
            <text:p>548.0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2006" calcext:value-type="float">
            <text:p>0.502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19.698" calcext:value-type="float">
            <text:p>519.6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3324" calcext:value-type="float">
            <text:p>0.4933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1.655" calcext:value-type="float">
            <text:p>501.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5115" calcext:value-type="float">
            <text:p>0.485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9.598" calcext:value-type="float">
            <text:p>489.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347" calcext:value-type="float">
            <text:p>0.4773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79.871" calcext:value-type="float">
            <text:p>479.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136" calcext:value-type="float">
            <text:p>0.4701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69.987" calcext:value-type="float">
            <text:p>469.9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3706" calcext:value-type="float">
            <text:p>0.463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58.943" calcext:value-type="float">
            <text:p>458.9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231" calcext:value-type="float">
            <text:p>0.458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46.882" calcext:value-type="float">
            <text:p>446.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724" calcext:value-type="float">
            <text:p>0.4537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34.417" calcext:value-type="float">
            <text:p>434.4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07" calcext:value-type="float">
            <text:p>0.45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22.164" calcext:value-type="float">
            <text:p>422.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111" calcext:value-type="float">
            <text:p>0.447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10.555" calcext:value-type="float">
            <text:p>410.5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702" calcext:value-type="float">
            <text:p>0.4447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99.838" calcext:value-type="float">
            <text:p>399.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72" calcext:value-type="float">
            <text:p>0.442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90.118" calcext:value-type="float">
            <text:p>390.1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073" calcext:value-type="float">
            <text:p>0.4410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81.404" calcext:value-type="float">
            <text:p>381.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69" calcext:value-type="float">
            <text:p>0.439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73.654" calcext:value-type="float">
            <text:p>373.6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518" calcext:value-type="float">
            <text:p>0.4385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66.794" calcext:value-type="float">
            <text:p>366.7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517" calcext:value-type="float">
            <text:p>0.4375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60.742" calcext:value-type="float">
            <text:p>360.7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655" calcext:value-type="float">
            <text:p>0.4366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55.41" calcext:value-type="float">
            <text:p>355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08" calcext:value-type="float">
            <text:p>0.4359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50.717" calcext:value-type="float">
            <text:p>350.7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58" calcext:value-type="float">
            <text:p>0.4352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46.587" calcext:value-type="float">
            <text:p>346.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9" calcext:value-type="float">
            <text:p>0.43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2.951" calcext:value-type="float">
            <text:p>342.9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91" calcext:value-type="float">
            <text:p>0.434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39.747" calcext:value-type="float">
            <text:p>339.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52" calcext:value-type="float">
            <text:p>0.4337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36.922" calcext:value-type="float">
            <text:p>336.9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65" calcext:value-type="float">
            <text:p>0.4333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34.43" calcext:value-type="float">
            <text:p>334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22" calcext:value-type="float">
            <text:p>0.433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32.228" calcext:value-type="float">
            <text:p>332.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19" calcext:value-type="float">
            <text:p>0.4327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30.281" calcext:value-type="float">
            <text:p>330.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49" calcext:value-type="float">
            <text:p>0.4324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28.557" calcext:value-type="float">
            <text:p>328.5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1" calcext:value-type="float">
            <text:p>0.432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27.03" calcext:value-type="float">
            <text:p>327.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97" calcext:value-type="float">
            <text:p>0.4319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25.677" calcext:value-type="float">
            <text:p>325.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08" calcext:value-type="float">
            <text:p>0.4318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24.475" calcext:value-type="float">
            <text:p>324.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39" calcext:value-type="float">
            <text:p>0.4316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23.408" calcext:value-type="float">
            <text:p>323.4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88" calcext:value-type="float">
            <text:p>0.4314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22.459" calcext:value-type="float">
            <text:p>322.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54" calcext:value-type="float">
            <text:p>0.4313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21.616" calcext:value-type="float">
            <text:p>321.6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34" calcext:value-type="float">
            <text:p>0.4312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20.865" calcext:value-type="float">
            <text:p>320.8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27" calcext:value-type="float">
            <text:p>0.4311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20.196" calcext:value-type="float">
            <text:p>320.1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32" calcext:value-type="float">
            <text:p>0.4310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19.6" calcext:value-type="float">
            <text:p>319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46" calcext:value-type="float">
            <text:p>0.4309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19.069" calcext:value-type="float">
            <text:p>319.0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7" calcext:value-type="float">
            <text:p>0.430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18.595" calcext:value-type="float">
            <text:p>318.5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02" calcext:value-type="float">
            <text:p>0.4308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1.852" calcext:value-type="float">
            <text:p>491.8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32711" calcext:value-type="float">
            <text:p>0.1327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6.672" calcext:value-type="float">
            <text:p>246.67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30856" calcext:value-type="float">
            <text:p>0.7308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617.5" calcext:value-type="float">
            <text:p>12617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2583" calcext:value-type="float">
            <text:p>0.852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447.56" calcext:value-type="float">
            <text:p>6447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4795" calcext:value-type="float">
            <text:p>0.77479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729.93" calcext:value-type="float">
            <text:p>3729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756" calcext:value-type="float">
            <text:p>0.717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35.94" calcext:value-type="float">
            <text:p>2335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3691" calcext:value-type="float">
            <text:p>0.6736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55.75" calcext:value-type="float">
            <text:p>1555.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8925" calcext:value-type="float">
            <text:p>0.6389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94.55" calcext:value-type="float">
            <text:p>1094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0668" calcext:value-type="float">
            <text:p>0.610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12.003" calcext:value-type="float">
            <text:p>812.0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7273" calcext:value-type="float">
            <text:p>0.5872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34.904" calcext:value-type="float">
            <text:p>634.9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7636" calcext:value-type="float">
            <text:p>0.5676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22.634" calcext:value-type="float">
            <text:p>522.6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0976" calcext:value-type="float">
            <text:p>0.5509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51.638" calcext:value-type="float">
            <text:p>451.6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671" calcext:value-type="float">
            <text:p>0.536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7.815" calcext:value-type="float">
            <text:p>407.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439" calcext:value-type="float">
            <text:p>0.52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82.515" calcext:value-type="float">
            <text:p>382.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3658" calcext:value-type="float">
            <text:p>0.5136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70.314" calcext:value-type="float">
            <text:p>370.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223" calcext:value-type="float">
            <text:p>0.5042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67.69" calcext:value-type="float">
            <text:p>367.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842" calcext:value-type="float">
            <text:p>0.495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72.186" calcext:value-type="float">
            <text:p>372.1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8309" calcext:value-type="float">
            <text:p>0.4883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81.793" calcext:value-type="float">
            <text:p>381.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445" calcext:value-type="float">
            <text:p>0.4814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4.468" calcext:value-type="float">
            <text:p>394.4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086" calcext:value-type="float">
            <text:p>0.4750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07.771" calcext:value-type="float">
            <text:p>407.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096" calcext:value-type="float">
            <text:p>0.469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18.865" calcext:value-type="float">
            <text:p>418.8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3397" calcext:value-type="float">
            <text:p>0.4633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25.172" calcext:value-type="float">
            <text:p>425.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051" calcext:value-type="float">
            <text:p>0.4580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25.605" calcext:value-type="float">
            <text:p>425.6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294" calcext:value-type="float">
            <text:p>0.4532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21.062" calcext:value-type="float">
            <text:p>421.0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338" calcext:value-type="float">
            <text:p>0.4493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13.434" calcext:value-type="float">
            <text:p>413.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186" calcext:value-type="float">
            <text:p>0.4461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04.427" calcext:value-type="float">
            <text:p>404.4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702" calcext:value-type="float">
            <text:p>0.4437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95.167" calcext:value-type="float">
            <text:p>395.1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726" calcext:value-type="float">
            <text:p>0.4417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6.28" calcext:value-type="float">
            <text:p>386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13" calcext:value-type="float">
            <text:p>0.440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78.072" calcext:value-type="float">
            <text:p>378.0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82" calcext:value-type="float">
            <text:p>0.438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70.657" calcext:value-type="float">
            <text:p>370.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728" calcext:value-type="float">
            <text:p>0.4377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64.046" calcext:value-type="float">
            <text:p>364.0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07" calcext:value-type="float">
            <text:p>0.4368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58.199" calcext:value-type="float">
            <text:p>358.1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21" calcext:value-type="float">
            <text:p>0.4360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53.051" calcext:value-type="float">
            <text:p>353.0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44" calcext:value-type="float">
            <text:p>0.4353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48.529" calcext:value-type="float">
            <text:p>348.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57" calcext:value-type="float">
            <text:p>0.4347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44.562" calcext:value-type="float">
            <text:p>344.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46" calcext:value-type="float">
            <text:p>0.4342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41.082" calcext:value-type="float">
            <text:p>341.0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97" calcext:value-type="float">
            <text:p>0.4337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38.027" calcext:value-type="float">
            <text:p>338.0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03" calcext:value-type="float">
            <text:p>0.433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35.345" calcext:value-type="float">
            <text:p>335.3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55" calcext:value-type="float">
            <text:p>0.4330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2.986" calcext:value-type="float">
            <text:p>332.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48" calcext:value-type="float">
            <text:p>0.4327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30.91" calcext:value-type="float">
            <text:p>330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75" calcext:value-type="float">
            <text:p>0.4324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29.081" calcext:value-type="float">
            <text:p>329.0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33" calcext:value-type="float">
            <text:p>0.4322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27.467" calcext:value-type="float">
            <text:p>327.4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18" calcext:value-type="float">
            <text:p>0.43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26.041" calcext:value-type="float">
            <text:p>326.0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26" calcext:value-type="float">
            <text:p>0.4318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24.781" calcext:value-type="float">
            <text:p>324.7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56" calcext:value-type="float">
            <text:p>0.4316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23.665" calcext:value-type="float">
            <text:p>323.6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04" calcext:value-type="float">
            <text:p>0.4315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22.676" calcext:value-type="float">
            <text:p>322.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68" calcext:value-type="float">
            <text:p>0.4313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21.798" calcext:value-type="float">
            <text:p>321.7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47" calcext:value-type="float">
            <text:p>0.4312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21.019" calcext:value-type="float">
            <text:p>321.0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39" calcext:value-type="float">
            <text:p>0.4311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20.327" calcext:value-type="float">
            <text:p>320.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42" calcext:value-type="float">
            <text:p>0.4310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19.712" calcext:value-type="float">
            <text:p>319.7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56" calcext:value-type="float">
            <text:p>0.4309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19.165" calcext:value-type="float">
            <text:p>319.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78" calcext:value-type="float">
            <text:p>0.4308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1.0511" calcext:value-type="float">
            <text:p>91.05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5.56723" calcext:value-type="float">
            <text:p>-5.567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192.6" calcext:value-type="float">
            <text:p>32192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0944" calcext:value-type="float">
            <text:p>1.109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024.7" calcext:value-type="float">
            <text:p>12024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49385" calcext:value-type="float">
            <text:p>0.9493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775.62" calcext:value-type="float">
            <text:p>5775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4287" calcext:value-type="float">
            <text:p>0.842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26.19" calcext:value-type="float">
            <text:p>3126.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66826" calcext:value-type="float">
            <text:p>0.76682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839.6" calcext:value-type="float">
            <text:p>1839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9759" calcext:value-type="float">
            <text:p>0.7097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64.74" calcext:value-type="float">
            <text:p>1164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5476" calcext:value-type="float">
            <text:p>0.6654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92.217" calcext:value-type="float">
            <text:p>792.2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0302" calcext:value-type="float">
            <text:p>0.630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79.102" calcext:value-type="float">
            <text:p>579.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1864" calcext:value-type="float">
            <text:p>0.6018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54.304" calcext:value-type="float">
            <text:p>454.3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537" calcext:value-type="float">
            <text:p>0.5785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80.502" calcext:value-type="float">
            <text:p>380.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9165" calcext:value-type="float">
            <text:p>0.5591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37.254" calcext:value-type="float">
            <text:p>337.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2905" calcext:value-type="float">
            <text:p>0.5429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2.97" calcext:value-type="float">
            <text:p>312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9126" calcext:value-type="float">
            <text:p>0.5291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00.901" calcext:value-type="float">
            <text:p>300.9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7348" calcext:value-type="float">
            <text:p>0.517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7.037" calcext:value-type="float">
            <text:p>297.0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7198" calcext:value-type="float">
            <text:p>0.5071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98.97" calcext:value-type="float">
            <text:p>298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8382" calcext:value-type="float">
            <text:p>0.4983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5.237" calcext:value-type="float">
            <text:p>305.2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665" calcext:value-type="float">
            <text:p>0.4906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14.917" calcext:value-type="float">
            <text:p>314.9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856" calcext:value-type="float">
            <text:p>0.4838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27.359" calcext:value-type="float">
            <text:p>327.3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797" calcext:value-type="float">
            <text:p>0.4777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41.944" calcext:value-type="float">
            <text:p>341.9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2353" calcext:value-type="float">
            <text:p>0.4723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57.867" calcext:value-type="float">
            <text:p>357.8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408" calcext:value-type="float">
            <text:p>0.4674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73.936" calcext:value-type="float">
            <text:p>373.9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854" calcext:value-type="float">
            <text:p>0.4628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8.466" calcext:value-type="float">
            <text:p>388.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6" calcext:value-type="float">
            <text:p>0.45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99.465" calcext:value-type="float">
            <text:p>399.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586" calcext:value-type="float">
            <text:p>0.4545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5.291" calcext:value-type="float">
            <text:p>405.2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831" calcext:value-type="float">
            <text:p>0.4508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05.568" calcext:value-type="float">
            <text:p>405.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466" calcext:value-type="float">
            <text:p>0.4474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01.443" calcext:value-type="float">
            <text:p>401.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631" calcext:value-type="float">
            <text:p>0.4446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94.726" calcext:value-type="float">
            <text:p>394.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345" calcext:value-type="float">
            <text:p>0.4423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86.948" calcext:value-type="float">
            <text:p>386.9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526" calcext:value-type="float">
            <text:p>0.4405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79.078" calcext:value-type="float">
            <text:p>379.0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069" calcext:value-type="float">
            <text:p>0.4390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71.628" calcext:value-type="float">
            <text:p>371.6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84" calcext:value-type="float">
            <text:p>0.4378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64.829" calcext:value-type="float">
            <text:p>364.8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04" calcext:value-type="float">
            <text:p>0.4369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58.749" calcext:value-type="float">
            <text:p>358.7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82" calcext:value-type="float">
            <text:p>0.4360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53.377" calcext:value-type="float">
            <text:p>353.3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84" calcext:value-type="float">
            <text:p>0.435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48.663" calcext:value-type="float">
            <text:p>348.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84" calcext:value-type="float">
            <text:p>0.4347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44.541" calcext:value-type="float">
            <text:p>344.5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64" calcext:value-type="float">
            <text:p>0.4342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40.941" calcext:value-type="float">
            <text:p>340.9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11" calcext:value-type="float">
            <text:p>0.4338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37.801" calcext:value-type="float">
            <text:p>337.8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14" calcext:value-type="float">
            <text:p>0.4334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35.058" calcext:value-type="float">
            <text:p>335.0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64" calcext:value-type="float">
            <text:p>0.4330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32.661" calcext:value-type="float">
            <text:p>332.6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56" calcext:value-type="float">
            <text:p>0.4327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30.564" calcext:value-type="float">
            <text:p>330.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82" calcext:value-type="float">
            <text:p>0.4324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28.726" calcext:value-type="float">
            <text:p>328.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4" calcext:value-type="float">
            <text:p>0.43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27.113" calcext:value-type="float">
            <text:p>327.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24" calcext:value-type="float">
            <text:p>0.43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25.696" calcext:value-type="float">
            <text:p>325.6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33" calcext:value-type="float">
            <text:p>0.4318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24.448" calcext:value-type="float">
            <text:p>324.4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62" calcext:value-type="float">
            <text:p>0.4316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23.348" calcext:value-type="float">
            <text:p>323.3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09" calcext:value-type="float">
            <text:p>0.4315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22.377" calcext:value-type="float">
            <text:p>322.3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73" calcext:value-type="float">
            <text:p>0.4313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21.519" calcext:value-type="float">
            <text:p>321.5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52" calcext:value-type="float">
            <text:p>0.4312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320.76" calcext:value-type="float">
            <text:p>320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43" calcext:value-type="float">
            <text:p>0.431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20.088" calcext:value-type="float">
            <text:p>320.0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46" calcext:value-type="float">
            <text:p>0.431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19.492" calcext:value-type="float">
            <text:p>319.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6" calcext:value-type="float">
            <text:p>0.43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42788" calcext:value-type="float">
            <text:p>342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64256" calcext:value-type="float">
            <text:p>1.642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36.28" calcext:value-type="float">
            <text:p>2736.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29018" calcext:value-type="float">
            <text:p>0.129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56038" calcext:value-type="float">
            <text:p>4.560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3911" calcext:value-type="float">
            <text:p>1.039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247.78" calcext:value-type="float">
            <text:p>5247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03544" calcext:value-type="float">
            <text:p>0.9035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85.86" calcext:value-type="float">
            <text:p>2685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08888" calcext:value-type="float">
            <text:p>0.8088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16.6" calcext:value-type="float">
            <text:p>1516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9815" calcext:value-type="float">
            <text:p>0.73981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37.582" calcext:value-type="float">
            <text:p>937.5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7551" calcext:value-type="float">
            <text:p>0.6875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34.132" calcext:value-type="float">
            <text:p>634.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6894" calcext:value-type="float">
            <text:p>0.6468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68.88" calcext:value-type="float">
            <text:p>468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456" calcext:value-type="float">
            <text:p>0.614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76.94" calcext:value-type="float">
            <text:p>376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8379" calcext:value-type="float">
            <text:p>0.5883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5.696" calcext:value-type="float">
            <text:p>325.6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6864" calcext:value-type="float">
            <text:p>0.5668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97.911" calcext:value-type="float">
            <text:p>297.9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8962" calcext:value-type="float">
            <text:p>0.5489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84.101" calcext:value-type="float">
            <text:p>284.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3908" calcext:value-type="float">
            <text:p>0.5339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78.88" calcext:value-type="float">
            <text:p>278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1133" calcext:value-type="float">
            <text:p>0.5211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9.121" calcext:value-type="float">
            <text:p>279.1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0206" calcext:value-type="float">
            <text:p>0.5102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2.99" calcext:value-type="float">
            <text:p>282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079" calcext:value-type="float">
            <text:p>0.500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89.407" calcext:value-type="float">
            <text:p>289.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2624" calcext:value-type="float">
            <text:p>0.4926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97.743" calcext:value-type="float">
            <text:p>297.7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5495" calcext:value-type="float">
            <text:p>0.4854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07.629" calcext:value-type="float">
            <text:p>307.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9234" calcext:value-type="float">
            <text:p>0.4792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18.825" calcext:value-type="float">
            <text:p>318.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3701" calcext:value-type="float">
            <text:p>0.4737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31.104" calcext:value-type="float">
            <text:p>331.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8779" calcext:value-type="float">
            <text:p>0.4687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44.148" calcext:value-type="float">
            <text:p>344.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37" calcext:value-type="float">
            <text:p>0.464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57.43" calcext:value-type="float">
            <text:p>357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388" calcext:value-type="float">
            <text:p>0.4603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0.119" calcext:value-type="float">
            <text:p>370.1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757" calcext:value-type="float">
            <text:p>0.4567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81.064" calcext:value-type="float">
            <text:p>381.0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409" calcext:value-type="float">
            <text:p>0.4534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88.96" calcext:value-type="float">
            <text:p>388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292" calcext:value-type="float">
            <text:p>0.4502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92.766" calcext:value-type="float">
            <text:p>392.7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398" calcext:value-type="float">
            <text:p>0.4473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92.264" calcext:value-type="float">
            <text:p>392.2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779" calcext:value-type="float">
            <text:p>0.4447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88.268" calcext:value-type="float">
            <text:p>388.2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515" calcext:value-type="float">
            <text:p>0.4425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82.157" calcext:value-type="float">
            <text:p>382.1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642" calcext:value-type="float">
            <text:p>0.4406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75.191" calcext:value-type="float">
            <text:p>375.1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125" calcext:value-type="float">
            <text:p>0.439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68.21" calcext:value-type="float">
            <text:p>368.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97" calcext:value-type="float">
            <text:p>0.4378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61.664" calcext:value-type="float">
            <text:p>361.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91" calcext:value-type="float">
            <text:p>0.4368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55.747" calcext:value-type="float">
            <text:p>355.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56" calcext:value-type="float">
            <text:p>0.4360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50.508" calcext:value-type="float">
            <text:p>350.5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52" calcext:value-type="float">
            <text:p>0.4353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45.926" calcext:value-type="float">
            <text:p>345.9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51" calcext:value-type="float">
            <text:p>0.4347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41.944" calcext:value-type="float">
            <text:p>341.9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34" calcext:value-type="float">
            <text:p>0.4342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38.493" calcext:value-type="float">
            <text:p>338.4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84" calcext:value-type="float">
            <text:p>0.4337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35.507" calcext:value-type="float">
            <text:p>335.5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91" calcext:value-type="float">
            <text:p>0.4333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32.923" calcext:value-type="float">
            <text:p>332.9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45" calcext:value-type="float">
            <text:p>0.433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30.684" calcext:value-type="float">
            <text:p>330.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39" calcext:value-type="float">
            <text:p>0.4327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328.741" calcext:value-type="float">
            <text:p>328.7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69" calcext:value-type="float">
            <text:p>0.4324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27.053" calcext:value-type="float">
            <text:p>327.0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29" calcext:value-type="float">
            <text:p>0.4322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25.582" calcext:value-type="float">
            <text:p>325.5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16" calcext:value-type="float">
            <text:p>0.4320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324.298" calcext:value-type="float">
            <text:p>324.2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26" calcext:value-type="float">
            <text:p>0.4318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23.176" calcext:value-type="float">
            <text:p>323.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56" calcext:value-type="float">
            <text:p>0.4316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322.193" calcext:value-type="float">
            <text:p>322.1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05" calcext:value-type="float">
            <text:p>0.4315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321.33" calcext:value-type="float">
            <text:p>321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7" calcext:value-type="float">
            <text:p>0.431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20.571" calcext:value-type="float">
            <text:p>320.5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49" calcext:value-type="float">
            <text:p>0.4312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19.903" calcext:value-type="float">
            <text:p>319.9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41" calcext:value-type="float">
            <text:p>0.4311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19.314" calcext:value-type="float">
            <text:p>319.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45" calcext:value-type="float">
            <text:p>0.4310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14.791" calcext:value-type="float">
            <text:p>514.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0185631" calcext:value-type="float">
            <text:p>-0.01856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404.3" calcext:value-type="float">
            <text:p>37404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41123" calcext:value-type="float">
            <text:p>1.41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206.1" calcext:value-type="float">
            <text:p>12206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315" calcext:value-type="float">
            <text:p>1.13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166.78" calcext:value-type="float">
            <text:p>5166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61956" calcext:value-type="float">
            <text:p>0.9619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32.11" calcext:value-type="float">
            <text:p>2532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48862" calcext:value-type="float">
            <text:p>0.8488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90.12" calcext:value-type="float">
            <text:p>1390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6859" calcext:value-type="float">
            <text:p>0.768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46.755" calcext:value-type="float">
            <text:p>846.7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9033" calcext:value-type="float">
            <text:p>0.70903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71.739" calcext:value-type="float">
            <text:p>571.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3356" calcext:value-type="float">
            <text:p>0.6633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27.142" calcext:value-type="float">
            <text:p>427.1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7411" calcext:value-type="float">
            <text:p>0.6274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49.908" calcext:value-type="float">
            <text:p>349.9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8546" calcext:value-type="float">
            <text:p>0.5985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9.123" calcext:value-type="float">
            <text:p>309.1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4981" calcext:value-type="float">
            <text:p>0.5749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88.779" calcext:value-type="float">
            <text:p>288.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5483" calcext:value-type="float">
            <text:p>0.5554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0.216" calcext:value-type="float">
            <text:p>280.2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9167" calcext:value-type="float">
            <text:p>0.5391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78.595" calcext:value-type="float">
            <text:p>278.5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5383" calcext:value-type="float">
            <text:p>0.5253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81.144" calcext:value-type="float">
            <text:p>281.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3643" calcext:value-type="float">
            <text:p>0.5136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86.253" calcext:value-type="float">
            <text:p>286.2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3572" calcext:value-type="float">
            <text:p>0.5035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92.983" calcext:value-type="float">
            <text:p>292.9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4877" calcext:value-type="float">
            <text:p>0.4948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00.787" calcext:value-type="float">
            <text:p>300.7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328" calcext:value-type="float">
            <text:p>0.4873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09.353" calcext:value-type="float">
            <text:p>309.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738" calcext:value-type="float">
            <text:p>0.4807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18.495" calcext:value-type="float">
            <text:p>318.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955" calcext:value-type="float">
            <text:p>0.4749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28.077" calcext:value-type="float">
            <text:p>328.0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856" calcext:value-type="float">
            <text:p>0.4698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37.955" calcext:value-type="float">
            <text:p>337.9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338" calcext:value-type="float">
            <text:p>0.4653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47.913" calcext:value-type="float">
            <text:p>347.9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314" calcext:value-type="float">
            <text:p>0.4613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57.605" calcext:value-type="float">
            <text:p>357.6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708" calcext:value-type="float">
            <text:p>0.4577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66.512" calcext:value-type="float">
            <text:p>366.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456" calcext:value-type="float">
            <text:p>0.4544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73.942" calcext:value-type="float">
            <text:p>373.9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499" calcext:value-type="float">
            <text:p>0.4514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79.114" calcext:value-type="float">
            <text:p>379.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789" calcext:value-type="float">
            <text:p>0.4487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81.378" calcext:value-type="float">
            <text:p>381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298" calcext:value-type="float">
            <text:p>0.4462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80.506" calcext:value-type="float">
            <text:p>380.5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028" calcext:value-type="float">
            <text:p>0.4440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76.9" calcext:value-type="float">
            <text:p>376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013" calcext:value-type="float">
            <text:p>0.4420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71.467" calcext:value-type="float">
            <text:p>371.4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289" calcext:value-type="float">
            <text:p>0.4402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65.216" calcext:value-type="float">
            <text:p>365.2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857" calcext:value-type="float">
            <text:p>0.4388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58.918" calcext:value-type="float">
            <text:p>358.9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81" calcext:value-type="float">
            <text:p>0.4376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53.025" calcext:value-type="float">
            <text:p>353.0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12" calcext:value-type="float">
            <text:p>0.4367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47.742" calcext:value-type="float">
            <text:p>347.7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06" calcext:value-type="float">
            <text:p>0.4359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43.121" calcext:value-type="float">
            <text:p>343.1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26" calcext:value-type="float">
            <text:p>0.4352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39.137" calcext:value-type="float">
            <text:p>339.1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46" calcext:value-type="float">
            <text:p>0.4346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35.729" calcext:value-type="float">
            <text:p>335.7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46" calcext:value-type="float">
            <text:p>0.4341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32.825" calcext:value-type="float">
            <text:p>332.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11" calcext:value-type="float">
            <text:p>0.4337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30.352" calcext:value-type="float">
            <text:p>330.3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3" calcext:value-type="float">
            <text:p>0.4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28.247" calcext:value-type="float">
            <text:p>328.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94" calcext:value-type="float">
            <text:p>0.4329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326.451" calcext:value-type="float">
            <text:p>326.4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97" calcext:value-type="float">
            <text:p>0.4326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24.916" calcext:value-type="float">
            <text:p>324.9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34" calcext:value-type="float">
            <text:p>0.4324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23.601" calcext:value-type="float">
            <text:p>323.6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" calcext:value-type="float">
            <text:p>0.43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22.472" calcext:value-type="float">
            <text:p>322.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91" calcext:value-type="float">
            <text:p>0.4319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21.498" calcext:value-type="float">
            <text:p>321.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05" calcext:value-type="float">
            <text:p>0.4318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320.657" calcext:value-type="float">
            <text:p>320.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39" calcext:value-type="float">
            <text:p>0.4316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19.929" calcext:value-type="float">
            <text:p>319.9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9" calcext:value-type="float">
            <text:p>0.431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19.296" calcext:value-type="float">
            <text:p>319.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57" calcext:value-type="float">
            <text:p>0.4313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18.745" calcext:value-type="float">
            <text:p>318.7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39" calcext:value-type="float">
            <text:p>0.4312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18.264" calcext:value-type="float">
            <text:p>318.2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32" calcext:value-type="float">
            <text:p>0.431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347.2" calcext:value-type="float">
            <text:p>24347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0160382" calcext:value-type="float">
            <text:p>-0.01603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97.85" calcext:value-type="float">
            <text:p>4897.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054481" calcext:value-type="float">
            <text:p>-0.0544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989.2" calcext:value-type="float">
            <text:p>13989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1306" calcext:value-type="float">
            <text:p>1.213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653.58" calcext:value-type="float">
            <text:p>5653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1366" calcext:value-type="float">
            <text:p>1.013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681.69" calcext:value-type="float">
            <text:p>2681.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84321" calcext:value-type="float">
            <text:p>0.8843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33.56" calcext:value-type="float">
            <text:p>1433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94218" calcext:value-type="float">
            <text:p>0.7942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53.545" calcext:value-type="float">
            <text:p>853.5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8238" calcext:value-type="float">
            <text:p>0.7282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66.194" calcext:value-type="float">
            <text:p>566.1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8121" calcext:value-type="float">
            <text:p>0.67812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18.594" calcext:value-type="float">
            <text:p>418.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8977" calcext:value-type="float">
            <text:p>0.6389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2.051" calcext:value-type="float">
            <text:p>342.0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7729" calcext:value-type="float">
            <text:p>0.6077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3.333" calcext:value-type="float">
            <text:p>303.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2344" calcext:value-type="float">
            <text:p>0.5823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85.422" calcext:value-type="float">
            <text:p>285.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1426" calcext:value-type="float">
            <text:p>0.5614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9.203" calcext:value-type="float">
            <text:p>279.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3984" calcext:value-type="float">
            <text:p>0.5439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79.624" calcext:value-type="float">
            <text:p>279.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9297" calcext:value-type="float">
            <text:p>0.5292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3.816" calcext:value-type="float">
            <text:p>283.8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6824" calcext:value-type="float">
            <text:p>0.5168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90.117" calcext:value-type="float">
            <text:p>290.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6156" calcext:value-type="float">
            <text:p>0.5061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97.558" calcext:value-type="float">
            <text:p>297.5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6972" calcext:value-type="float">
            <text:p>0.4969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05.568" calcext:value-type="float">
            <text:p>305.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9023" calcext:value-type="float">
            <text:p>0.4890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13.811" calcext:value-type="float">
            <text:p>313.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2108" calcext:value-type="float">
            <text:p>0.4821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22.077" calcext:value-type="float">
            <text:p>322.0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6065" calcext:value-type="float">
            <text:p>0.4760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30.218" calcext:value-type="float">
            <text:p>330.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761" calcext:value-type="float">
            <text:p>0.470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38.104" calcext:value-type="float">
            <text:p>338.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087" calcext:value-type="float">
            <text:p>0.4660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45.575" calcext:value-type="float">
            <text:p>345.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95" calcext:value-type="float">
            <text:p>0.461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52.42" calcext:value-type="float">
            <text:p>352.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273" calcext:value-type="float">
            <text:p>0.4582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58.354" calcext:value-type="float">
            <text:p>358.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989" calcext:value-type="float">
            <text:p>0.4549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63.021" calcext:value-type="float">
            <text:p>363.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04" calcext:value-type="float">
            <text:p>0.452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66.029" calcext:value-type="float">
            <text:p>366.0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377" calcext:value-type="float">
            <text:p>0.4493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67.037" calcext:value-type="float">
            <text:p>367.0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959" calcext:value-type="float">
            <text:p>0.4469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65.888" calcext:value-type="float">
            <text:p>365.8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762" calcext:value-type="float">
            <text:p>0.4447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62.736" calcext:value-type="float">
            <text:p>362.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786" calcext:value-type="float">
            <text:p>0.4427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58.083" calcext:value-type="float">
            <text:p>358.0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043" calcext:value-type="float">
            <text:p>0.4410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52.637" calcext:value-type="float">
            <text:p>352.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546" calcext:value-type="float">
            <text:p>0.439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47.072" calcext:value-type="float">
            <text:p>347.0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289" calcext:value-type="float">
            <text:p>0.4382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41.856" calcext:value-type="float">
            <text:p>341.8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243" calcext:value-type="float">
            <text:p>0.4372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37.234" calcext:value-type="float">
            <text:p>337.2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7" calcext:value-type="float">
            <text:p>0.436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33.28" calcext:value-type="float">
            <text:p>333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35" calcext:value-type="float">
            <text:p>0.435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29.973" calcext:value-type="float">
            <text:p>329.9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1" calcext:value-type="float">
            <text:p>0.435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27.242" calcext:value-type="float">
            <text:p>327.2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72" calcext:value-type="float">
            <text:p>0.4344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25.006" calcext:value-type="float">
            <text:p>325.0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04" calcext:value-type="float">
            <text:p>0.4340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23.183" calcext:value-type="float">
            <text:p>323.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95" calcext:value-type="float">
            <text:p>0.4335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21.698" calcext:value-type="float">
            <text:p>321.6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34" calcext:value-type="float">
            <text:p>0.4332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20.489" calcext:value-type="float">
            <text:p>320.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15" calcext:value-type="float">
            <text:p>0.4329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319.503" calcext:value-type="float">
            <text:p>319.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31" calcext:value-type="float">
            <text:p>0.4326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18.697" calcext:value-type="float">
            <text:p>318.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78" calcext:value-type="float">
            <text:p>0.4323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318.037" calcext:value-type="float">
            <text:p>318.0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53" calcext:value-type="float">
            <text:p>0.4321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17.495" calcext:value-type="float">
            <text:p>317.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52" calcext:value-type="float">
            <text:p>0.4319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17.048" calcext:value-type="float">
            <text:p>317.0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71" calcext:value-type="float">
            <text:p>0.4317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316.677" calcext:value-type="float">
            <text:p>316.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1" calcext:value-type="float">
            <text:p>0.431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16.37" calcext:value-type="float">
            <text:p>316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66" calcext:value-type="float">
            <text:p>0.4314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16.113" calcext:value-type="float">
            <text:p>316.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36" calcext:value-type="float">
            <text:p>0.4313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15.899" calcext:value-type="float">
            <text:p>315.8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2" calcext:value-type="float">
            <text:p>0.431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372.9" calcext:value-type="float">
            <text:p>19372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12683" calcext:value-type="float">
            <text:p>0.01126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0890.9" calcext:value-type="float">
            <text:p>6089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64755" calcext:value-type="float">
            <text:p>1.647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778" calcext:value-type="float">
            <text:p>177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6542" calcext:value-type="float">
            <text:p>1.265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041.83" calcext:value-type="float">
            <text:p>7041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4776" calcext:value-type="float">
            <text:p>1.047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283.58" calcext:value-type="float">
            <text:p>3283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08217" calcext:value-type="float">
            <text:p>0.9082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15.11" calcext:value-type="float">
            <text:p>1715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11768" calcext:value-type="float">
            <text:p>0.8117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87.344" calcext:value-type="float">
            <text:p>987.3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41549" calcext:value-type="float">
            <text:p>0.7415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26.772" calcext:value-type="float">
            <text:p>626.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845" calcext:value-type="float">
            <text:p>0.688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41.508" calcext:value-type="float">
            <text:p>441.5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7125" calcext:value-type="float">
            <text:p>0.64712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45.433" calcext:value-type="float">
            <text:p>345.4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4233" calcext:value-type="float">
            <text:p>0.6142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96.842" calcext:value-type="float">
            <text:p>296.8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7579" calcext:value-type="float">
            <text:p>0.5875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4.321" calcext:value-type="float">
            <text:p>274.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5663" calcext:value-type="float">
            <text:p>0.565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66.365" calcext:value-type="float">
            <text:p>266.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7423" calcext:value-type="float">
            <text:p>0.5474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66.572" calcext:value-type="float">
            <text:p>266.5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2091" calcext:value-type="float">
            <text:p>0.5320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71.282" calcext:value-type="float">
            <text:p>271.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9092" calcext:value-type="float">
            <text:p>0.5190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78.359" calcext:value-type="float">
            <text:p>278.3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7991" calcext:value-type="float">
            <text:p>0.5079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86.536" calcext:value-type="float">
            <text:p>286.5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8452" calcext:value-type="float">
            <text:p>0.4984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95.054" calcext:value-type="float">
            <text:p>295.0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209" calcext:value-type="float">
            <text:p>0.4902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03.446" calcext:value-type="float">
            <text:p>303.4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053" calcext:value-type="float">
            <text:p>0.4830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11.418" calcext:value-type="float">
            <text:p>311.4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6812" calcext:value-type="float">
            <text:p>0.4768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18.765" calcext:value-type="float">
            <text:p>318.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348" calcext:value-type="float">
            <text:p>0.4713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5.332" calcext:value-type="float">
            <text:p>325.3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546" calcext:value-type="float">
            <text:p>0.4665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30.973" calcext:value-type="float">
            <text:p>330.9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311" calcext:value-type="float">
            <text:p>0.4623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35.544" calcext:value-type="float">
            <text:p>335.5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56" calcext:value-type="float">
            <text:p>0.458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38.893" calcext:value-type="float">
            <text:p>338.8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225" calcext:value-type="float">
            <text:p>0.4552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40.877" calcext:value-type="float">
            <text:p>340.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248" calcext:value-type="float">
            <text:p>0.4522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41.384" calcext:value-type="float">
            <text:p>341.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577" calcext:value-type="float">
            <text:p>0.4495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40.385" calcext:value-type="float">
            <text:p>340.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174" calcext:value-type="float">
            <text:p>0.4471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37.984" calcext:value-type="float">
            <text:p>337.9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012" calcext:value-type="float">
            <text:p>0.4450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34.462" calcext:value-type="float">
            <text:p>334.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078" calcext:value-type="float">
            <text:p>0.4430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30.261" calcext:value-type="float">
            <text:p>330.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373" calcext:value-type="float">
            <text:p>0.4413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25.89" calcext:value-type="float">
            <text:p>325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898" calcext:value-type="float">
            <text:p>0.4398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21.796" calcext:value-type="float">
            <text:p>321.7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43" calcext:value-type="float">
            <text:p>0.438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18.269" calcext:value-type="float">
            <text:p>318.2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587" calcext:value-type="float">
            <text:p>0.437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15.429" calcext:value-type="float">
            <text:p>315.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697" calcext:value-type="float">
            <text:p>0.4366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13.269" calcext:value-type="float">
            <text:p>313.2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44" calcext:value-type="float">
            <text:p>0.4359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11.712" calcext:value-type="float">
            <text:p>311.7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99" calcext:value-type="float">
            <text:p>0.4352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10.655" calcext:value-type="float">
            <text:p>310.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42" calcext:value-type="float">
            <text:p>0.4347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09.993" calcext:value-type="float">
            <text:p>309.9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56" calcext:value-type="float">
            <text:p>0.4342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09.632" calcext:value-type="float">
            <text:p>309.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29" calcext:value-type="float">
            <text:p>0.4338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309.494" calcext:value-type="float">
            <text:p>309.4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51" calcext:value-type="float">
            <text:p>0.4334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9.516" calcext:value-type="float">
            <text:p>309.5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15" calcext:value-type="float">
            <text:p>0.4331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09.65" calcext:value-type="float">
            <text:p>309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15" calcext:value-type="float">
            <text:p>0.4328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309.859" calcext:value-type="float">
            <text:p>309.8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48" calcext:value-type="float">
            <text:p>0.4325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310.115" calcext:value-type="float">
            <text:p>310.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08" calcext:value-type="float">
            <text:p>0.4323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10.397" calcext:value-type="float">
            <text:p>310.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93" calcext:value-type="float">
            <text:p>0.4320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10.691" calcext:value-type="float">
            <text:p>310.6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" calcext:value-type="float">
            <text:p>0.43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310.986" calcext:value-type="float">
            <text:p>310.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27" calcext:value-type="float">
            <text:p>0.4317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11.275" calcext:value-type="float">
            <text:p>311.2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72" calcext:value-type="float">
            <text:p>0.4315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311.554" calcext:value-type="float">
            <text:p>311.5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33" calcext:value-type="float">
            <text:p>0.4314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11.818" calcext:value-type="float">
            <text:p>311.8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08" calcext:value-type="float">
            <text:p>0.4313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62120" calcext:value-type="float">
            <text:p>1462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30034" calcext:value-type="float">
            <text:p>2.300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0892.7" calcext:value-type="float">
            <text:p>90892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64115" calcext:value-type="float">
            <text:p>1.64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524.5" calcext:value-type="float">
            <text:p>25524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6782" calcext:value-type="float">
            <text:p>1.267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143.9" calcext:value-type="float">
            <text:p>10143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5188" calcext:value-type="float">
            <text:p>1.051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771.24" calcext:value-type="float">
            <text:p>4771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1253" calcext:value-type="float">
            <text:p>0.912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92.99" calcext:value-type="float">
            <text:p>2492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15789" calcext:value-type="float">
            <text:p>0.8157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09.8" calcext:value-type="float">
            <text:p>1409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45127" calcext:value-type="float">
            <text:p>0.7451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56.491" calcext:value-type="float">
            <text:p>856.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91564" calcext:value-type="float">
            <text:p>0.6915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1.215" calcext:value-type="float">
            <text:p>561.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9801" calcext:value-type="float">
            <text:p>0.6498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00.239" calcext:value-type="float">
            <text:p>400.2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6514" calcext:value-type="float">
            <text:p>0.61651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12.583" calcext:value-type="float">
            <text:p>312.5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9511" calcext:value-type="float">
            <text:p>0.5895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6.318" calcext:value-type="float">
            <text:p>266.3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729" calcext:value-type="float">
            <text:p>0.567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3.915" calcext:value-type="float">
            <text:p>243.9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8788" calcext:value-type="float">
            <text:p>0.5487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5.389" calcext:value-type="float">
            <text:p>235.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3228" calcext:value-type="float">
            <text:p>0.5332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4.877" calcext:value-type="float">
            <text:p>234.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0035" calcext:value-type="float">
            <text:p>0.5200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8.857" calcext:value-type="float">
            <text:p>238.8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8768" calcext:value-type="float">
            <text:p>0.5087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5.176" calcext:value-type="float">
            <text:p>245.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9087" calcext:value-type="float">
            <text:p>0.4990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2.494" calcext:value-type="float">
            <text:p>252.4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724" calcext:value-type="float">
            <text:p>0.4907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9.969" calcext:value-type="float">
            <text:p>259.9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466" calcext:value-type="float">
            <text:p>0.4834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67.067" calcext:value-type="float">
            <text:p>267.0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14" calcext:value-type="float">
            <text:p>0.47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3.442" calcext:value-type="float">
            <text:p>273.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605" calcext:value-type="float">
            <text:p>0.4716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8.874" calcext:value-type="float">
            <text:p>278.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743" calcext:value-type="float">
            <text:p>0.4667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83.222" calcext:value-type="float">
            <text:p>283.2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457" calcext:value-type="float">
            <text:p>0.4624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86.406" calcext:value-type="float">
            <text:p>286.4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665" calcext:value-type="float">
            <text:p>0.4586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88.4" calcext:value-type="float">
            <text:p>288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298" calcext:value-type="float">
            <text:p>0.4552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89.234" calcext:value-type="float">
            <text:p>289.2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297" calcext:value-type="float">
            <text:p>0.4522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89.011" calcext:value-type="float">
            <text:p>289.0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616" calcext:value-type="float">
            <text:p>0.4496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87.912" calcext:value-type="float">
            <text:p>287.9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218" calcext:value-type="float">
            <text:p>0.4472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86.21" calcext:value-type="float">
            <text:p>286.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078" calcext:value-type="float">
            <text:p>0.445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84.248" calcext:value-type="float">
            <text:p>284.2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182" calcext:value-type="float">
            <text:p>0.4431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82.397" calcext:value-type="float">
            <text:p>282.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522" calcext:value-type="float">
            <text:p>0.4415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80.974" calcext:value-type="float">
            <text:p>280.9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089" calcext:value-type="float">
            <text:p>0.4400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80.188" calcext:value-type="float">
            <text:p>280.1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866" calcext:value-type="float">
            <text:p>0.4388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80.107" calcext:value-type="float">
            <text:p>280.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29" calcext:value-type="float">
            <text:p>0.4378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80.687" calcext:value-type="float">
            <text:p>280.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48" calcext:value-type="float">
            <text:p>0.4369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81.815" calcext:value-type="float">
            <text:p>281.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94" calcext:value-type="float">
            <text:p>0.4361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83.352" calcext:value-type="float">
            <text:p>283.3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45" calcext:value-type="float">
            <text:p>0.4355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85.162" calcext:value-type="float">
            <text:p>285.1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79" calcext:value-type="float">
            <text:p>0.4349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87.13" calcext:value-type="float">
            <text:p>287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82" calcext:value-type="float">
            <text:p>0.4344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89.161" calcext:value-type="float">
            <text:p>289.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43" calcext:value-type="float">
            <text:p>0.4340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91.186" calcext:value-type="float">
            <text:p>291.1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52" calcext:value-type="float">
            <text:p>0.4336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93.156" calcext:value-type="float">
            <text:p>293.1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02" calcext:value-type="float">
            <text:p>0.4333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95.039" calcext:value-type="float">
            <text:p>295.0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89" calcext:value-type="float">
            <text:p>0.4329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96.813" calcext:value-type="float">
            <text:p>296.8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08" calcext:value-type="float">
            <text:p>0.4327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98.469" calcext:value-type="float">
            <text:p>298.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55" calcext:value-type="float">
            <text:p>0.4324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28" calcext:value-type="float">
            <text:p>0.4322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301.411" calcext:value-type="float">
            <text:p>301.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24" calcext:value-type="float">
            <text:p>0.43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02.702" calcext:value-type="float">
            <text:p>302.7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4" calcext:value-type="float">
            <text:p>0.431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03.879" calcext:value-type="float">
            <text:p>303.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74" calcext:value-type="float">
            <text:p>0.4316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04.949" calcext:value-type="float">
            <text:p>304.9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25" calcext:value-type="float">
            <text:p>0.4315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5.919" calcext:value-type="float">
            <text:p>305.9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92" calcext:value-type="float">
            <text:p>0.4313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95.699" calcext:value-type="float">
            <text:p>495.6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0274652" calcext:value-type="float">
            <text:p>-0.02746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2261" calcext:value-type="float">
            <text:p>142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2635" calcext:value-type="float">
            <text:p>1.526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092" calcext:value-type="float">
            <text:p>11.10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134" calcext:value-type="float">
            <text:p>1.251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477.4" calcext:value-type="float">
            <text:p>16477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1948" calcext:value-type="float">
            <text:p>1.019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958.19" calcext:value-type="float">
            <text:p>7958.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92563" calcext:value-type="float">
            <text:p>0.8925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272.84" calcext:value-type="float">
            <text:p>4272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027" calcext:value-type="float">
            <text:p>0.80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465.58" calcext:value-type="float">
            <text:p>2465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618" calcext:value-type="float">
            <text:p>0.736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03.75" calcext:value-type="float">
            <text:p>1503.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5261" calcext:value-type="float">
            <text:p>0.6852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62.813" calcext:value-type="float">
            <text:p>962.8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5262" calcext:value-type="float">
            <text:p>0.6452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47.167" calcext:value-type="float">
            <text:p>647.1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3192" calcext:value-type="float">
            <text:p>0.6131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58.725" calcext:value-type="float">
            <text:p>458.7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7052" calcext:value-type="float">
            <text:p>0.58705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345.027" calcext:value-type="float">
            <text:p>345.0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5459" calcext:value-type="float">
            <text:p>0.5654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76.556" calcext:value-type="float">
            <text:p>276.5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742" calcext:value-type="float">
            <text:p>0.547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6.015" calcext:value-type="float">
            <text:p>236.0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221" calcext:value-type="float">
            <text:p>0.532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2.933" calcext:value-type="float">
            <text:p>212.9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9283" calcext:value-type="float">
            <text:p>0.5192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0.802" calcext:value-type="float">
            <text:p>200.8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8222" calcext:value-type="float">
            <text:p>0.5082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5.491" calcext:value-type="float">
            <text:p>195.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87" calcext:value-type="float">
            <text:p>0.49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4.334" calcext:value-type="float">
            <text:p>194.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462" calcext:value-type="float">
            <text:p>0.4904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5.594" calcext:value-type="float">
            <text:p>195.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3" calcext:value-type="float">
            <text:p>0.48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98.131" calcext:value-type="float">
            <text:p>198.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049" calcext:value-type="float">
            <text:p>0.4770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01.201" calcext:value-type="float">
            <text:p>201.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571" calcext:value-type="float">
            <text:p>0.4715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04.331" calcext:value-type="float">
            <text:p>204.3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752" calcext:value-type="float">
            <text:p>0.4667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07.233" calcext:value-type="float">
            <text:p>207.2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498" calcext:value-type="float">
            <text:p>0.4624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09.762" calcext:value-type="float">
            <text:p>209.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73" calcext:value-type="float">
            <text:p>0.458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11.878" calcext:value-type="float">
            <text:p>211.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383" calcext:value-type="float">
            <text:p>0.4553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13.631" calcext:value-type="float">
            <text:p>213.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402" calcext:value-type="float">
            <text:p>0.4524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15.146" calcext:value-type="float">
            <text:p>215.1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744" calcext:value-type="float">
            <text:p>0.4497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16.606" calcext:value-type="float">
            <text:p>216.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375" calcext:value-type="float">
            <text:p>0.4473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18.231" calcext:value-type="float">
            <text:p>218.2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273" calcext:value-type="float">
            <text:p>0.4452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20.24" calcext:value-type="float">
            <text:p>220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419" calcext:value-type="float">
            <text:p>0.4434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22.81" calcext:value-type="float">
            <text:p>222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798" calcext:value-type="float">
            <text:p>0.4417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26.038" calcext:value-type="float">
            <text:p>226.0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395" calcext:value-type="float">
            <text:p>0.4403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29.923" calcext:value-type="float">
            <text:p>229.9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188" calcext:value-type="float">
            <text:p>0.4391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34.379" calcext:value-type="float">
            <text:p>234.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153" calcext:value-type="float">
            <text:p>0.4381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39.264" calcext:value-type="float">
            <text:p>239.2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263" calcext:value-type="float">
            <text:p>0.4372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44.411" calcext:value-type="float">
            <text:p>244.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495" calcext:value-type="float">
            <text:p>0.4364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49.66" calcext:value-type="float">
            <text:p>249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827" calcext:value-type="float">
            <text:p>0.4358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54.873" calcext:value-type="float">
            <text:p>254.8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42" calcext:value-type="float">
            <text:p>0.4352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259.941" calcext:value-type="float">
            <text:p>259.9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25" calcext:value-type="float">
            <text:p>0.4347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264.786" calcext:value-type="float">
            <text:p>264.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66" calcext:value-type="float">
            <text:p>0.4342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69.355" calcext:value-type="float">
            <text:p>269.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57" calcext:value-type="float">
            <text:p>0.4338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73.618" calcext:value-type="float">
            <text:p>273.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9" calcext:value-type="float">
            <text:p>0.433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77.563" calcext:value-type="float">
            <text:p>277.5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61" calcext:value-type="float">
            <text:p>0.4331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281.188" calcext:value-type="float">
            <text:p>281.1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64" calcext:value-type="float">
            <text:p>0.4328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284.503" calcext:value-type="float">
            <text:p>284.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98" calcext:value-type="float">
            <text:p>0.4325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87.52" calcext:value-type="float">
            <text:p>287.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58" calcext:value-type="float">
            <text:p>0.4323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90.258" calcext:value-type="float">
            <text:p>290.2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41" calcext:value-type="float">
            <text:p>0.4321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92.736" calcext:value-type="float">
            <text:p>292.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46" calcext:value-type="float">
            <text:p>0.4319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94.974" calcext:value-type="float">
            <text:p>294.9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71" calcext:value-type="float">
            <text:p>0.4317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96.991" calcext:value-type="float">
            <text:p>296.9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13" calcext:value-type="float">
            <text:p>0.4316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98.808" calcext:value-type="float">
            <text:p>298.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71" calcext:value-type="float">
            <text:p>0.4314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08180" calcext:value-type="float">
            <text:p>1808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15834" calcext:value-type="float">
            <text:p>2.15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4975" calcext:value-type="float">
            <text:p>1449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5151" calcext:value-type="float">
            <text:p>1.551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7603.5" calcext:value-type="float">
            <text:p>47603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2831" calcext:value-type="float">
            <text:p>1.228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2143.7" calcext:value-type="float">
            <text:p>22143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0896" calcext:value-type="float">
            <text:p>1.008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871.2" calcext:value-type="float">
            <text:p>11871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7074" calcext:value-type="float">
            <text:p>0.870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870.79" calcext:value-type="float">
            <text:p>6870.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0764" calcext:value-type="float">
            <text:p>0.7807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204.11" calcext:value-type="float">
            <text:p>4204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7796" calcext:value-type="float">
            <text:p>0.7177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692.81" calcext:value-type="float">
            <text:p>2692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05" calcext:value-type="float">
            <text:p>0.67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93.08" calcext:value-type="float">
            <text:p>1793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3486" calcext:value-type="float">
            <text:p>0.6334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35.88" calcext:value-type="float">
            <text:p>1235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772" calcext:value-type="float">
            <text:p>0.6037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79.94" calcext:value-type="float">
            <text:p>879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9485" calcext:value-type="float">
            <text:p>0.5794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46.991" calcext:value-type="float">
            <text:p>646.9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9357" calcext:value-type="float">
            <text:p>0.559357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491.675" calcext:value-type="float">
            <text:p>491.6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249" calcext:value-type="float">
            <text:p>0.542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86.664" calcext:value-type="float">
            <text:p>386.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8226" calcext:value-type="float">
            <text:p>0.5282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14.951" calcext:value-type="float">
            <text:p>314.9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607" calcext:value-type="float">
            <text:p>0.51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65.661" calcext:value-type="float">
            <text:p>265.6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5642" calcext:value-type="float">
            <text:p>0.5056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1.676" calcext:value-type="float">
            <text:p>231.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6645" calcext:value-type="float">
            <text:p>0.4966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8.248" calcext:value-type="float">
            <text:p>208.2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8843" calcext:value-type="float">
            <text:p>0.4888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2.166" calcext:value-type="float">
            <text:p>192.1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2046" calcext:value-type="float">
            <text:p>0.4820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1.23" calcext:value-type="float">
            <text:p>181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61" calcext:value-type="float">
            <text:p>0.47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3.929" calcext:value-type="float">
            <text:p>173.9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88" calcext:value-type="float">
            <text:p>0.47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9.222" calcext:value-type="float">
            <text:p>169.2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279" calcext:value-type="float">
            <text:p>0.4662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66.404" calcext:value-type="float">
            <text:p>166.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211" calcext:value-type="float">
            <text:p>0.4622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65.005" calcext:value-type="float">
            <text:p>165.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602" calcext:value-type="float">
            <text:p>0.4586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4.732" calcext:value-type="float">
            <text:p>164.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393" calcext:value-type="float">
            <text:p>0.4553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65.42" calcext:value-type="float">
            <text:p>165.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533" calcext:value-type="float">
            <text:p>0.4525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66.991" calcext:value-type="float">
            <text:p>166.9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981" calcext:value-type="float">
            <text:p>0.4499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69.429" calcext:value-type="float">
            <text:p>169.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705" calcext:value-type="float">
            <text:p>0.4477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2.739" calcext:value-type="float">
            <text:p>172.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679" calcext:value-type="float">
            <text:p>0.4456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76.927" calcext:value-type="float">
            <text:p>176.9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883" calcext:value-type="float">
            <text:p>0.4438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81.967" calcext:value-type="float">
            <text:p>181.9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298" calcext:value-type="float">
            <text:p>0.4422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87.788" calcext:value-type="float">
            <text:p>187.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07" calcext:value-type="float">
            <text:p>0.4409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94.271" calcext:value-type="float">
            <text:p>194.2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69" calcext:value-type="float">
            <text:p>0.439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01.263" calcext:value-type="float">
            <text:p>201.2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29" calcext:value-type="float">
            <text:p>0.4386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08.587" calcext:value-type="float">
            <text:p>208.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703" calcext:value-type="float">
            <text:p>0.4377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16.067" calcext:value-type="float">
            <text:p>216.0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93" calcext:value-type="float">
            <text:p>0.4368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23.54" calcext:value-type="float">
            <text:p>223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83" calcext:value-type="float">
            <text:p>0.4361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30.868" calcext:value-type="float">
            <text:p>230.8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57" calcext:value-type="float">
            <text:p>0.4355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37.94" calcext:value-type="float">
            <text:p>237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04" calcext:value-type="float">
            <text:p>0.4350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44.676" calcext:value-type="float">
            <text:p>244.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13" calcext:value-type="float">
            <text:p>0.4345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51.021" calcext:value-type="float">
            <text:p>251.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74" calcext:value-type="float">
            <text:p>0.4340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56.944" calcext:value-type="float">
            <text:p>256.9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82" calcext:value-type="float">
            <text:p>0.4336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62.432" calcext:value-type="float">
            <text:p>262.4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31" calcext:value-type="float">
            <text:p>0.4333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67.485" calcext:value-type="float">
            <text:p>267.4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16" calcext:value-type="float">
            <text:p>0.4330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72.113" calcext:value-type="float">
            <text:p>272.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32" calcext:value-type="float">
            <text:p>0.4327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276.336" calcext:value-type="float">
            <text:p>276.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78" calcext:value-type="float">
            <text:p>0.4324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80.175" calcext:value-type="float">
            <text:p>280.1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48" calcext:value-type="float">
            <text:p>0.4322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83.655" calcext:value-type="float">
            <text:p>283.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42" calcext:value-type="float">
            <text:p>0.4320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86.804" calcext:value-type="float">
            <text:p>286.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56" calcext:value-type="float">
            <text:p>0.4318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289.646" calcext:value-type="float">
            <text:p>289.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89" calcext:value-type="float">
            <text:p>0.4316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92.209" calcext:value-type="float">
            <text:p>292.2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39" calcext:value-type="float">
            <text:p>0.4315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34400" calcext:value-type="float">
            <text:p>1734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7674" calcext:value-type="float">
            <text:p>1.776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2366" calcext:value-type="float">
            <text:p>142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37261" calcext:value-type="float">
            <text:p>1.372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5600.4" calcext:value-type="float">
            <text:p>45600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2572" calcext:value-type="float">
            <text:p>1.125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1209.5" calcext:value-type="float">
            <text:p>21209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66842" calcext:value-type="float">
            <text:p>0.9668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025.8" calcext:value-type="float">
            <text:p>12025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45808" calcext:value-type="float">
            <text:p>0.8458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508.16" calcext:value-type="float">
            <text:p>7508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61848" calcext:value-type="float">
            <text:p>0.7618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984.14" calcext:value-type="float">
            <text:p>4984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0976" calcext:value-type="float">
            <text:p>0.7009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454.23" calcext:value-type="float">
            <text:p>3454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55245" calcext:value-type="float">
            <text:p>0.6552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474.9" calcext:value-type="float">
            <text:p>2474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985" calcext:value-type="float">
            <text:p>0.619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823.3" calcext:value-type="float">
            <text:p>1823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1766" calcext:value-type="float">
            <text:p>0.5917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76.95" calcext:value-type="float">
            <text:p>1376.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9022" calcext:value-type="float">
            <text:p>0.5690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64.04" calcext:value-type="float">
            <text:p>1064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0299" calcext:value-type="float">
            <text:p>0.5502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40.417" calcext:value-type="float">
            <text:p>840.4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4681" calcext:value-type="float">
            <text:p>0.53468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677.957" calcext:value-type="float">
            <text:p>677.9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1513" calcext:value-type="float">
            <text:p>0.5215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58.235" calcext:value-type="float">
            <text:p>558.2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0312" calcext:value-type="float">
            <text:p>0.5103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68.889" calcext:value-type="float">
            <text:p>468.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0717" calcext:value-type="float">
            <text:p>0.5007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1.46" calcext:value-type="float">
            <text:p>401.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2446" calcext:value-type="float">
            <text:p>0.4924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50.064" calcext:value-type="float">
            <text:p>350.0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5279" calcext:value-type="float">
            <text:p>0.4852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10.548" calcext:value-type="float">
            <text:p>310.5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904" calcext:value-type="float">
            <text:p>0.47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79.944" calcext:value-type="float">
            <text:p>279.9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3587" calcext:value-type="float">
            <text:p>0.4735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56.114" calcext:value-type="float">
            <text:p>256.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8803" calcext:value-type="float">
            <text:p>0.4688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7.508" calcext:value-type="float">
            <text:p>237.5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592" calcext:value-type="float">
            <text:p>0.4645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873" calcext:value-type="float">
            <text:p>0.4608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1.771" calcext:value-type="float">
            <text:p>211.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578" calcext:value-type="float">
            <text:p>0.4575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03.23" calcext:value-type="float">
            <text:p>203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65" calcext:value-type="float">
            <text:p>0.454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6.955" calcext:value-type="float">
            <text:p>196.9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042" calcext:value-type="float">
            <text:p>0.4520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92.644" calcext:value-type="float">
            <text:p>192.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712" calcext:value-type="float">
            <text:p>0.4497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90.08" calcext:value-type="float">
            <text:p>190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627" calcext:value-type="float">
            <text:p>0.4476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89.099" calcext:value-type="float">
            <text:p>189.0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759" calcext:value-type="float">
            <text:p>0.4457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89.566" calcext:value-type="float">
            <text:p>189.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087" calcext:value-type="float">
            <text:p>0.4440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91.347" calcext:value-type="float">
            <text:p>191.3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59" calcext:value-type="float">
            <text:p>0.442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94.302" calcext:value-type="float">
            <text:p>194.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253" calcext:value-type="float">
            <text:p>0.4412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98.274" calcext:value-type="float">
            <text:p>198.2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062" calcext:value-type="float">
            <text:p>0.4400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03.089" calcext:value-type="float">
            <text:p>203.0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002" calcext:value-type="float">
            <text:p>0.4390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08.566" calcext:value-type="float">
            <text:p>208.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06" calcext:value-type="float">
            <text:p>0.438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14.519" calcext:value-type="float">
            <text:p>214.5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225" calcext:value-type="float">
            <text:p>0.4372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220.772" calcext:value-type="float">
            <text:p>220.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484" calcext:value-type="float">
            <text:p>0.4364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227.168" calcext:value-type="float">
            <text:p>227.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825" calcext:value-type="float">
            <text:p>0.4358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33.567" calcext:value-type="float">
            <text:p>233.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4" calcext:value-type="float">
            <text:p>0.435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39.855" calcext:value-type="float">
            <text:p>239.8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19" calcext:value-type="float">
            <text:p>0.4347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45.944" calcext:value-type="float">
            <text:p>245.9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54" calcext:value-type="float">
            <text:p>0.4342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51.766" calcext:value-type="float">
            <text:p>251.7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38" calcext:value-type="float">
            <text:p>0.4338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7.276" calcext:value-type="float">
            <text:p>257.2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67" calcext:value-type="float">
            <text:p>0.4334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262.445" calcext:value-type="float">
            <text:p>262.4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34" calcext:value-type="float">
            <text:p>0.4331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267.259" calcext:value-type="float">
            <text:p>267.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35" calcext:value-type="float">
            <text:p>0.4328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71.715" calcext:value-type="float">
            <text:p>271.7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67" calcext:value-type="float">
            <text:p>0.4325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75.817" calcext:value-type="float">
            <text:p>275.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27" calcext:value-type="float">
            <text:p>0.4323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79.579" calcext:value-type="float">
            <text:p>279.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11" calcext:value-type="float">
            <text:p>0.4321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83.014" calcext:value-type="float">
            <text:p>283.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17" calcext:value-type="float">
            <text:p>0.4319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86.143" calcext:value-type="float">
            <text:p>286.1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43" calcext:value-type="float">
            <text:p>0.4317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88.984" calcext:value-type="float">
            <text:p>288.9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86" calcext:value-type="float">
            <text:p>0.4315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89930" calcext:value-type="float">
            <text:p>14899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42197" calcext:value-type="float">
            <text:p>1.421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8147" calcext:value-type="float">
            <text:p>1381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7662" calcext:value-type="float">
            <text:p>1.176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444.9" calcext:value-type="float">
            <text:p>46444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1039" calcext:value-type="float">
            <text:p>1.010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1636" calcext:value-type="float">
            <text:p>216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91998" calcext:value-type="float">
            <text:p>0.8919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420.2" calcext:value-type="float">
            <text:p>1242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99077" calcext:value-type="float">
            <text:p>0.7990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944.06" calcext:value-type="float">
            <text:p>7944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794" calcext:value-type="float">
            <text:p>0.727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438.77" calcext:value-type="float">
            <text:p>5438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907.5" calcext:value-type="float">
            <text:p>3907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466" calcext:value-type="float">
            <text:p>0.634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911.84" calcext:value-type="float">
            <text:p>2911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296" calcext:value-type="float">
            <text:p>0.602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234.6" calcext:value-type="float">
            <text:p>2234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7588" calcext:value-type="float">
            <text:p>0.5775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57.97" calcext:value-type="float">
            <text:p>1757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6932" calcext:value-type="float">
            <text:p>0.5569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13.42" calcext:value-type="float">
            <text:p>1413.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9874" calcext:value-type="float">
            <text:p>0.5398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58.87" calcext:value-type="float">
            <text:p>1158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5622" calcext:value-type="float">
            <text:p>0.5256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67.325" calcext:value-type="float">
            <text:p>967.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3596" calcext:value-type="float">
            <text:p>0.513596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820.903" calcext:value-type="float">
            <text:p>820.9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3365" calcext:value-type="float">
            <text:p>0.5033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07.404" calcext:value-type="float">
            <text:p>707.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4603" calcext:value-type="float">
            <text:p>0.4946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18.317" calcext:value-type="float">
            <text:p>618.3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053" calcext:value-type="float">
            <text:p>0.4870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47.592" calcext:value-type="float">
            <text:p>547.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517" calcext:value-type="float">
            <text:p>0.4805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90.853" calcext:value-type="float">
            <text:p>490.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834" calcext:value-type="float">
            <text:p>0.4748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44.896" calcext:value-type="float">
            <text:p>444.8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875" calcext:value-type="float">
            <text:p>0.4698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07.343" calcext:value-type="float">
            <text:p>407.3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534" calcext:value-type="float">
            <text:p>0.4655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76.419" calcext:value-type="float">
            <text:p>376.4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721" calcext:value-type="float">
            <text:p>0.4617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50.783" calcext:value-type="float">
            <text:p>350.7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365" calcext:value-type="float">
            <text:p>0.4583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9.423" calcext:value-type="float">
            <text:p>329.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403" calcext:value-type="float">
            <text:p>0.4554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11.572" calcext:value-type="float">
            <text:p>311.5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782" calcext:value-type="float">
            <text:p>0.4527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6.651" calcext:value-type="float">
            <text:p>296.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458" calcext:value-type="float">
            <text:p>0.4504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84.225" calcext:value-type="float">
            <text:p>284.2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391" calcext:value-type="float">
            <text:p>0.4483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73.967" calcext:value-type="float">
            <text:p>273.9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548" calcext:value-type="float">
            <text:p>0.4465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65.633" calcext:value-type="float">
            <text:p>265.6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901" calcext:value-type="float">
            <text:p>0.4449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59.036" calcext:value-type="float">
            <text:p>259.0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424" calcext:value-type="float">
            <text:p>0.4434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54.028" calcext:value-type="float">
            <text:p>254.0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098" calcext:value-type="float">
            <text:p>0.442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50.479" calcext:value-type="float">
            <text:p>250.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04" calcext:value-type="float">
            <text:p>0.4409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48.267" calcext:value-type="float">
            <text:p>248.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828" calcext:value-type="float">
            <text:p>0.4398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47.261" calcext:value-type="float">
            <text:p>247.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857" calcext:value-type="float">
            <text:p>0.438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47.326" calcext:value-type="float">
            <text:p>247.3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82" calcext:value-type="float">
            <text:p>0.4379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48.312" calcext:value-type="float">
            <text:p>248.3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193" calcext:value-type="float">
            <text:p>0.4371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50.068" calcext:value-type="float">
            <text:p>250.0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483" calcext:value-type="float">
            <text:p>0.4364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52.44" calcext:value-type="float">
            <text:p>252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844" calcext:value-type="float">
            <text:p>0.435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55.281" calcext:value-type="float">
            <text:p>255.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69" calcext:value-type="float">
            <text:p>0.4352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58.454" calcext:value-type="float">
            <text:p>258.4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53" calcext:value-type="float">
            <text:p>0.4347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61.839" calcext:value-type="float">
            <text:p>261.8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89" calcext:value-type="float">
            <text:p>0.4342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65.332" calcext:value-type="float">
            <text:p>265.3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72" calcext:value-type="float">
            <text:p>0.4338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68.845" calcext:value-type="float">
            <text:p>268.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98" calcext:value-type="float">
            <text:p>0.4334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72.312" calcext:value-type="float">
            <text:p>272.3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62" calcext:value-type="float">
            <text:p>0.4331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75.68" calcext:value-type="float">
            <text:p>275.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6" calcext:value-type="float">
            <text:p>0.432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78.908" calcext:value-type="float">
            <text:p>278.9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89" calcext:value-type="float">
            <text:p>0.4325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281.972" calcext:value-type="float">
            <text:p>281.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46" calcext:value-type="float">
            <text:p>0.4323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84.854" calcext:value-type="float">
            <text:p>284.8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27" calcext:value-type="float">
            <text:p>0.4321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87.545" calcext:value-type="float">
            <text:p>287.5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31" calcext:value-type="float">
            <text:p>0.4319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90.043" calcext:value-type="float">
            <text:p>290.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55" calcext:value-type="float">
            <text:p>0.4317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92.349" calcext:value-type="float">
            <text:p>292.3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96" calcext:value-type="float">
            <text:p>0.4315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36090" calcext:value-type="float">
            <text:p>10360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521" calcext:value-type="float">
            <text:p>1.15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4201" calcext:value-type="float">
            <text:p>124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0443" calcext:value-type="float">
            <text:p>1.004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978.2" calcext:value-type="float">
            <text:p>47978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99976" calcext:value-type="float">
            <text:p>0.8999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3993.6" calcext:value-type="float">
            <text:p>23993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126.9" calcext:value-type="float">
            <text:p>14126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45119" calcext:value-type="float">
            <text:p>0.7451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162.1" calcext:value-type="float">
            <text:p>9162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8564" calcext:value-type="float">
            <text:p>0.6885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355.23" calcext:value-type="float">
            <text:p>6355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5052" calcext:value-type="float">
            <text:p>0.6450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632.32" calcext:value-type="float">
            <text:p>4632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0937" calcext:value-type="float">
            <text:p>0.6109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08.13" calcext:value-type="float">
            <text:p>3508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3712" calcext:value-type="float">
            <text:p>0.5837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739.7" calcext:value-type="float">
            <text:p>2739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1641" calcext:value-type="float">
            <text:p>0.5616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195.13" calcext:value-type="float">
            <text:p>2195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3501" calcext:value-type="float">
            <text:p>0.5435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97.93" calcext:value-type="float">
            <text:p>1797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8415" calcext:value-type="float">
            <text:p>0.5284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01.31" calcext:value-type="float">
            <text:p>1501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742" calcext:value-type="float">
            <text:p>0.5157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75.4" calcext:value-type="float">
            <text:p>1275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5005" calcext:value-type="float">
            <text:p>0.5050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00.4" calcext:value-type="float">
            <text:p>1100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843" calcext:value-type="float">
            <text:p>0.495843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962.83" calcext:value-type="float">
            <text:p>962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975" calcext:value-type="float">
            <text:p>0.4879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53.242" calcext:value-type="float">
            <text:p>853.2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185" calcext:value-type="float">
            <text:p>0.4811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64.892" calcext:value-type="float">
            <text:p>764.8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298" calcext:value-type="float">
            <text:p>0.4752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92.87" calcext:value-type="float">
            <text:p>692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175" calcext:value-type="float">
            <text:p>0.4701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33.546" calcext:value-type="float">
            <text:p>633.5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703" calcext:value-type="float">
            <text:p>0.4657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84.199" calcext:value-type="float">
            <text:p>584.1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787" calcext:value-type="float">
            <text:p>0.4617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42.764" calcext:value-type="float">
            <text:p>542.7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351" calcext:value-type="float">
            <text:p>0.4583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07.658" calcext:value-type="float">
            <text:p>507.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329" calcext:value-type="float">
            <text:p>0.4553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77.658" calcext:value-type="float">
            <text:p>477.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668" calcext:value-type="float">
            <text:p>0.4526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51.815" calcext:value-type="float">
            <text:p>451.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319" calcext:value-type="float">
            <text:p>0.4503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29.389" calcext:value-type="float">
            <text:p>429.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243" calcext:value-type="float">
            <text:p>0.4482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09.804" calcext:value-type="float">
            <text:p>409.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406" calcext:value-type="float">
            <text:p>0.4464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92.614" calcext:value-type="float">
            <text:p>392.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778" calcext:value-type="float">
            <text:p>0.4447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77.477" calcext:value-type="float">
            <text:p>377.4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331" calcext:value-type="float">
            <text:p>0.4433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64.134" calcext:value-type="float">
            <text:p>364.1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044" calcext:value-type="float">
            <text:p>0.4420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52.393" calcext:value-type="float">
            <text:p>352.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96" calcext:value-type="float">
            <text:p>0.4408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42.11" calcext:value-type="float">
            <text:p>342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867" calcext:value-type="float">
            <text:p>0.4398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3.179" calcext:value-type="float">
            <text:p>333.1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44" calcext:value-type="float">
            <text:p>0.4389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25.515" calcext:value-type="float">
            <text:p>325.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112" calcext:value-type="float">
            <text:p>0.4381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19.04" calcext:value-type="float">
            <text:p>319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36" calcext:value-type="float">
            <text:p>0.437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13.68" calcext:value-type="float">
            <text:p>313.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679" calcext:value-type="float">
            <text:p>0.4366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09.351" calcext:value-type="float">
            <text:p>309.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6" calcext:value-type="float">
            <text:p>0.436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05.963" calcext:value-type="float">
            <text:p>305.9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97" calcext:value-type="float">
            <text:p>0.4354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03.413" calcext:value-type="float">
            <text:p>303.4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85" calcext:value-type="float">
            <text:p>0.4349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01.597" calcext:value-type="float">
            <text:p>301.5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19" calcext:value-type="float">
            <text:p>0.4345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0.405" calcext:value-type="float">
            <text:p>300.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96" calcext:value-type="float">
            <text:p>0.4340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99.733" calcext:value-type="float">
            <text:p>299.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12" calcext:value-type="float">
            <text:p>0.4337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99.484" calcext:value-type="float">
            <text:p>299.4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64" calcext:value-type="float">
            <text:p>0.4333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99.568" calcext:value-type="float">
            <text:p>299.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49" calcext:value-type="float">
            <text:p>0.4330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99.906" calcext:value-type="float">
            <text:p>299.9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64" calcext:value-type="float">
            <text:p>0.4327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00.433" calcext:value-type="float">
            <text:p>300.4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07" calcext:value-type="float">
            <text:p>0.4325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01.092" calcext:value-type="float">
            <text:p>301.0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75" calcext:value-type="float">
            <text:p>0.4322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01.837" calcext:value-type="float">
            <text:p>301.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65" calcext:value-type="float">
            <text:p>0.4320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02.633" calcext:value-type="float">
            <text:p>302.6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77" calcext:value-type="float">
            <text:p>0.431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03.45" calcext:value-type="float">
            <text:p>303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07" calcext:value-type="float">
            <text:p>0.4317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04.266" calcext:value-type="float">
            <text:p>304.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54" calcext:value-type="float">
            <text:p>0.4315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47722" calcext:value-type="float">
            <text:p>647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73757" calcext:value-type="float">
            <text:p>0.9737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6329" calcext:value-type="float">
            <text:p>1063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75014" calcext:value-type="float">
            <text:p>0.8750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8600.8" calcext:value-type="float">
            <text:p>4860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00439" calcext:value-type="float">
            <text:p>0.8004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6869.8" calcext:value-type="float">
            <text:p>26869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5933" calcext:value-type="float">
            <text:p>0.7359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548.1" calcext:value-type="float">
            <text:p>16548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4565" calcext:value-type="float">
            <text:p>0.6845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983.3" calcext:value-type="float">
            <text:p>10983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3572" calcext:value-type="float">
            <text:p>0.6435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711.33" calcext:value-type="float">
            <text:p>7711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0607" calcext:value-type="float">
            <text:p>0.6106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658.42" calcext:value-type="float">
            <text:p>5658.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3841" calcext:value-type="float">
            <text:p>0.5838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303.22" calcext:value-type="float">
            <text:p>4303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189" calcext:value-type="float">
            <text:p>0.561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371.41" calcext:value-type="float">
            <text:p>3371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3712" calcext:value-type="float">
            <text:p>0.5437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709.12" calcext:value-type="float">
            <text:p>2709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8523" calcext:value-type="float">
            <text:p>0.5285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225.31" calcext:value-type="float">
            <text:p>2225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725" calcext:value-type="float">
            <text:p>0.5157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63.67" calcext:value-type="float">
            <text:p>1863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865" calcext:value-type="float">
            <text:p>0.5048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88.04" calcext:value-type="float">
            <text:p>1588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588" calcext:value-type="float">
            <text:p>0.4955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74.4" calcext:value-type="float">
            <text:p>1374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619" calcext:value-type="float">
            <text:p>0.4876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06.36" calcext:value-type="float">
            <text:p>1206.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74" calcext:value-type="float">
            <text:p>0.48074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072.47" calcext:value-type="float">
            <text:p>1072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777" calcext:value-type="float">
            <text:p>0.4747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64.542" calcext:value-type="float">
            <text:p>964.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588" calcext:value-type="float">
            <text:p>0.4695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76.606" calcext:value-type="float">
            <text:p>876.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06" calcext:value-type="float">
            <text:p>0.465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804.254" calcext:value-type="float">
            <text:p>804.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098" calcext:value-type="float">
            <text:p>0.461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44.171" calcext:value-type="float">
            <text:p>744.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624" calcext:value-type="float">
            <text:p>0.4576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693.827" calcext:value-type="float">
            <text:p>693.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571" calcext:value-type="float">
            <text:p>0.4545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51.272" calcext:value-type="float">
            <text:p>651.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885" calcext:value-type="float">
            <text:p>0.4518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614.98" calcext:value-type="float">
            <text:p>614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519" calcext:value-type="float">
            <text:p>0.4495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83.743" calcext:value-type="float">
            <text:p>583.7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433" calcext:value-type="float">
            <text:p>0.4474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56.6" calcext:value-type="float">
            <text:p>556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594" calcext:value-type="float">
            <text:p>0.4455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32.773" calcext:value-type="float">
            <text:p>532.7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972" calcext:value-type="float">
            <text:p>0.443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11.634" calcext:value-type="float">
            <text:p>511.6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54" calcext:value-type="float">
            <text:p>0.442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92.673" calcext:value-type="float">
            <text:p>492.6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278" calcext:value-type="float">
            <text:p>0.4412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75.482" calcext:value-type="float">
            <text:p>475.4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165" calcext:value-type="float">
            <text:p>0.4401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459.741" calcext:value-type="float">
            <text:p>459.7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183" calcext:value-type="float">
            <text:p>0.4391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45.206" calcext:value-type="float">
            <text:p>445.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316" calcext:value-type="float">
            <text:p>0.4383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31.707" calcext:value-type="float">
            <text:p>431.7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549" calcext:value-type="float">
            <text:p>0.4375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19.136" calcext:value-type="float">
            <text:p>419.1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69" calcext:value-type="float">
            <text:p>0.4368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07.438" calcext:value-type="float">
            <text:p>407.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62" calcext:value-type="float">
            <text:p>0.4362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96.594" calcext:value-type="float">
            <text:p>396.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718" calcext:value-type="float">
            <text:p>0.4357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86.613" calcext:value-type="float">
            <text:p>386.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27" calcext:value-type="float">
            <text:p>0.4352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77.505" calcext:value-type="float">
            <text:p>377.5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8" calcext:value-type="float">
            <text:p>0.434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69.277" calcext:value-type="float">
            <text:p>369.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72" calcext:value-type="float">
            <text:p>0.4343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61.921" calcext:value-type="float">
            <text:p>361.9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97" calcext:value-type="float">
            <text:p>0.4339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55.408" calcext:value-type="float">
            <text:p>355.4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53" calcext:value-type="float">
            <text:p>0.4336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349.694" calcext:value-type="float">
            <text:p>349.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36" calcext:value-type="float">
            <text:p>0.4333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44.72" calcext:value-type="float">
            <text:p>344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44" calcext:value-type="float">
            <text:p>0.4330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340.42" calcext:value-type="float">
            <text:p>340.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77" calcext:value-type="float">
            <text:p>0.4327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36.721" calcext:value-type="float">
            <text:p>336.7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31" calcext:value-type="float">
            <text:p>0.4325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333.554" calcext:value-type="float">
            <text:p>333.5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07" calcext:value-type="float">
            <text:p>0.4323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330.849" calcext:value-type="float">
            <text:p>330.8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03" calcext:value-type="float">
            <text:p>0.4321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328.544" calcext:value-type="float">
            <text:p>328.5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17" calcext:value-type="float">
            <text:p>0.4319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326.583" calcext:value-type="float">
            <text:p>326.5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48" calcext:value-type="float">
            <text:p>0.4317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324.914" calcext:value-type="float">
            <text:p>324.9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95" calcext:value-type="float">
            <text:p>0.4315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23.493" calcext:value-type="float">
            <text:p>323.4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57" calcext:value-type="float">
            <text:p>0.4314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66322" calcext:value-type="float">
            <text:p>366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3273" calcext:value-type="float">
            <text:p>0.8532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9194.1" calcext:value-type="float">
            <text:p>79194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053" calcext:value-type="float">
            <text:p>0.770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820.1" calcext:value-type="float">
            <text:p>3982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4048" calcext:value-type="float">
            <text:p>0.7140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3406.3" calcext:value-type="float">
            <text:p>23406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8895" calcext:value-type="float">
            <text:p>0.6688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021.8" calcext:value-type="float">
            <text:p>15021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2418" calcext:value-type="float">
            <text:p>0.6324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243.5" calcext:value-type="float">
            <text:p>10243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2638" calcext:value-type="float">
            <text:p>0.6026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313.83" calcext:value-type="float">
            <text:p>7313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081" calcext:value-type="float">
            <text:p>0.5780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418" calcext:value-type="float">
            <text:p>54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7648" calcext:value-type="float">
            <text:p>0.557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138.49" calcext:value-type="float">
            <text:p>4138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0508" calcext:value-type="float">
            <text:p>0.5405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245.17" calcext:value-type="float">
            <text:p>3245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6028" calcext:value-type="float">
            <text:p>0.5260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603.8" calcext:value-type="float">
            <text:p>2603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3717" calcext:value-type="float">
            <text:p>0.5137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32.44" calcext:value-type="float">
            <text:p>2132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3188" calcext:value-type="float">
            <text:p>0.5031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79.07" calcext:value-type="float">
            <text:p>1779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4138" calcext:value-type="float">
            <text:p>0.4941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09.62" calcext:value-type="float">
            <text:p>1509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6323" calcext:value-type="float">
            <text:p>0.4863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01.12" calcext:value-type="float">
            <text:p>1301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9547" calcext:value-type="float">
            <text:p>0.4795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37.72" calcext:value-type="float">
            <text:p>1137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3652" calcext:value-type="float">
            <text:p>0.4736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08.22" calcext:value-type="float">
            <text:p>1008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8506" calcext:value-type="float">
            <text:p>0.46850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904.595" calcext:value-type="float">
            <text:p>904.5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002" calcext:value-type="float">
            <text:p>0.4640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20.983" calcext:value-type="float">
            <text:p>820.9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051" calcext:value-type="float">
            <text:p>0.4600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53.038" calcext:value-type="float">
            <text:p>753.0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577" calcext:value-type="float">
            <text:p>0.4565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97.5" calcext:value-type="float">
            <text:p>697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518" calcext:value-type="float">
            <text:p>0.4535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51.894" calcext:value-type="float">
            <text:p>651.8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821" calcext:value-type="float">
            <text:p>0.4508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14.322" calcext:value-type="float">
            <text:p>614.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439" calcext:value-type="float">
            <text:p>0.4484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83.312" calcext:value-type="float">
            <text:p>583.3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334" calcext:value-type="float">
            <text:p>0.4463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557.712" calcext:value-type="float">
            <text:p>557.7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472" calcext:value-type="float">
            <text:p>0.4444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36.606" calcext:value-type="float">
            <text:p>536.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827" calcext:value-type="float">
            <text:p>0.4428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19.258" calcext:value-type="float">
            <text:p>519.2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371" calcext:value-type="float">
            <text:p>0.4413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05.057" calcext:value-type="float">
            <text:p>505.0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086" calcext:value-type="float">
            <text:p>0.4400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93.483" calcext:value-type="float">
            <text:p>493.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52" calcext:value-type="float">
            <text:p>0.4389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84.069" calcext:value-type="float">
            <text:p>484.0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53" calcext:value-type="float">
            <text:p>0.4379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76.372" calcext:value-type="float">
            <text:p>476.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77" calcext:value-type="float">
            <text:p>0.4370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69.949" calcext:value-type="float">
            <text:p>469.9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12" calcext:value-type="float">
            <text:p>0.4363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64.344" calcext:value-type="float">
            <text:p>464.3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48" calcext:value-type="float">
            <text:p>0.435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59.085" calcext:value-type="float">
            <text:p>459.0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77" calcext:value-type="float">
            <text:p>0.4350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53.706" calcext:value-type="float">
            <text:p>453.7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92" calcext:value-type="float">
            <text:p>0.4345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47.791" calcext:value-type="float">
            <text:p>447.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86" calcext:value-type="float">
            <text:p>0.4341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41.054" calcext:value-type="float">
            <text:p>441.0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49" calcext:value-type="float">
            <text:p>0.4338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33.402" calcext:value-type="float">
            <text:p>433.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67" calcext:value-type="float">
            <text:p>0.4335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24.966" calcext:value-type="float">
            <text:p>424.9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26" calcext:value-type="float">
            <text:p>0.4333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16.039" calcext:value-type="float">
            <text:p>416.0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09" calcext:value-type="float">
            <text:p>0.4331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406.975" calcext:value-type="float">
            <text:p>406.9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07" calcext:value-type="float">
            <text:p>0.4329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98.09" calcext:value-type="float">
            <text:p>398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12" calcext:value-type="float">
            <text:p>0.4327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89.623" calcext:value-type="float">
            <text:p>389.6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24" calcext:value-type="float">
            <text:p>0.4325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381.724" calcext:value-type="float">
            <text:p>381.7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42" calcext:value-type="float">
            <text:p>0.4323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374.47" calcext:value-type="float">
            <text:p>374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67" calcext:value-type="float">
            <text:p>0.4321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67.884" calcext:value-type="float">
            <text:p>367.8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01" calcext:value-type="float">
            <text:p>0.432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61.957" calcext:value-type="float">
            <text:p>361.9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45" calcext:value-type="float">
            <text:p>0.4318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56.653" calcext:value-type="float">
            <text:p>356.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98" calcext:value-type="float">
            <text:p>0.4316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351.927" calcext:value-type="float">
            <text:p>351.9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61" calcext:value-type="float">
            <text:p>0.4315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347.729" calcext:value-type="float">
            <text:p>347.7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35" calcext:value-type="float">
            <text:p>0.4314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44.006" calcext:value-type="float">
            <text:p>344.0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19" calcext:value-type="float">
            <text:p>0.4313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4427" calcext:value-type="float">
            <text:p>1944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65488" calcext:value-type="float">
            <text:p>0.7654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9588.6" calcext:value-type="float">
            <text:p>49588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7238" calcext:value-type="float">
            <text:p>0.7172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5910.4" calcext:value-type="float">
            <text:p>25910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2679" calcext:value-type="float">
            <text:p>0.6726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646.9" calcext:value-type="float">
            <text:p>15646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6103" calcext:value-type="float">
            <text:p>0.6361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280.3" calcext:value-type="float">
            <text:p>10280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614" calcext:value-type="float">
            <text:p>0.606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149.15" calcext:value-type="float">
            <text:p>7149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1375" calcext:value-type="float">
            <text:p>0.581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182.74" calcext:value-type="float">
            <text:p>5182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0715" calcext:value-type="float">
            <text:p>0.5607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881.15" calcext:value-type="float">
            <text:p>3881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3339" calcext:value-type="float">
            <text:p>0.5433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985.22" calcext:value-type="float">
            <text:p>2985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862" calcext:value-type="float">
            <text:p>0.528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349.64" calcext:value-type="float">
            <text:p>2349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6073" calcext:value-type="float">
            <text:p>0.5160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87.85" calcext:value-type="float">
            <text:p>1887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5318" calcext:value-type="float">
            <text:p>0.5053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45.72" calcext:value-type="float">
            <text:p>1545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6054" calcext:value-type="float">
            <text:p>0.4960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288.14" calcext:value-type="float">
            <text:p>1288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804" calcext:value-type="float">
            <text:p>0.488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91.57" calcext:value-type="float">
            <text:p>1091.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079" calcext:value-type="float">
            <text:p>0.4810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39.804" calcext:value-type="float">
            <text:p>939.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014" calcext:value-type="float">
            <text:p>0.475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21.485" calcext:value-type="float">
            <text:p>821.4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713" calcext:value-type="float">
            <text:p>0.4697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28.469" calcext:value-type="float">
            <text:p>728.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069" calcext:value-type="float">
            <text:p>0.4650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54.839" calcext:value-type="float">
            <text:p>654.8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989" calcext:value-type="float">
            <text:p>0.460989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596.235" calcext:value-type="float">
            <text:p>596.2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4" calcext:value-type="float">
            <text:p>0.45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49.411" calcext:value-type="float">
            <text:p>549.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235" calcext:value-type="float">
            <text:p>0.4542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11.923" calcext:value-type="float">
            <text:p>511.9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442" calcext:value-type="float">
            <text:p>0.4514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81.919" calcext:value-type="float">
            <text:p>481.9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972" calcext:value-type="float">
            <text:p>0.4489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57.986" calcext:value-type="float">
            <text:p>457.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788" calcext:value-type="float">
            <text:p>0.4467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39.041" calcext:value-type="float">
            <text:p>439.0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853" calcext:value-type="float">
            <text:p>0.4448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24.251" calcext:value-type="float">
            <text:p>424.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14" calcext:value-type="float">
            <text:p>0.443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12.969" calcext:value-type="float">
            <text:p>412.9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621" calcext:value-type="float">
            <text:p>0.4416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04.694" calcext:value-type="float">
            <text:p>404.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275" calcext:value-type="float">
            <text:p>0.4402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99.029" calcext:value-type="float">
            <text:p>399.0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082" calcext:value-type="float">
            <text:p>0.4390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95.651" calcext:value-type="float">
            <text:p>395.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026" calcext:value-type="float">
            <text:p>0.4380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94.281" calcext:value-type="float">
            <text:p>394.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92" calcext:value-type="float">
            <text:p>0.4370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94.657" calcext:value-type="float">
            <text:p>394.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66" calcext:value-type="float">
            <text:p>0.4362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6.51" calcext:value-type="float">
            <text:p>396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37" calcext:value-type="float">
            <text:p>0.4355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99.543" calcext:value-type="float">
            <text:p>399.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95" calcext:value-type="float">
            <text:p>0.4348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03.411" calcext:value-type="float">
            <text:p>403.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31" calcext:value-type="float">
            <text:p>0.4343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07.718" calcext:value-type="float">
            <text:p>407.7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37" calcext:value-type="float">
            <text:p>0.4338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12.024" calcext:value-type="float">
            <text:p>412.0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08" calcext:value-type="float">
            <text:p>0.4334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15.862" calcext:value-type="float">
            <text:p>415.8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37" calcext:value-type="float">
            <text:p>0.4330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18.766" calcext:value-type="float">
            <text:p>418.7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22" calcext:value-type="float">
            <text:p>0.4327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420.306" calcext:value-type="float">
            <text:p>420.3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59" calcext:value-type="float">
            <text:p>0.4324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20.124" calcext:value-type="float">
            <text:p>420.1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49" calcext:value-type="float">
            <text:p>0.4322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17.986" calcext:value-type="float">
            <text:p>417.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9" calcext:value-type="float">
            <text:p>0.432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13.87" calcext:value-type="float">
            <text:p>413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78" calcext:value-type="float">
            <text:p>0.4319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08.056" calcext:value-type="float">
            <text:p>408.0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97" calcext:value-type="float">
            <text:p>0.4318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01.109" calcext:value-type="float">
            <text:p>401.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27" calcext:value-type="float">
            <text:p>0.4318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93.665" calcext:value-type="float">
            <text:p>393.6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5" calcext:value-type="float">
            <text:p>0.431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86.224" calcext:value-type="float">
            <text:p>386.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63" calcext:value-type="float">
            <text:p>0.4316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379.099" calcext:value-type="float">
            <text:p>379.0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69" calcext:value-type="float">
            <text:p>0.4315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72.453" calcext:value-type="float">
            <text:p>372.4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71" calcext:value-type="float">
            <text:p>0.4314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366.358" calcext:value-type="float">
            <text:p>366.3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74" calcext:value-type="float">
            <text:p>0.4313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60.827" calcext:value-type="float">
            <text:p>360.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78" calcext:value-type="float">
            <text:p>0.4312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55.845" calcext:value-type="float">
            <text:p>355.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87" calcext:value-type="float">
            <text:p>0.4311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3566.7" calcext:value-type="float">
            <text:p>73566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7589" calcext:value-type="float">
            <text:p>0.7375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2831.8" calcext:value-type="float">
            <text:p>32831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94825" calcext:value-type="float">
            <text:p>0.6948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067" calcext:value-type="float">
            <text:p>180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54801" calcext:value-type="float">
            <text:p>0.6548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1334.6" calcext:value-type="float">
            <text:p>11334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1671" calcext:value-type="float">
            <text:p>0.6216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656.78" calcext:value-type="float">
            <text:p>7656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4332" calcext:value-type="float">
            <text:p>0.5943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427.04" calcext:value-type="float">
            <text:p>5427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1622" calcext:value-type="float">
            <text:p>0.5716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983.35" calcext:value-type="float">
            <text:p>3983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2608" calcext:value-type="float">
            <text:p>0.5526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006.15" calcext:value-type="float">
            <text:p>3006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6565" calcext:value-type="float">
            <text:p>0.5365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323.38" calcext:value-type="float">
            <text:p>2323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2937" calcext:value-type="float">
            <text:p>0.5229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834.88" calcext:value-type="float">
            <text:p>1834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1286" calcext:value-type="float">
            <text:p>0.5112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78.93" calcext:value-type="float">
            <text:p>1478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1274" calcext:value-type="float">
            <text:p>0.5012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15.77" calcext:value-type="float">
            <text:p>1215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2627" calcext:value-type="float">
            <text:p>0.4926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18.92" calcext:value-type="float">
            <text:p>1018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513" calcext:value-type="float">
            <text:p>0.485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70.258" calcext:value-type="float">
            <text:p>870.2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8604" calcext:value-type="float">
            <text:p>0.4786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57.123" calcext:value-type="float">
            <text:p>757.1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2907" calcext:value-type="float">
            <text:p>0.4729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70.492" calcext:value-type="float">
            <text:p>670.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918" calcext:value-type="float">
            <text:p>0.4679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03.842" calcext:value-type="float">
            <text:p>603.8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3541" calcext:value-type="float">
            <text:p>0.4635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52.4" calcext:value-type="float">
            <text:p>552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69" calcext:value-type="float">
            <text:p>0.459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12.631" calcext:value-type="float">
            <text:p>512.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297" calcext:value-type="float">
            <text:p>0.456297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481.894" calcext:value-type="float">
            <text:p>481.8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303" calcext:value-type="float">
            <text:p>0.4533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58.199" calcext:value-type="float">
            <text:p>458.1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656" calcext:value-type="float">
            <text:p>0.4506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40.037" calcext:value-type="float">
            <text:p>440.0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315" calcext:value-type="float">
            <text:p>0.4483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26.255" calcext:value-type="float">
            <text:p>426.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241" calcext:value-type="float">
            <text:p>0.4462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15.965" calcext:value-type="float">
            <text:p>415.9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404" calcext:value-type="float">
            <text:p>0.4444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08.48" calcext:value-type="float">
            <text:p>408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774" calcext:value-type="float">
            <text:p>0.4427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03.26" calcext:value-type="float">
            <text:p>403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328" calcext:value-type="float">
            <text:p>0.4413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99.877" calcext:value-type="float">
            <text:p>399.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045" calcext:value-type="float">
            <text:p>0.4400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97.984" calcext:value-type="float">
            <text:p>397.9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07" calcext:value-type="float">
            <text:p>0.4389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97.292" calcext:value-type="float">
            <text:p>397.2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98" calcext:value-type="float">
            <text:p>0.4378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97.551" calcext:value-type="float">
            <text:p>397.5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02" calcext:value-type="float">
            <text:p>0.4370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98.536" calcext:value-type="float">
            <text:p>398.5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09" calcext:value-type="float">
            <text:p>0.4362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00.035" calcext:value-type="float">
            <text:p>400.0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07" calcext:value-type="float">
            <text:p>0.4355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01.842" calcext:value-type="float">
            <text:p>401.8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87" calcext:value-type="float">
            <text:p>0.4348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03.753" calcext:value-type="float">
            <text:p>403.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39" calcext:value-type="float">
            <text:p>0.4343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05.561" calcext:value-type="float">
            <text:p>405.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58" calcext:value-type="float">
            <text:p>0.4338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07.067" calcext:value-type="float">
            <text:p>407.0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36" calcext:value-type="float">
            <text:p>0.4334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08.075" calcext:value-type="float">
            <text:p>408.0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68" calcext:value-type="float">
            <text:p>0.4330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08.408" calcext:value-type="float">
            <text:p>408.4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49" calcext:value-type="float">
            <text:p>0.4327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07.911" calcext:value-type="float">
            <text:p>407.9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75" calcext:value-type="float">
            <text:p>0.4324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06.464" calcext:value-type="float">
            <text:p>406.4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44" calcext:value-type="float">
            <text:p>0.4322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03.991" calcext:value-type="float">
            <text:p>403.9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52" calcext:value-type="float">
            <text:p>0.4320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00.476" calcext:value-type="float">
            <text:p>400.4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96" calcext:value-type="float">
            <text:p>0.4318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95.983" calcext:value-type="float">
            <text:p>395.9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73" calcext:value-type="float">
            <text:p>0.4317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90.676" calcext:value-type="float">
            <text:p>390.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75" calcext:value-type="float">
            <text:p>0.4316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84.813" calcext:value-type="float">
            <text:p>384.8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93" calcext:value-type="float">
            <text:p>0.4315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378.707" calcext:value-type="float">
            <text:p>378.7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17" calcext:value-type="float">
            <text:p>0.4315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372.647" calcext:value-type="float">
            <text:p>372.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39" calcext:value-type="float">
            <text:p>0.4314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66.847" calcext:value-type="float">
            <text:p>366.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59" calcext:value-type="float">
            <text:p>0.4313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61.432" calcext:value-type="float">
            <text:p>361.4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78" calcext:value-type="float">
            <text:p>0.4312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356.462" calcext:value-type="float">
            <text:p>356.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96" calcext:value-type="float">
            <text:p>0.4311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51.954" calcext:value-type="float">
            <text:p>351.9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16" calcext:value-type="float">
            <text:p>0.4311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3338.1" calcext:value-type="float">
            <text:p>63338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6477" calcext:value-type="float">
            <text:p>0.7264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911.3" calcext:value-type="float">
            <text:p>27911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1383" calcext:value-type="float">
            <text:p>0.6813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934.5" calcext:value-type="float">
            <text:p>15934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3895" calcext:value-type="float">
            <text:p>0.643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169.6" calcext:value-type="float">
            <text:p>10169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2923" calcext:value-type="float">
            <text:p>0.6129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913.81" calcext:value-type="float">
            <text:p>6913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7257" calcext:value-type="float">
            <text:p>0.5872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902.57" calcext:value-type="float">
            <text:p>4902.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5848" calcext:value-type="float">
            <text:p>0.5658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588.47" calcext:value-type="float">
            <text:p>3588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7861" calcext:value-type="float">
            <text:p>0.5478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96.7" calcext:value-type="float">
            <text:p>2696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264" calcext:value-type="float">
            <text:p>0.532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74.91" calcext:value-type="float">
            <text:p>2074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9676" calcext:value-type="float">
            <text:p>0.5196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632.53" calcext:value-type="float">
            <text:p>1632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857" calcext:value-type="float">
            <text:p>0.508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312.91" calcext:value-type="float">
            <text:p>1312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9006" calcext:value-type="float">
            <text:p>0.499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79.19" calcext:value-type="float">
            <text:p>1079.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733" calcext:value-type="float">
            <text:p>0.4907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06.676" calcext:value-type="float">
            <text:p>906.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549" calcext:value-type="float">
            <text:p>0.4835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78.405" calcext:value-type="float">
            <text:p>778.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288" calcext:value-type="float">
            <text:p>0.4772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82.496" calcext:value-type="float">
            <text:p>682.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815" calcext:value-type="float">
            <text:p>0.4718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10.491" calcext:value-type="float">
            <text:p>610.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018" calcext:value-type="float">
            <text:p>0.467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56.284" calcext:value-type="float">
            <text:p>556.2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805" calcext:value-type="float">
            <text:p>0.4628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15.416" calcext:value-type="float">
            <text:p>515.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096" calcext:value-type="float">
            <text:p>0.4590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84.599" calcext:value-type="float">
            <text:p>484.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825" calcext:value-type="float">
            <text:p>0.4558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61.386" calcext:value-type="float">
            <text:p>461.3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936" calcext:value-type="float">
            <text:p>0.45293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43.944" calcext:value-type="float">
            <text:p>443.9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381" calcext:value-type="float">
            <text:p>0.4503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30.886" calcext:value-type="float">
            <text:p>430.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119" calcext:value-type="float">
            <text:p>0.4481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21.162" calcext:value-type="float">
            <text:p>421.1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114" calcext:value-type="float">
            <text:p>0.446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13.968" calcext:value-type="float">
            <text:p>413.9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336" calcext:value-type="float">
            <text:p>0.4443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08.685" calcext:value-type="float">
            <text:p>408.6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757" calcext:value-type="float">
            <text:p>0.4427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4.836" calcext:value-type="float">
            <text:p>404.8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356" calcext:value-type="float">
            <text:p>0.4413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02.045" calcext:value-type="float">
            <text:p>402.0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111" calcext:value-type="float">
            <text:p>0.4401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00.018" calcext:value-type="float">
            <text:p>400.0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006" calcext:value-type="float">
            <text:p>0.439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98.519" calcext:value-type="float">
            <text:p>398.5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023" calcext:value-type="float">
            <text:p>0.438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97.359" calcext:value-type="float">
            <text:p>397.3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151" calcext:value-type="float">
            <text:p>0.4371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96.381" calcext:value-type="float">
            <text:p>396.3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77" calcext:value-type="float">
            <text:p>0.4363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95.456" calcext:value-type="float">
            <text:p>395.4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9" calcext:value-type="float">
            <text:p>0.435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94.475" calcext:value-type="float">
            <text:p>394.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82" calcext:value-type="float">
            <text:p>0.4350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93.345" calcext:value-type="float">
            <text:p>393.3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43" calcext:value-type="float">
            <text:p>0.4345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91.99" calcext:value-type="float">
            <text:p>391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68" calcext:value-type="float">
            <text:p>0.4340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90.346" calcext:value-type="float">
            <text:p>390.3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49" calcext:value-type="float">
            <text:p>0.4336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88.365" calcext:value-type="float">
            <text:p>388.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81" calcext:value-type="float">
            <text:p>0.4332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86.012" calcext:value-type="float">
            <text:p>386.0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58" calcext:value-type="float">
            <text:p>0.4329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83.27" calcext:value-type="float">
            <text:p>383.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77" calcext:value-type="float">
            <text:p>0.4326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380.141" calcext:value-type="float">
            <text:p>380.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33" calcext:value-type="float">
            <text:p>0.4324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76.645" calcext:value-type="float">
            <text:p>376.6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23" calcext:value-type="float">
            <text:p>0.4322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72.828" calcext:value-type="float">
            <text:p>372.8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41" calcext:value-type="float">
            <text:p>0.4320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68.755" calcext:value-type="float">
            <text:p>368.7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85" calcext:value-type="float">
            <text:p>0.4318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364.517" calcext:value-type="float">
            <text:p>364.5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49" calcext:value-type="float">
            <text:p>0.4317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60.217" calcext:value-type="float">
            <text:p>360.2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3" calcext:value-type="float">
            <text:p>0.431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5.965" calcext:value-type="float">
            <text:p>355.9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22" calcext:value-type="float">
            <text:p>0.4315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351.861" calcext:value-type="float">
            <text:p>351.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23" calcext:value-type="float">
            <text:p>0.4314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347.985" calcext:value-type="float">
            <text:p>347.9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29" calcext:value-type="float">
            <text:p>0.4313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344.389" calcext:value-type="float">
            <text:p>344.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4" calcext:value-type="float">
            <text:p>0.431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41.101" calcext:value-type="float">
            <text:p>341.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56" calcext:value-type="float">
            <text:p>0.4311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38.127" calcext:value-type="float">
            <text:p>338.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77" calcext:value-type="float">
            <text:p>0.4310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1246.1" calcext:value-type="float">
            <text:p>51246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0599" calcext:value-type="float">
            <text:p>0.7305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5396.7" calcext:value-type="float">
            <text:p>25396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3186" calcext:value-type="float">
            <text:p>0.6831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5507.2" calcext:value-type="float">
            <text:p>15507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422" calcext:value-type="float">
            <text:p>0.644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211.4" calcext:value-type="float">
            <text:p>10211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2491" calcext:value-type="float">
            <text:p>0.6124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036.88" calcext:value-type="float">
            <text:p>7036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6465" calcext:value-type="float">
            <text:p>0.5864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011.97" calcext:value-type="float">
            <text:p>5011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4908" calcext:value-type="float">
            <text:p>0.5649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666.48" calcext:value-type="float">
            <text:p>3666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6883" calcext:value-type="float">
            <text:p>0.5468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745.88" calcext:value-type="float">
            <text:p>2745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1685" calcext:value-type="float">
            <text:p>0.5316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01.95" calcext:value-type="float">
            <text:p>2101.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8773" calcext:value-type="float">
            <text:p>0.5187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643.78" calcext:value-type="float">
            <text:p>1643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7735" calcext:value-type="float">
            <text:p>0.5077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313.38" calcext:value-type="float">
            <text:p>1313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8245" calcext:value-type="float">
            <text:p>0.4982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72.56" calcext:value-type="float">
            <text:p>1072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047" calcext:value-type="float">
            <text:p>0.4900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95.544" calcext:value-type="float">
            <text:p>895.5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2936" calcext:value-type="float">
            <text:p>0.4829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64.573" calcext:value-type="float">
            <text:p>764.5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6743" calcext:value-type="float">
            <text:p>0.4767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67.185" calcext:value-type="float">
            <text:p>667.1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334" calcext:value-type="float">
            <text:p>0.4713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94.509" calcext:value-type="float">
            <text:p>594.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597" calcext:value-type="float">
            <text:p>0.4665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40.15" calcext:value-type="float">
            <text:p>540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437" calcext:value-type="float">
            <text:p>0.4624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99.445" calcext:value-type="float">
            <text:p>499.4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776" calcext:value-type="float">
            <text:p>0.4587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68.964" calcext:value-type="float">
            <text:p>468.9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549" calcext:value-type="float">
            <text:p>0.4555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46.162" calcext:value-type="float">
            <text:p>446.1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7" calcext:value-type="float">
            <text:p>0.45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29.139" calcext:value-type="float">
            <text:p>429.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18" calcext:value-type="float">
            <text:p>0.45018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416.464" calcext:value-type="float">
            <text:p>416.4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949" calcext:value-type="float">
            <text:p>0.4479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07.055" calcext:value-type="float">
            <text:p>407.0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972" calcext:value-type="float">
            <text:p>0.4459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00.089" calcext:value-type="float">
            <text:p>400.0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219" calcext:value-type="float">
            <text:p>0.4442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94.938" calcext:value-type="float">
            <text:p>394.9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662" calcext:value-type="float">
            <text:p>0.4426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91.118" calcext:value-type="float">
            <text:p>391.1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28" calcext:value-type="float">
            <text:p>0.441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88.255" calcext:value-type="float">
            <text:p>388.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052" calcext:value-type="float">
            <text:p>0.4400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86.06" calcext:value-type="float">
            <text:p>386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6" calcext:value-type="float">
            <text:p>0.438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84.305" calcext:value-type="float">
            <text:p>384.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9" calcext:value-type="float">
            <text:p>0.437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82.812" calcext:value-type="float">
            <text:p>382.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128" calcext:value-type="float">
            <text:p>0.4371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81.44" calcext:value-type="float">
            <text:p>381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63" calcext:value-type="float">
            <text:p>0.4363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80.078" calcext:value-type="float">
            <text:p>380.0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83" calcext:value-type="float">
            <text:p>0.4356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78.639" calcext:value-type="float">
            <text:p>378.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8" calcext:value-type="float">
            <text:p>0.435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77.058" calcext:value-type="float">
            <text:p>377.0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46" calcext:value-type="float">
            <text:p>0.4345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75.285" calcext:value-type="float">
            <text:p>375.2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74" calcext:value-type="float">
            <text:p>0.4340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73.292" calcext:value-type="float">
            <text:p>373.2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56" calcext:value-type="float">
            <text:p>0.4336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71.061" calcext:value-type="float">
            <text:p>371.0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87" calcext:value-type="float">
            <text:p>0.4332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68.592" calcext:value-type="float">
            <text:p>368.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62" calcext:value-type="float">
            <text:p>0.4329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65.9" calcext:value-type="float">
            <text:p>365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77" calcext:value-type="float">
            <text:p>0.4326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63.009" calcext:value-type="float">
            <text:p>363.0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26" calcext:value-type="float">
            <text:p>0.4324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59.958" calcext:value-type="float">
            <text:p>359.9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05" calcext:value-type="float">
            <text:p>0.4322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356.792" calcext:value-type="float">
            <text:p>356.7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12" calcext:value-type="float">
            <text:p>0.4320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53.563" calcext:value-type="float">
            <text:p>353.5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41" calcext:value-type="float">
            <text:p>0.4318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350.324" calcext:value-type="float">
            <text:p>350.3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91" calcext:value-type="float">
            <text:p>0.4316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347.131" calcext:value-type="float">
            <text:p>347.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58" calcext:value-type="float">
            <text:p>0.4315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44.035" calcext:value-type="float">
            <text:p>344.0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39" calcext:value-type="float">
            <text:p>0.4314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341.08" calcext:value-type="float">
            <text:p>341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32" calcext:value-type="float">
            <text:p>0.4313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338.301" calcext:value-type="float">
            <text:p>338.3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35" calcext:value-type="float">
            <text:p>0.4312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335.724" calcext:value-type="float">
            <text:p>335.7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46" calcext:value-type="float">
            <text:p>0.4311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333.361" calcext:value-type="float">
            <text:p>333.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65" calcext:value-type="float">
            <text:p>0.4310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31.218" calcext:value-type="float">
            <text:p>331.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9" calcext:value-type="float">
            <text:p>0.430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2355.6" calcext:value-type="float">
            <text:p>82355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58015" calcext:value-type="float">
            <text:p>0.758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7791.4" calcext:value-type="float">
            <text:p>37791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1256" calcext:value-type="float">
            <text:p>0.7012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614.8" calcext:value-type="float">
            <text:p>21614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56947" calcext:value-type="float">
            <text:p>0.6569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3549" calcext:value-type="float">
            <text:p>13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1857" calcext:value-type="float">
            <text:p>0.6218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975.92" calcext:value-type="float">
            <text:p>8975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3567" calcext:value-type="float">
            <text:p>0.5935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185.1" calcext:value-type="float">
            <text:p>6185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0411" calcext:value-type="float">
            <text:p>0.5704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396.62" calcext:value-type="float">
            <text:p>4396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1221" calcext:value-type="float">
            <text:p>0.5512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209.44" calcext:value-type="float">
            <text:p>3209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5151" calcext:value-type="float">
            <text:p>0.5351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400.18" calcext:value-type="float">
            <text:p>2400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1575" calcext:value-type="float">
            <text:p>0.5215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837.07" calcext:value-type="float">
            <text:p>1837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0022" calcext:value-type="float">
            <text:p>0.5100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438.81" calcext:value-type="float">
            <text:p>1438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0127" calcext:value-type="float">
            <text:p>0.5001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153.51" calcext:value-type="float">
            <text:p>1153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1606" calcext:value-type="float">
            <text:p>0.4916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47.052" calcext:value-type="float">
            <text:p>947.0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4234" calcext:value-type="float">
            <text:p>0.4842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96.476" calcext:value-type="float">
            <text:p>796.4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831" calcext:value-type="float">
            <text:p>0.4778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86.022" calcext:value-type="float">
            <text:p>686.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2248" calcext:value-type="float">
            <text:p>0.4722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04.685" calcext:value-type="float">
            <text:p>604.6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366" calcext:value-type="float">
            <text:p>0.4673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44.666" calcext:value-type="float">
            <text:p>544.6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3085" calcext:value-type="float">
            <text:p>0.4630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00.37" calcext:value-type="float">
            <text:p>500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323" calcext:value-type="float">
            <text:p>0.4593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67.739" calcext:value-type="float">
            <text:p>467.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009" calcext:value-type="float">
            <text:p>0.4560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43.804" calcext:value-type="float">
            <text:p>443.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085" calcext:value-type="float">
            <text:p>0.4530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26.372" calcext:value-type="float">
            <text:p>426.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5" calcext:value-type="float">
            <text:p>0.45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13.813" calcext:value-type="float">
            <text:p>413.8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213" calcext:value-type="float">
            <text:p>0.448213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404.91" calcext:value-type="float">
            <text:p>404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185" calcext:value-type="float">
            <text:p>0.4461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98.745" calcext:value-type="float">
            <text:p>398.7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387" calcext:value-type="float">
            <text:p>0.4443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94.623" calcext:value-type="float">
            <text:p>394.6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79" calcext:value-type="float">
            <text:p>0.442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92.015" calcext:value-type="float">
            <text:p>392.0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37" calcext:value-type="float">
            <text:p>0.441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90.51" calcext:value-type="float">
            <text:p>390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108" calcext:value-type="float">
            <text:p>0.4401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89.792" calcext:value-type="float">
            <text:p>389.7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84" calcext:value-type="float">
            <text:p>0.4389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89.606" calcext:value-type="float">
            <text:p>389.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84" calcext:value-type="float">
            <text:p>0.4379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89.744" calcext:value-type="float">
            <text:p>389.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94" calcext:value-type="float">
            <text:p>0.4370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90.029" calcext:value-type="float">
            <text:p>390.0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02" calcext:value-type="float">
            <text:p>0.4363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0.308" calcext:value-type="float">
            <text:p>390.3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97" calcext:value-type="float">
            <text:p>0.4355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90.437" calcext:value-type="float">
            <text:p>390.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7" calcext:value-type="float">
            <text:p>0.434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90.284" calcext:value-type="float">
            <text:p>390.2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15" calcext:value-type="float">
            <text:p>0.4344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89.729" calcext:value-type="float">
            <text:p>389.7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23" calcext:value-type="float">
            <text:p>0.4339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88.668" calcext:value-type="float">
            <text:p>388.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9" calcext:value-type="float">
            <text:p>0.433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87.024" calcext:value-type="float">
            <text:p>387.0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1" calcext:value-type="float">
            <text:p>0.433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84.763" calcext:value-type="float">
            <text:p>384.7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78" calcext:value-type="float">
            <text:p>0.4327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381.899" calcext:value-type="float">
            <text:p>381.8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89" calcext:value-type="float">
            <text:p>0.4324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78.498" calcext:value-type="float">
            <text:p>378.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38" calcext:value-type="float">
            <text:p>0.4322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74.667" calcext:value-type="float">
            <text:p>374.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21" calcext:value-type="float">
            <text:p>0.4320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370.538" calcext:value-type="float">
            <text:p>370.5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32" calcext:value-type="float">
            <text:p>0.4318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66.247" calcext:value-type="float">
            <text:p>366.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67" calcext:value-type="float">
            <text:p>0.431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361.921" calcext:value-type="float">
            <text:p>361.9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22" calcext:value-type="float">
            <text:p>0.4315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57.667" calcext:value-type="float">
            <text:p>357.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95" calcext:value-type="float">
            <text:p>0.4313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53.567" calcext:value-type="float">
            <text:p>353.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82" calcext:value-type="float">
            <text:p>0.4312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349.683" calcext:value-type="float">
            <text:p>349.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81" calcext:value-type="float">
            <text:p>0.4311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46.055" calcext:value-type="float">
            <text:p>346.0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91" calcext:value-type="float">
            <text:p>0.4310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342.704" calcext:value-type="float">
            <text:p>342.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1" calcext:value-type="float">
            <text:p>0.431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339.641" calcext:value-type="float">
            <text:p>339.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36" calcext:value-type="float">
            <text:p>0.4309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336.862" calcext:value-type="float">
            <text:p>336.8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7" calcext:value-type="float">
            <text:p>0.430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50.1" calcext:value-type="float">
            <text:p>1150.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6929" calcext:value-type="float">
            <text:p>0.0269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986.21" calcext:value-type="float">
            <text:p>6986.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0199051" calcext:value-type="float">
            <text:p>-0.01990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5383.8" calcext:value-type="float">
            <text:p>25383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655" calcext:value-type="float">
            <text:p>0.676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5102.6" calcext:value-type="float">
            <text:p>15102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7938" calcext:value-type="float">
            <text:p>0.6379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561.23" calcext:value-type="float">
            <text:p>9561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6825" calcext:value-type="float">
            <text:p>0.6068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327.36" calcext:value-type="float">
            <text:p>6327.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1432" calcext:value-type="float">
            <text:p>0.5814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334.84" calcext:value-type="float">
            <text:p>4334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0462" calcext:value-type="float">
            <text:p>0.5604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057.78" calcext:value-type="float">
            <text:p>3057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2965" calcext:value-type="float">
            <text:p>0.5429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214.65" calcext:value-type="float">
            <text:p>2214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8234" calcext:value-type="float">
            <text:p>0.5282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45.26" calcext:value-type="float">
            <text:p>1645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736" calcext:value-type="float">
            <text:p>0.5157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254.02" calcext:value-type="float">
            <text:p>1254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506" calcext:value-type="float">
            <text:p>0.505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81.66" calcext:value-type="float">
            <text:p>981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89" calcext:value-type="float">
            <text:p>0.495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790.274" calcext:value-type="float">
            <text:p>790.2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972" calcext:value-type="float">
            <text:p>0.4879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54.97" calcext:value-type="float">
            <text:p>654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106" calcext:value-type="float">
            <text:p>0.4811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59.044" calcext:value-type="float">
            <text:p>559.0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13" calcext:value-type="float">
            <text:p>0.475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491.072" calcext:value-type="float">
            <text:p>491.0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911" calcext:value-type="float">
            <text:p>0.4699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43.123" calcext:value-type="float">
            <text:p>443.1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34" calcext:value-type="float">
            <text:p>0.465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09.612" calcext:value-type="float">
            <text:p>409.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326" calcext:value-type="float">
            <text:p>0.4613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86.563" calcext:value-type="float">
            <text:p>386.5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794" calcext:value-type="float">
            <text:p>0.4577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71.122" calcext:value-type="float">
            <text:p>371.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678" calcext:value-type="float">
            <text:p>0.4546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61.219" calcext:value-type="float">
            <text:p>361.2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926" calcext:value-type="float">
            <text:p>0.4519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55.348" calcext:value-type="float">
            <text:p>355.3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491" calcext:value-type="float">
            <text:p>0.4494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52.405" calcext:value-type="float">
            <text:p>352.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333" calcext:value-type="float">
            <text:p>0.447333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351.58" calcext:value-type="float">
            <text:p>351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418" calcext:value-type="float">
            <text:p>0.4454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52.277" calcext:value-type="float">
            <text:p>352.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716" calcext:value-type="float">
            <text:p>0.4437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54.054" calcext:value-type="float">
            <text:p>354.0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203" calcext:value-type="float">
            <text:p>0.4422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6.585" calcext:value-type="float">
            <text:p>356.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56" calcext:value-type="float">
            <text:p>0.4408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9.627" calcext:value-type="float">
            <text:p>359.6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655" calcext:value-type="float">
            <text:p>0.4396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62.996" calcext:value-type="float">
            <text:p>362.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583" calcext:value-type="float">
            <text:p>0.4385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66.55" calcext:value-type="float">
            <text:p>366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27" calcext:value-type="float">
            <text:p>0.4376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70.172" calcext:value-type="float">
            <text:p>370.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71" calcext:value-type="float">
            <text:p>0.4367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3.759" calcext:value-type="float">
            <text:p>373.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06" calcext:value-type="float">
            <text:p>0.4360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77.21" calcext:value-type="float">
            <text:p>377.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21" calcext:value-type="float">
            <text:p>0.4353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80.416" calcext:value-type="float">
            <text:p>380.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07" calcext:value-type="float">
            <text:p>0.4347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83.246" calcext:value-type="float">
            <text:p>383.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56" calcext:value-type="float">
            <text:p>0.4341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85.54" calcext:value-type="float">
            <text:p>385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62" calcext:value-type="float">
            <text:p>0.4336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87.089" calcext:value-type="float">
            <text:p>387.0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2" calcext:value-type="float">
            <text:p>0.433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87.625" calcext:value-type="float">
            <text:p>387.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26" calcext:value-type="float">
            <text:p>0.4328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86.804" calcext:value-type="float">
            <text:p>386.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79" calcext:value-type="float">
            <text:p>0.4324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84.272" calcext:value-type="float">
            <text:p>384.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82" calcext:value-type="float">
            <text:p>0.4321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79.947" calcext:value-type="float">
            <text:p>379.9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4" calcext:value-type="float">
            <text:p>0.431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374.312" calcext:value-type="float">
            <text:p>374.3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44" calcext:value-type="float">
            <text:p>0.4317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68.101" calcext:value-type="float">
            <text:p>368.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81" calcext:value-type="float">
            <text:p>0.4315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361.879" calcext:value-type="float">
            <text:p>361.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41" calcext:value-type="float">
            <text:p>0.4314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55.974" calcext:value-type="float">
            <text:p>355.9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19" calcext:value-type="float">
            <text:p>0.4313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50.554" calcext:value-type="float">
            <text:p>350.5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1" calcext:value-type="float">
            <text:p>0.431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45.685" calcext:value-type="float">
            <text:p>345.6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14" calcext:value-type="float">
            <text:p>0.4311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341.376" calcext:value-type="float">
            <text:p>341.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27" calcext:value-type="float">
            <text:p>0.4310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337.606" calcext:value-type="float">
            <text:p>337.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49" calcext:value-type="float">
            <text:p>0.4309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34.334" calcext:value-type="float">
            <text:p>334.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79" calcext:value-type="float">
            <text:p>0.4308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31.513" calcext:value-type="float">
            <text:p>331.5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16" calcext:value-type="float">
            <text:p>0.4308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4769" calcext:value-type="float">
            <text:p>114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25822" calcext:value-type="float">
            <text:p>0.8258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.46983" calcext:value-type="float">
            <text:p>4.469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67549" calcext:value-type="float">
            <text:p>0.7675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4990.4" calcext:value-type="float">
            <text:p>24990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1322" calcext:value-type="float">
            <text:p>0.7013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4656.4" calcext:value-type="float">
            <text:p>14656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57838" calcext:value-type="float">
            <text:p>0.6578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9180.37" calcext:value-type="float">
            <text:p>9180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3079" calcext:value-type="float">
            <text:p>0.6230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026.24" calcext:value-type="float">
            <text:p>6026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4891" calcext:value-type="float">
            <text:p>0.5948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103.29" calcext:value-type="float">
            <text:p>4103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1729" calcext:value-type="float">
            <text:p>0.5717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81.68" calcext:value-type="float">
            <text:p>2881.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2481" calcext:value-type="float">
            <text:p>0.5524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81.32" calcext:value-type="float">
            <text:p>2081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6327" calcext:value-type="float">
            <text:p>0.5363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44.52" calcext:value-type="float">
            <text:p>1544.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2656" calcext:value-type="float">
            <text:p>0.5226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77.99" calcext:value-type="float">
            <text:p>1177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1004" calcext:value-type="float">
            <text:p>0.5110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24.366" calcext:value-type="float">
            <text:p>924.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1012" calcext:value-type="float">
            <text:p>0.5010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47.17" calcext:value-type="float">
            <text:p>747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2397" calcext:value-type="float">
            <text:p>0.4923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22.602" calcext:value-type="float">
            <text:p>622.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4936" calcext:value-type="float">
            <text:p>0.4849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34.77" calcext:value-type="float">
            <text:p>534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8449" calcext:value-type="float">
            <text:p>0.4784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72.857" calcext:value-type="float">
            <text:p>472.8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2788" calcext:value-type="float">
            <text:p>0.4727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29.384" calcext:value-type="float">
            <text:p>429.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834" calcext:value-type="float">
            <text:p>0.4678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99.105" calcext:value-type="float">
            <text:p>399.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3487" calcext:value-type="float">
            <text:p>0.4634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78.298" calcext:value-type="float">
            <text:p>378.2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664" calcext:value-type="float">
            <text:p>0.4596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64.295" calcext:value-type="float">
            <text:p>364.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294" calcext:value-type="float">
            <text:p>0.4562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55.168" calcext:value-type="float">
            <text:p>355.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318" calcext:value-type="float">
            <text:p>0.4533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49.514" calcext:value-type="float">
            <text:p>349.5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687" calcext:value-type="float">
            <text:p>0.4506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46.302" calcext:value-type="float">
            <text:p>346.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356" calcext:value-type="float">
            <text:p>0.4483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44.774" calcext:value-type="float">
            <text:p>344.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288" calcext:value-type="float">
            <text:p>0.446288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344.369" calcext:value-type="float">
            <text:p>344.3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453" calcext:value-type="float">
            <text:p>0.4444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44.664" calcext:value-type="float">
            <text:p>344.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821" calcext:value-type="float">
            <text:p>0.4428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45.343" calcext:value-type="float">
            <text:p>345.3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369" calcext:value-type="float">
            <text:p>0.4413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46.164" calcext:value-type="float">
            <text:p>346.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076" calcext:value-type="float">
            <text:p>0.4400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6.935" calcext:value-type="float">
            <text:p>346.9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23" calcext:value-type="float">
            <text:p>0.4389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7.501" calcext:value-type="float">
            <text:p>347.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94" calcext:value-type="float">
            <text:p>0.4378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47.729" calcext:value-type="float">
            <text:p>347.7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75" calcext:value-type="float">
            <text:p>0.4369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7.492" calcext:value-type="float">
            <text:p>347.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53" calcext:value-type="float">
            <text:p>0.4361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46.659" calcext:value-type="float">
            <text:p>346.6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18" calcext:value-type="float">
            <text:p>0.4354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45.073" calcext:value-type="float">
            <text:p>345.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58" calcext:value-type="float">
            <text:p>0.4347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42.523" calcext:value-type="float">
            <text:p>342.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66" calcext:value-type="float">
            <text:p>0.4341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32" calcext:value-type="float">
            <text:p>0.4336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33.14" calcext:value-type="float">
            <text:p>333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56" calcext:value-type="float">
            <text:p>0.4331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25.508" calcext:value-type="float">
            <text:p>325.5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51" calcext:value-type="float">
            <text:p>0.4327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16.557" calcext:value-type="float">
            <text:p>316.5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31" calcext:value-type="float">
            <text:p>0.4324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07.741" calcext:value-type="float">
            <text:p>307.7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75" calcext:value-type="float">
            <text:p>0.4321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99.992" calcext:value-type="float">
            <text:p>299.9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61" calcext:value-type="float">
            <text:p>0.4319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293.672" calcext:value-type="float">
            <text:p>293.6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79" calcext:value-type="float">
            <text:p>0.4317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88.838" calcext:value-type="float">
            <text:p>288.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21" calcext:value-type="float">
            <text:p>0.4316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285.396" calcext:value-type="float">
            <text:p>285.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84" calcext:value-type="float">
            <text:p>0.4314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83.186" calcext:value-type="float">
            <text:p>283.1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63" calcext:value-type="float">
            <text:p>0.4313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282.024" calcext:value-type="float">
            <text:p>282.0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56" calcext:value-type="float">
            <text:p>0.4312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81.723" calcext:value-type="float">
            <text:p>281.7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61" calcext:value-type="float">
            <text:p>0.4311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282.107" calcext:value-type="float">
            <text:p>282.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76" calcext:value-type="float">
            <text:p>0.4310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83.016" calcext:value-type="float">
            <text:p>283.0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99" calcext:value-type="float">
            <text:p>0.4309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84.31" calcext:value-type="float">
            <text:p>284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29" calcext:value-type="float">
            <text:p>0.4309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85.87" calcext:value-type="float">
            <text:p>285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65" calcext:value-type="float">
            <text:p>0.4308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5418" calcext:value-type="float">
            <text:p>1254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3978" calcext:value-type="float">
            <text:p>0.8539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3115.2" calcext:value-type="float">
            <text:p>53115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0174" calcext:value-type="float">
            <text:p>0.7801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8708.3" calcext:value-type="float">
            <text:p>28708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0672" calcext:value-type="float">
            <text:p>0.7206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7229.1" calcext:value-type="float">
            <text:p>17229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3692" calcext:value-type="float">
            <text:p>0.6736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036.9" calcext:value-type="float">
            <text:p>11036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6191" calcext:value-type="float">
            <text:p>0.6361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406.3" calcext:value-type="float">
            <text:p>7406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5831" calcext:value-type="float">
            <text:p>0.6058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151.46" calcext:value-type="float">
            <text:p>5151.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0926" calcext:value-type="float">
            <text:p>0.5809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690.28" calcext:value-type="float">
            <text:p>3690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026" calcext:value-type="float">
            <text:p>0.560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711.88" calcext:value-type="float">
            <text:p>2711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294" calcext:value-type="float">
            <text:p>0.542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39.49" calcext:value-type="float">
            <text:p>2039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8302" calcext:value-type="float">
            <text:p>0.5283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67.56" calcext:value-type="float">
            <text:p>1567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84" calcext:value-type="float">
            <text:p>0.515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230.52" calcext:value-type="float">
            <text:p>1230.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5163" calcext:value-type="float">
            <text:p>0.5051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986.299" calcext:value-type="float">
            <text:p>986.2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968" calcext:value-type="float">
            <text:p>0.4959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807.146" calcext:value-type="float">
            <text:p>807.1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8011" calcext:value-type="float">
            <text:p>0.4880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74.336" calcext:value-type="float">
            <text:p>674.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099" calcext:value-type="float">
            <text:p>0.4810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74.978" calcext:value-type="float">
            <text:p>574.9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072" calcext:value-type="float">
            <text:p>0.4750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500.043" calcext:value-type="float">
            <text:p>500.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801" calcext:value-type="float">
            <text:p>0.4698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43.112" calcext:value-type="float">
            <text:p>443.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179" calcext:value-type="float">
            <text:p>0.4651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99.561" calcext:value-type="float">
            <text:p>399.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116" calcext:value-type="float">
            <text:p>0.4611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66.02" calcext:value-type="float">
            <text:p>366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538" calcext:value-type="float">
            <text:p>0.4575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40.007" calcext:value-type="float">
            <text:p>340.0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381" calcext:value-type="float">
            <text:p>0.4543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19.675" calcext:value-type="float">
            <text:p>319.6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59" calcext:value-type="float">
            <text:p>0.451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03.641" calcext:value-type="float">
            <text:p>303.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12" calcext:value-type="float">
            <text:p>0.449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90.859" calcext:value-type="float">
            <text:p>290.8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931" calcext:value-type="float">
            <text:p>0.4469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80.529" calcext:value-type="float">
            <text:p>280.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989" calcext:value-type="float">
            <text:p>0.444989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72.038" calcext:value-type="float">
            <text:p>272.0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265" calcext:value-type="float">
            <text:p>0.4432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64.907" calcext:value-type="float">
            <text:p>264.9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732" calcext:value-type="float">
            <text:p>0.4417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8.76" calcext:value-type="float">
            <text:p>258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368" calcext:value-type="float">
            <text:p>0.4403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53.292" calcext:value-type="float">
            <text:p>253.2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154" calcext:value-type="float">
            <text:p>0.4391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48.25" calcext:value-type="float">
            <text:p>248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073" calcext:value-type="float">
            <text:p>0.4380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3.412" calcext:value-type="float">
            <text:p>243.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109" calcext:value-type="float">
            <text:p>0.4371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38.57" calcext:value-type="float">
            <text:p>238.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48" calcext:value-type="float">
            <text:p>0.4362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33.509" calcext:value-type="float">
            <text:p>233.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8" calcext:value-type="float">
            <text:p>0.435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27.996" calcext:value-type="float">
            <text:p>227.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95" calcext:value-type="float">
            <text:p>0.4347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21.798" calcext:value-type="float">
            <text:p>221.7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86" calcext:value-type="float">
            <text:p>0.4341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14.843" calcext:value-type="float">
            <text:p>214.8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56" calcext:value-type="float">
            <text:p>0.4336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07.576" calcext:value-type="float">
            <text:p>207.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08" calcext:value-type="float">
            <text:p>0.4332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00.955" calcext:value-type="float">
            <text:p>200.9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39" calcext:value-type="float">
            <text:p>0.4328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95.845" calcext:value-type="float">
            <text:p>195.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32" calcext:value-type="float">
            <text:p>0.4325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92.683" calcext:value-type="float">
            <text:p>192.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76" calcext:value-type="float">
            <text:p>0.4322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91.55" calcext:value-type="float">
            <text:p>19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58" calcext:value-type="float">
            <text:p>0.4320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92.316" calcext:value-type="float">
            <text:p>192.3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73" calcext:value-type="float">
            <text:p>0.4318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94.742" calcext:value-type="float">
            <text:p>194.7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13" calcext:value-type="float">
            <text:p>0.4317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98.548" calcext:value-type="float">
            <text:p>198.5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75" calcext:value-type="float">
            <text:p>0.4315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03.444" calcext:value-type="float">
            <text:p>203.4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54" calcext:value-type="float">
            <text:p>0.4314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09.149" calcext:value-type="float">
            <text:p>209.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47" calcext:value-type="float">
            <text:p>0.4313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215.408" calcext:value-type="float">
            <text:p>215.4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51" calcext:value-type="float">
            <text:p>0.4312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221.994" calcext:value-type="float">
            <text:p>221.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65" calcext:value-type="float">
            <text:p>0.4311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28.711" calcext:value-type="float">
            <text:p>228.7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86" calcext:value-type="float">
            <text:p>0.4310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235.4" calcext:value-type="float">
            <text:p>235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14" calcext:value-type="float">
            <text:p>0.4310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1.934" calcext:value-type="float">
            <text:p>241.9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48" calcext:value-type="float">
            <text:p>0.4309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1663" calcext:value-type="float">
            <text:p>131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83131" calcext:value-type="float">
            <text:p>0.8831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7763.7" calcext:value-type="float">
            <text:p>57763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00006" calcext:value-type="float">
            <text:p>0.8000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2608.9" calcext:value-type="float">
            <text:p>32608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5457" calcext:value-type="float">
            <text:p>0.7354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431.2" calcext:value-type="float">
            <text:p>20431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5284" calcext:value-type="float">
            <text:p>0.6852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3664.2" calcext:value-type="float">
            <text:p>13664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5571" calcext:value-type="float">
            <text:p>0.6455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576.96" calcext:value-type="float">
            <text:p>9576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3586" calcext:value-type="float">
            <text:p>0.6135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6961.33" calcext:value-type="float">
            <text:p>6961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7441" calcext:value-type="float">
            <text:p>0.5874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213.43" calcext:value-type="float">
            <text:p>5213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5802" calcext:value-type="float">
            <text:p>0.5658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005.06" calcext:value-type="float">
            <text:p>4005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7702" calcext:value-type="float">
            <text:p>0.5477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146.34" calcext:value-type="float">
            <text:p>3146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2427" calcext:value-type="float">
            <text:p>0.5324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521.92" calcext:value-type="float">
            <text:p>2521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9439" calcext:value-type="float">
            <text:p>0.5194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58.92" calcext:value-type="float">
            <text:p>2058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8325" calcext:value-type="float">
            <text:p>0.5083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709.74" calcext:value-type="float">
            <text:p>1709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876" calcext:value-type="float">
            <text:p>0.498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442.44" calcext:value-type="float">
            <text:p>1442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49" calcext:value-type="float">
            <text:p>0.490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35.07" calcext:value-type="float">
            <text:p>1235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31" calcext:value-type="float">
            <text:p>0.483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072.23" calcext:value-type="float">
            <text:p>1072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052" calcext:value-type="float">
            <text:p>0.4770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942.932" calcext:value-type="float">
            <text:p>942.9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583" calcext:value-type="float">
            <text:p>0.4715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839.185" calcext:value-type="float">
            <text:p>839.1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788" calcext:value-type="float">
            <text:p>0.4667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755.113" calcext:value-type="float">
            <text:p>755.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575" calcext:value-type="float">
            <text:p>0.4625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686.332" calcext:value-type="float">
            <text:p>686.3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865" calcext:value-type="float">
            <text:p>0.4588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29.531" calcext:value-type="float">
            <text:p>629.5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592" calcext:value-type="float">
            <text:p>0.4555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82.183" calcext:value-type="float">
            <text:p>582.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7" calcext:value-type="float">
            <text:p>0.45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42.339" calcext:value-type="float">
            <text:p>542.3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14" calcext:value-type="float">
            <text:p>0.450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508.482" calcext:value-type="float">
            <text:p>508.4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872" calcext:value-type="float">
            <text:p>0.4478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79.422" calcext:value-type="float">
            <text:p>479.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86" calcext:value-type="float">
            <text:p>0.445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54.218" calcext:value-type="float">
            <text:p>454.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073" calcext:value-type="float">
            <text:p>0.444073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432.127" calcext:value-type="float">
            <text:p>432.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486" calcext:value-type="float">
            <text:p>0.4424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12.559" calcext:value-type="float">
            <text:p>412.5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074" calcext:value-type="float">
            <text:p>0.4410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95.055" calcext:value-type="float">
            <text:p>395.0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819" calcext:value-type="float">
            <text:p>0.4398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79.267" calcext:value-type="float">
            <text:p>379.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702" calcext:value-type="float">
            <text:p>0.4387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64.943" calcext:value-type="float">
            <text:p>364.9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71" calcext:value-type="float">
            <text:p>0.437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51.918" calcext:value-type="float">
            <text:p>351.9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28" calcext:value-type="float">
            <text:p>0.4368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0.102" calcext:value-type="float">
            <text:p>340.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45" calcext:value-type="float">
            <text:p>0.4360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9.459" calcext:value-type="float">
            <text:p>329.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52" calcext:value-type="float">
            <text:p>0.4353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19.986" calcext:value-type="float">
            <text:p>319.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38" calcext:value-type="float">
            <text:p>0.4347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11.687" calcext:value-type="float">
            <text:p>311.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95" calcext:value-type="float">
            <text:p>0.4341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04.55" calcext:value-type="float">
            <text:p>304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17" calcext:value-type="float">
            <text:p>0.4337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98.54" calcext:value-type="float">
            <text:p>298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95" calcext:value-type="float">
            <text:p>0.4332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93.59" calcext:value-type="float">
            <text:p>293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24" calcext:value-type="float">
            <text:p>0.4329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89.616" calcext:value-type="float">
            <text:p>289.6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99" calcext:value-type="float">
            <text:p>0.4325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86.518" calcext:value-type="float">
            <text:p>286.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14" calcext:value-type="float">
            <text:p>0.4323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84.199" calcext:value-type="float">
            <text:p>284.1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66" calcext:value-type="float">
            <text:p>0.4320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82.564" calcext:value-type="float">
            <text:p>282.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51" calcext:value-type="float">
            <text:p>0.4318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81.535" calcext:value-type="float">
            <text:p>281.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66" calcext:value-type="float">
            <text:p>0.4316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81.044" calcext:value-type="float">
            <text:p>281.0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06" calcext:value-type="float">
            <text:p>0.4315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81.037" calcext:value-type="float">
            <text:p>281.0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69" calcext:value-type="float">
            <text:p>0.4313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281.462" calcext:value-type="float">
            <text:p>281.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5" calcext:value-type="float">
            <text:p>0.431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282.265" calcext:value-type="float">
            <text:p>282.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48" calcext:value-type="float">
            <text:p>0.4311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283.386" calcext:value-type="float">
            <text:p>283.3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57" calcext:value-type="float">
            <text:p>0.4310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284.76" calcext:value-type="float">
            <text:p>284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77" calcext:value-type="float">
            <text:p>0.4309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286.32" calcext:value-type="float">
            <text:p>286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06" calcext:value-type="float">
            <text:p>0.4309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1874" calcext:value-type="float">
            <text:p>111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92228" calcext:value-type="float">
            <text:p>0.8922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8377.4" calcext:value-type="float">
            <text:p>48377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06139" calcext:value-type="float">
            <text:p>0.8061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7573.8" calcext:value-type="float">
            <text:p>27573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40027" calcext:value-type="float">
            <text:p>0.7400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7514.5" calcext:value-type="float">
            <text:p>17514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8788" calcext:value-type="float">
            <text:p>0.6887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893.5" calcext:value-type="float">
            <text:p>11893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833" calcext:value-type="float">
            <text:p>0.648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471.55" calcext:value-type="float">
            <text:p>847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5812" calcext:value-type="float">
            <text:p>0.6158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6262.02" calcext:value-type="float">
            <text:p>6262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9275" calcext:value-type="float">
            <text:p>0.5892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771.52" calcext:value-type="float">
            <text:p>4771.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7341" calcext:value-type="float">
            <text:p>0.5673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731.08" calcext:value-type="float">
            <text:p>3731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9014" calcext:value-type="float">
            <text:p>0.5490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984.38" calcext:value-type="float">
            <text:p>2984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3562" calcext:value-type="float">
            <text:p>0.5335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0434" calcext:value-type="float">
            <text:p>0.5204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25.31" calcext:value-type="float">
            <text:p>2025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9206" calcext:value-type="float">
            <text:p>0.5092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712.5" calcext:value-type="float">
            <text:p>1712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9548" calcext:value-type="float">
            <text:p>0.4995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470.71" calcext:value-type="float">
            <text:p>1470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1202" calcext:value-type="float">
            <text:p>0.4912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81.35" calcext:value-type="float">
            <text:p>1281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957" calcext:value-type="float">
            <text:p>0.4839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131.34" calcext:value-type="float">
            <text:p>1131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647" calcext:value-type="float">
            <text:p>0.4776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011.25" calcext:value-type="float">
            <text:p>1011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2132" calcext:value-type="float">
            <text:p>0.4721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914.221" calcext:value-type="float">
            <text:p>914.2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299" calcext:value-type="float">
            <text:p>0.4672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835.153" calcext:value-type="float">
            <text:p>835.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3053" calcext:value-type="float">
            <text:p>0.4630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770.232" calcext:value-type="float">
            <text:p>770.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315" calcext:value-type="float">
            <text:p>0.4593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16.561" calcext:value-type="float">
            <text:p>716.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018" calcext:value-type="float">
            <text:p>0.456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71.918" calcext:value-type="float">
            <text:p>671.9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105" calcext:value-type="float">
            <text:p>0.4531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634.583" calcext:value-type="float">
            <text:p>634.5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527" calcext:value-type="float">
            <text:p>0.4505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3.208" calcext:value-type="float">
            <text:p>603.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243" calcext:value-type="float">
            <text:p>0.4482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576.734" calcext:value-type="float">
            <text:p>576.7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217" calcext:value-type="float">
            <text:p>0.4462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54.315" calcext:value-type="float">
            <text:p>554.3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418" calcext:value-type="float">
            <text:p>0.4444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35.276" calcext:value-type="float">
            <text:p>535.2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819" calcext:value-type="float">
            <text:p>0.442819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519.07" calcext:value-type="float">
            <text:p>519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397" calcext:value-type="float">
            <text:p>0.4413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5.249" calcext:value-type="float">
            <text:p>505.2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131" calcext:value-type="float">
            <text:p>0.4401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93.445" calcext:value-type="float">
            <text:p>493.4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004" calcext:value-type="float">
            <text:p>0.4390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83.35" calcext:value-type="float">
            <text:p>483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74.698" calcext:value-type="float">
            <text:p>474.6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105" calcext:value-type="float">
            <text:p>0.4371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67.258" calcext:value-type="float">
            <text:p>467.2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07" calcext:value-type="float">
            <text:p>0.4363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60.821" calcext:value-type="float">
            <text:p>460.8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97" calcext:value-type="float">
            <text:p>0.4355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55.187" calcext:value-type="float">
            <text:p>455.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64" calcext:value-type="float">
            <text:p>0.4349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50.157" calcext:value-type="float">
            <text:p>450.1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01" calcext:value-type="float">
            <text:p>0.4344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5.518" calcext:value-type="float">
            <text:p>445.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01" calcext:value-type="float">
            <text:p>0.4339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41.029" calcext:value-type="float">
            <text:p>441.0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58" calcext:value-type="float">
            <text:p>0.4334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36.397" calcext:value-type="float">
            <text:p>436.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68" calcext:value-type="float">
            <text:p>0.4330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31.241" calcext:value-type="float">
            <text:p>431.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26" calcext:value-type="float">
            <text:p>0.4327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25.09" calcext:value-type="float">
            <text:p>425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31" calcext:value-type="float">
            <text:p>0.4324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17.663" calcext:value-type="float">
            <text:p>417.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74" calcext:value-type="float">
            <text:p>0.4321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09.376" calcext:value-type="float">
            <text:p>409.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45" calcext:value-type="float">
            <text:p>0.4319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00.923" calcext:value-type="float">
            <text:p>400.9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41" calcext:value-type="float">
            <text:p>0.4317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92.759" calcext:value-type="float">
            <text:p>392.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58" calcext:value-type="float">
            <text:p>0.4315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85.107" calcext:value-type="float">
            <text:p>385.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97" calcext:value-type="float">
            <text:p>0.4313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78.055" calcext:value-type="float">
            <text:p>378.0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53" calcext:value-type="float">
            <text:p>0.4312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71.622" calcext:value-type="float">
            <text:p>371.6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27" calcext:value-type="float">
            <text:p>0.4311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365.789" calcext:value-type="float">
            <text:p>365.7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16" calcext:value-type="float">
            <text:p>0.4310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60.521" calcext:value-type="float">
            <text:p>360.5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18" calcext:value-type="float">
            <text:p>0.4309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55.774" calcext:value-type="float">
            <text:p>355.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32" calcext:value-type="float">
            <text:p>0.4308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39.97" calcext:value-type="float">
            <text:p>1639.9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03453" calcext:value-type="float">
            <text:p>0.01034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6454.4" calcext:value-type="float">
            <text:p>36454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99132" calcext:value-type="float">
            <text:p>0.7991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584.1" calcext:value-type="float">
            <text:p>20584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4171" calcext:value-type="float">
            <text:p>0.7341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868.5" calcext:value-type="float">
            <text:p>12868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3908" calcext:value-type="float">
            <text:p>0.6839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574.41" calcext:value-type="float">
            <text:p>8574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4235" calcext:value-type="float">
            <text:p>0.6442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983.9" calcext:value-type="float">
            <text:p>5983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2348" calcext:value-type="float">
            <text:p>0.6123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331.72" calcext:value-type="float">
            <text:p>4331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6322" calcext:value-type="float">
            <text:p>0.5863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233.5" calcext:value-type="float">
            <text:p>3233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4805" calcext:value-type="float">
            <text:p>0.5648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479.56" calcext:value-type="float">
            <text:p>2479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6822" calcext:value-type="float">
            <text:p>0.5468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948.35" calcext:value-type="float">
            <text:p>1948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1655" calcext:value-type="float">
            <text:p>0.5316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565.95" calcext:value-type="float">
            <text:p>1565.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8766" calcext:value-type="float">
            <text:p>0.5187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285.66" calcext:value-type="float">
            <text:p>1285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7739" calcext:value-type="float">
            <text:p>0.5077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077.04" calcext:value-type="float">
            <text:p>1077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8253" calcext:value-type="float">
            <text:p>0.4982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919.687" calcext:value-type="float">
            <text:p>919.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053" calcext:value-type="float">
            <text:p>0.4900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799.639" calcext:value-type="float">
            <text:p>799.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2934" calcext:value-type="float">
            <text:p>0.4829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707.136" calcext:value-type="float">
            <text:p>707.1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6731" calcext:value-type="float">
            <text:p>0.4767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635.242" calcext:value-type="float">
            <text:p>635.2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31" calcext:value-type="float">
            <text:p>0.471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78.958" calcext:value-type="float">
            <text:p>578.9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559" calcext:value-type="float">
            <text:p>0.4665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534.626" calcext:value-type="float">
            <text:p>534.6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384" calcext:value-type="float">
            <text:p>0.4623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499.544" calcext:value-type="float">
            <text:p>499.5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708" calcext:value-type="float">
            <text:p>0.4587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71.694" calcext:value-type="float">
            <text:p>471.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465" calcext:value-type="float">
            <text:p>0.4554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49.554" calcext:value-type="float">
            <text:p>449.5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599" calcext:value-type="float">
            <text:p>0.4525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31.966" calcext:value-type="float">
            <text:p>431.9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064" calcext:value-type="float">
            <text:p>0.4500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18.047" calcext:value-type="float">
            <text:p>418.0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817" calcext:value-type="float">
            <text:p>0.4478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07.113" calcext:value-type="float">
            <text:p>407.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824" calcext:value-type="float">
            <text:p>0.4458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98.636" calcext:value-type="float">
            <text:p>398.6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054" calcext:value-type="float">
            <text:p>0.4440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92.204" calcext:value-type="float">
            <text:p>392.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481" calcext:value-type="float">
            <text:p>0.4424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87.494" calcext:value-type="float">
            <text:p>387.4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082" calcext:value-type="float">
            <text:p>0.441082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384.248" calcext:value-type="float">
            <text:p>384.2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837" calcext:value-type="float">
            <text:p>0.4398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82.264" calcext:value-type="float">
            <text:p>382.2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729" calcext:value-type="float">
            <text:p>0.4387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1.373" calcext:value-type="float">
            <text:p>381.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741" calcext:value-type="float">
            <text:p>0.4377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1.435" calcext:value-type="float">
            <text:p>381.4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61" calcext:value-type="float">
            <text:p>0.4368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2.329" calcext:value-type="float">
            <text:p>382.3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77" calcext:value-type="float">
            <text:p>0.4360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3.942" calcext:value-type="float">
            <text:p>383.9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78" calcext:value-type="float">
            <text:p>0.4353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86.165" calcext:value-type="float">
            <text:p>386.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55" calcext:value-type="float">
            <text:p>0.4347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8.882" calcext:value-type="float">
            <text:p>388.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01" calcext:value-type="float">
            <text:p>0.4342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91.969" calcext:value-type="float">
            <text:p>391.9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07" calcext:value-type="float">
            <text:p>0.4337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95.289" calcext:value-type="float">
            <text:p>395.2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68" calcext:value-type="float">
            <text:p>0.4332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98.687" calcext:value-type="float">
            <text:p>398.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78" calcext:value-type="float">
            <text:p>0.4328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01.994" calcext:value-type="float">
            <text:p>401.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33" calcext:value-type="float">
            <text:p>0.4325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05.03" calcext:value-type="float">
            <text:p>405.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27" calcext:value-type="float">
            <text:p>0.4322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07.611" calcext:value-type="float">
            <text:p>407.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58" calcext:value-type="float">
            <text:p>0.4319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09.556" calcext:value-type="float">
            <text:p>409.5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21" calcext:value-type="float">
            <text:p>0.4317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10.691" calcext:value-type="float">
            <text:p>410.6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16" calcext:value-type="float">
            <text:p>0.4315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10.853" calcext:value-type="float">
            <text:p>410.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4" calcext:value-type="float">
            <text:p>0.431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09.877" calcext:value-type="float">
            <text:p>409.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93" calcext:value-type="float">
            <text:p>0.4311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07.563" calcext:value-type="float">
            <text:p>407.5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77" calcext:value-type="float">
            <text:p>0.4310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403.572" calcext:value-type="float">
            <text:p>403.5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06" calcext:value-type="float">
            <text:p>0.4310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97.462" calcext:value-type="float">
            <text:p>397.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77" calcext:value-type="float">
            <text:p>0.4309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390.283" calcext:value-type="float">
            <text:p>390.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17" calcext:value-type="float">
            <text:p>0.4309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383.194" calcext:value-type="float">
            <text:p>383.1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48" calcext:value-type="float">
            <text:p>0.4308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9847.5" calcext:value-type="float">
            <text:p>59847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8902" calcext:value-type="float">
            <text:p>0.8689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220.1" calcext:value-type="float">
            <text:p>2522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7767" calcext:value-type="float">
            <text:p>0.7877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3888.6" calcext:value-type="float">
            <text:p>13888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5643" calcext:value-type="float">
            <text:p>0.7256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8432.32" calcext:value-type="float">
            <text:p>8432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7336" calcext:value-type="float">
            <text:p>0.6773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439.32" calcext:value-type="float">
            <text:p>5439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9058" calcext:value-type="float">
            <text:p>0.6390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668.52" calcext:value-type="float">
            <text:p>3668.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8197" calcext:value-type="float">
            <text:p>0.6081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566.32" calcext:value-type="float">
            <text:p>2566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2943" calcext:value-type="float">
            <text:p>0.5829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854.84" calcext:value-type="float">
            <text:p>1854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2021" calcext:value-type="float">
            <text:p>0.5620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382.96" calcext:value-type="float">
            <text:p>1382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4505" calcext:value-type="float">
            <text:p>0.5445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063.55" calcext:value-type="float">
            <text:p>1063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9712" calcext:value-type="float">
            <text:p>0.5297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844.037" calcext:value-type="float">
            <text:p>844.0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7124" calcext:value-type="float">
            <text:p>0.5171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691.509" calcext:value-type="float">
            <text:p>691.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6345" calcext:value-type="float">
            <text:p>0.5063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584.763" calcext:value-type="float">
            <text:p>584.7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7063" calcext:value-type="float">
            <text:p>0.4970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509.792" calcext:value-type="float">
            <text:p>509.7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9034" calcext:value-type="float">
            <text:p>0.4890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57.149" calcext:value-type="float">
            <text:p>457.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2059" calcext:value-type="float">
            <text:p>0.4820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420.354" calcext:value-type="float">
            <text:p>420.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979" calcext:value-type="float">
            <text:p>0.4759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94.897" calcext:value-type="float">
            <text:p>394.8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662" calcext:value-type="float">
            <text:p>0.4706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77.596" calcext:value-type="float">
            <text:p>377.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66.189" calcext:value-type="float">
            <text:p>366.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902" calcext:value-type="float">
            <text:p>0.4619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59.049" calcext:value-type="float">
            <text:p>359.0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293" calcext:value-type="float">
            <text:p>0.4582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109" calcext:value-type="float">
            <text:p>0.4551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53.187" calcext:value-type="float">
            <text:p>353.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295" calcext:value-type="float">
            <text:p>0.4522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52.987" calcext:value-type="float">
            <text:p>352.9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804" calcext:value-type="float">
            <text:p>0.4498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53.944" calcext:value-type="float">
            <text:p>353.9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597" calcext:value-type="float">
            <text:p>0.4475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55.724" calcext:value-type="float">
            <text:p>355.7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638" calcext:value-type="float">
            <text:p>0.4456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58.08" calcext:value-type="float">
            <text:p>358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899" calcext:value-type="float">
            <text:p>0.4438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60.834" calcext:value-type="float">
            <text:p>360.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354" calcext:value-type="float">
            <text:p>0.4423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63.852" calcext:value-type="float">
            <text:p>363.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79" calcext:value-type="float">
            <text:p>0.4409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67.036" calcext:value-type="float">
            <text:p>367.0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756" calcext:value-type="float">
            <text:p>0.439756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370.31" calcext:value-type="float">
            <text:p>370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67" calcext:value-type="float">
            <text:p>0.438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3.617" calcext:value-type="float">
            <text:p>373.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96" calcext:value-type="float">
            <text:p>0.4376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76.908" calcext:value-type="float">
            <text:p>376.9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32" calcext:value-type="float">
            <text:p>0.4368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0.139" calcext:value-type="float">
            <text:p>380.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61" calcext:value-type="float">
            <text:p>0.4360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3.27" calcext:value-type="float">
            <text:p>383.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75" calcext:value-type="float">
            <text:p>0.4353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6.255" calcext:value-type="float">
            <text:p>386.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63" calcext:value-type="float">
            <text:p>0.4347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89.046" calcext:value-type="float">
            <text:p>389.0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18" calcext:value-type="float">
            <text:p>0.4342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91.589" calcext:value-type="float">
            <text:p>391.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34" calcext:value-type="float">
            <text:p>0.4337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3.82" calcext:value-type="float">
            <text:p>393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03" calcext:value-type="float">
            <text:p>0.4333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95.67" calcext:value-type="float">
            <text:p>395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2" calcext:value-type="float">
            <text:p>0.432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97.062" calcext:value-type="float">
            <text:p>397.0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82" calcext:value-type="float">
            <text:p>0.4325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97.915" calcext:value-type="float">
            <text:p>397.9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83" calcext:value-type="float">
            <text:p>0.4322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8.145" calcext:value-type="float">
            <text:p>398.1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2" calcext:value-type="float">
            <text:p>0.432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97.672" calcext:value-type="float">
            <text:p>397.6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91" calcext:value-type="float">
            <text:p>0.4317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96.423" calcext:value-type="float">
            <text:p>396.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94" calcext:value-type="float">
            <text:p>0.4315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94.339" calcext:value-type="float">
            <text:p>394.3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27" calcext:value-type="float">
            <text:p>0.4314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91.382" calcext:value-type="float">
            <text:p>391.3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89" calcext:value-type="float">
            <text:p>0.4312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387.527" calcext:value-type="float">
            <text:p>387.5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82" calcext:value-type="float">
            <text:p>0.4311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82.743" calcext:value-type="float">
            <text:p>382.7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11" calcext:value-type="float">
            <text:p>0.431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76.951" calcext:value-type="float">
            <text:p>376.9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86" calcext:value-type="float">
            <text:p>0.4310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370.424" calcext:value-type="float">
            <text:p>370.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58" calcext:value-type="float">
            <text:p>0.4310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64.035" calcext:value-type="float">
            <text:p>364.0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98" calcext:value-type="float">
            <text:p>0.4309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4347.9" calcext:value-type="float">
            <text:p>44347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48243" calcext:value-type="float">
            <text:p>0.8482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586.3" calcext:value-type="float">
            <text:p>19586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3339" calcext:value-type="float">
            <text:p>0.7733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936.2" calcext:value-type="float">
            <text:p>10936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5146" calcext:value-type="float">
            <text:p>0.7151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672.16" calcext:value-type="float">
            <text:p>6672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944" calcext:value-type="float">
            <text:p>0.669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307.01" calcext:value-type="float">
            <text:p>4307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2955" calcext:value-type="float">
            <text:p>0.6329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01.54" calcext:value-type="float">
            <text:p>290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377" calcext:value-type="float">
            <text:p>0.6033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26.98" calcext:value-type="float">
            <text:p>2026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9071" calcext:value-type="float">
            <text:p>0.5790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464.69" calcext:value-type="float">
            <text:p>1464.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867" calcext:value-type="float">
            <text:p>0.5588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94.51" calcext:value-type="float">
            <text:p>1094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908" calcext:value-type="float">
            <text:p>0.5419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46.625" calcext:value-type="float">
            <text:p>846.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554" calcext:value-type="float">
            <text:p>0.5275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78.711" calcext:value-type="float">
            <text:p>678.7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319" calcext:value-type="float">
            <text:p>0.5153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564.205" calcext:value-type="float">
            <text:p>564.2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826" calcext:value-type="float">
            <text:p>0.5048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85.966" calcext:value-type="float">
            <text:p>485.9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78" calcext:value-type="float">
            <text:p>0.495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32.676" calcext:value-type="float">
            <text:p>432.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947" calcext:value-type="float">
            <text:p>0.4879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96.712" calcext:value-type="float">
            <text:p>396.7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136" calcext:value-type="float">
            <text:p>0.4811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72.86" calcext:value-type="float">
            <text:p>372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195" calcext:value-type="float">
            <text:p>0.4751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57.505" calcext:value-type="float">
            <text:p>357.5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997" calcext:value-type="float">
            <text:p>0.4699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48.108" calcext:value-type="float">
            <text:p>348.1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437" calcext:value-type="float">
            <text:p>0.4654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42.876" calcext:value-type="float">
            <text:p>342.8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428" calcext:value-type="float">
            <text:p>0.4614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340.526" calcext:value-type="float">
            <text:p>340.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895" calcext:value-type="float">
            <text:p>0.4578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40.142" calcext:value-type="float">
            <text:p>340.1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778" calcext:value-type="float">
            <text:p>0.4547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41.061" calcext:value-type="float">
            <text:p>341.0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022" calcext:value-type="float">
            <text:p>0.4520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42.805" calcext:value-type="float">
            <text:p>342.8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583" calcext:value-type="float">
            <text:p>0.4495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45.026" calcext:value-type="float">
            <text:p>345.0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423" calcext:value-type="float">
            <text:p>0.4474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47.474" calcext:value-type="float">
            <text:p>347.4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506" calcext:value-type="float">
            <text:p>0.4455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49.963" calcext:value-type="float">
            <text:p>349.9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805" calcext:value-type="float">
            <text:p>0.4438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52.361" calcext:value-type="float">
            <text:p>352.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293" calcext:value-type="float">
            <text:p>0.4422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54.565" calcext:value-type="float">
            <text:p>354.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5" calcext:value-type="float">
            <text:p>0.440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56.501" calcext:value-type="float">
            <text:p>356.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757" calcext:value-type="float">
            <text:p>0.4397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58.11" calcext:value-type="float">
            <text:p>358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95" calcext:value-type="float">
            <text:p>0.438695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359.342" calcext:value-type="float">
            <text:p>359.3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752" calcext:value-type="float">
            <text:p>0.4377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0.152" calcext:value-type="float">
            <text:p>360.1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14" calcext:value-type="float">
            <text:p>0.4369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0.499" calcext:value-type="float">
            <text:p>360.4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7" calcext:value-type="float">
            <text:p>0.436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0.339" calcext:value-type="float">
            <text:p>360.3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11" calcext:value-type="float">
            <text:p>0.4355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9.623" calcext:value-type="float">
            <text:p>359.6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29" calcext:value-type="float">
            <text:p>0.4349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58.3" calcext:value-type="float">
            <text:p>358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16" calcext:value-type="float">
            <text:p>0.4344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56.316" calcext:value-type="float">
            <text:p>356.3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68" calcext:value-type="float">
            <text:p>0.4339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53.635" calcext:value-type="float">
            <text:p>353.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78" calcext:value-type="float">
            <text:p>0.4335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50.278" calcext:value-type="float">
            <text:p>350.2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42" calcext:value-type="float">
            <text:p>0.4332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6.36" calcext:value-type="float">
            <text:p>346.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5" calcext:value-type="float">
            <text:p>0.432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42.085" calcext:value-type="float">
            <text:p>342.0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95" calcext:value-type="float">
            <text:p>0.4326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37.655" calcext:value-type="float">
            <text:p>337.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72" calcext:value-type="float">
            <text:p>0.4324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33.185" calcext:value-type="float">
            <text:p>333.1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83" calcext:value-type="float">
            <text:p>0.4322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28.654" calcext:value-type="float">
            <text:p>328.6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38" calcext:value-type="float">
            <text:p>0.4321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23.584" calcext:value-type="float">
            <text:p>323.5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33" calcext:value-type="float">
            <text:p>0.4321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17.39" calcext:value-type="float">
            <text:p>317.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66" calcext:value-type="float">
            <text:p>0.4320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12.146" calcext:value-type="float">
            <text:p>312.1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25" calcext:value-type="float">
            <text:p>0.4319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08.185" calcext:value-type="float">
            <text:p>308.1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84" calcext:value-type="float">
            <text:p>0.4317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05.396" calcext:value-type="float">
            <text:p>305.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5" calcext:value-type="float">
            <text:p>0.431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303.591" calcext:value-type="float">
            <text:p>303.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26" calcext:value-type="float">
            <text:p>0.4315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2.573" calcext:value-type="float">
            <text:p>302.5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1" calcext:value-type="float">
            <text:p>0.431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389.6" calcext:value-type="float">
            <text:p>3389.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71052" calcext:value-type="float">
            <text:p>0.00710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087.4" calcext:value-type="float">
            <text:p>16087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60955" calcext:value-type="float">
            <text:p>0.7609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9594.6" calcext:value-type="float">
            <text:p>9594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6074" calcext:value-type="float">
            <text:p>0.7060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208.49" calcext:value-type="float">
            <text:p>6208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2482" calcext:value-type="float">
            <text:p>0.6624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244.91" calcext:value-type="float">
            <text:p>4244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7466" calcext:value-type="float">
            <text:p>0.6274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029.83" calcext:value-type="float">
            <text:p>3029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8958" calcext:value-type="float">
            <text:p>0.5989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242.71" calcext:value-type="float">
            <text:p>2242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5458" calcext:value-type="float">
            <text:p>0.5754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714.89" calcext:value-type="float">
            <text:p>1714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5877" calcext:value-type="float">
            <text:p>0.5558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351.18" calcext:value-type="float">
            <text:p>1351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941" calcext:value-type="float">
            <text:p>0.539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94.96" calcext:value-type="float">
            <text:p>1094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545" calcext:value-type="float">
            <text:p>0.525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911.102" calcext:value-type="float">
            <text:p>911.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3536" calcext:value-type="float">
            <text:p>0.5135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77.113" calcext:value-type="float">
            <text:p>777.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3307" calcext:value-type="float">
            <text:p>0.5033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678.145" calcext:value-type="float">
            <text:p>678.1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4481" calcext:value-type="float">
            <text:p>0.4944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604.173" calcext:value-type="float">
            <text:p>604.1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6832" calcext:value-type="float">
            <text:p>0.4868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548.29" calcext:value-type="float">
            <text:p>548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178" calcext:value-type="float">
            <text:p>0.4801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505.649" calcext:value-type="float">
            <text:p>505.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371" calcext:value-type="float">
            <text:p>0.4743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72.794" calcext:value-type="float">
            <text:p>472.7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287" calcext:value-type="float">
            <text:p>0.4692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47.231" calcext:value-type="float">
            <text:p>447.2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826" calcext:value-type="float">
            <text:p>0.4648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27.131" calcext:value-type="float">
            <text:p>427.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902" calcext:value-type="float">
            <text:p>0.4609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11.14" calcext:value-type="float">
            <text:p>411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446" calcext:value-type="float">
            <text:p>0.4574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98.241" calcext:value-type="float">
            <text:p>398.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395" calcext:value-type="float">
            <text:p>0.4543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87.664" calcext:value-type="float">
            <text:p>387.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699" calcext:value-type="float">
            <text:p>0.4516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78.815" calcext:value-type="float">
            <text:p>378.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314" calcext:value-type="float">
            <text:p>0.4493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71.23" calcext:value-type="float">
            <text:p>371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201" calcext:value-type="float">
            <text:p>0.4472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64.538" calcext:value-type="float">
            <text:p>364.5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33" calcext:value-type="float">
            <text:p>0.445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58.435" calcext:value-type="float">
            <text:p>358.4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671" calcext:value-type="float">
            <text:p>0.4436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52.664" calcext:value-type="float">
            <text:p>352.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202" calcext:value-type="float">
            <text:p>0.4422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46.997" calcext:value-type="float">
            <text:p>346.9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01" calcext:value-type="float">
            <text:p>0.4409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41.227" calcext:value-type="float">
            <text:p>341.2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751" calcext:value-type="float">
            <text:p>0.4397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35.161" calcext:value-type="float">
            <text:p>335.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738" calcext:value-type="float">
            <text:p>0.4387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8.629" calcext:value-type="float">
            <text:p>328.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49" calcext:value-type="float">
            <text:p>0.437849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73" calcext:value-type="float">
            <text:p>0.4370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3.956" calcext:value-type="float">
            <text:p>313.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94" calcext:value-type="float">
            <text:p>0.4363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06.221" calcext:value-type="float">
            <text:p>306.2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792" calcext:value-type="float">
            <text:p>0.4357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98.822" calcext:value-type="float">
            <text:p>298.8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49" calcext:value-type="float">
            <text:p>0.4352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92.192" calcext:value-type="float">
            <text:p>292.1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54" calcext:value-type="float">
            <text:p>0.4347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86.577" calcext:value-type="float">
            <text:p>286.5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04" calcext:value-type="float">
            <text:p>0.4343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82.05" calcext:value-type="float">
            <text:p>282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96" calcext:value-type="float">
            <text:p>0.4338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78.57" calcext:value-type="float">
            <text:p>278.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27" calcext:value-type="float">
            <text:p>0.4335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76.035" calcext:value-type="float">
            <text:p>276.0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96" calcext:value-type="float">
            <text:p>0.4331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74.318" calcext:value-type="float">
            <text:p>274.3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99" calcext:value-type="float">
            <text:p>0.4328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273.289" calcext:value-type="float">
            <text:p>273.2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35" calcext:value-type="float">
            <text:p>0.4326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72.824" calcext:value-type="float">
            <text:p>272.8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01" calcext:value-type="float">
            <text:p>0.4324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72.808" calcext:value-type="float">
            <text:p>272.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95" calcext:value-type="float">
            <text:p>0.4321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73.143" calcext:value-type="float">
            <text:p>273.1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15" calcext:value-type="float">
            <text:p>0.4320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73.743" calcext:value-type="float">
            <text:p>273.7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61" calcext:value-type="float">
            <text:p>0.4318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274.53" calcext:value-type="float">
            <text:p>274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33" calcext:value-type="float">
            <text:p>0.4317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275.428" calcext:value-type="float">
            <text:p>275.4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35" calcext:value-type="float">
            <text:p>0.4316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276.307" calcext:value-type="float">
            <text:p>276.3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12" calcext:value-type="float">
            <text:p>0.4316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76.895" calcext:value-type="float">
            <text:p>276.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42" calcext:value-type="float">
            <text:p>0.4316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78.072" calcext:value-type="float">
            <text:p>278.0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38" calcext:value-type="float">
            <text:p>0.4315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648.3" calcext:value-type="float">
            <text:p>30648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28999" calcext:value-type="float">
            <text:p>0.8289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946.8" calcext:value-type="float">
            <text:p>15946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5831" calcext:value-type="float">
            <text:p>0.758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846.47" calcext:value-type="float">
            <text:p>9846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3043" calcext:value-type="float">
            <text:p>0.7030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614.16" calcext:value-type="float">
            <text:p>6614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59576" calcext:value-type="float">
            <text:p>0.6595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703.27" calcext:value-type="float">
            <text:p>4703.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4823" calcext:value-type="float">
            <text:p>0.6248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493.25" calcext:value-type="float">
            <text:p>3493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6602" calcext:value-type="float">
            <text:p>0.5966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688.47" calcext:value-type="float">
            <text:p>2688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3374" calcext:value-type="float">
            <text:p>0.5733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132.7" calcext:value-type="float">
            <text:p>2132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4038" calcext:value-type="float">
            <text:p>0.5540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737.15" calcext:value-type="float">
            <text:p>1737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7786" calcext:value-type="float">
            <text:p>0.5377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48.54" calcext:value-type="float">
            <text:p>1448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4014" calcext:value-type="float">
            <text:p>0.5240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233.46" calcext:value-type="float">
            <text:p>1233.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2262" calcext:value-type="float">
            <text:p>0.5122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070.26" calcext:value-type="float">
            <text:p>1070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2174" calcext:value-type="float">
            <text:p>0.5021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44.426" calcext:value-type="float">
            <text:p>944.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3471" calcext:value-type="float">
            <text:p>0.4934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846.026" calcext:value-type="float">
            <text:p>846.0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5928" calcext:value-type="float">
            <text:p>0.4859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68.094" calcext:value-type="float">
            <text:p>768.0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9366" calcext:value-type="float">
            <text:p>0.4793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705.65" calcext:value-type="float">
            <text:p>705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3638" calcext:value-type="float">
            <text:p>0.4736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55.077" calcext:value-type="float">
            <text:p>655.0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8624" calcext:value-type="float">
            <text:p>0.4686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13.704" calcext:value-type="float">
            <text:p>613.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223" calcext:value-type="float">
            <text:p>0.4642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579.528" calcext:value-type="float">
            <text:p>579.5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352" calcext:value-type="float">
            <text:p>0.4603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51.033" calcext:value-type="float">
            <text:p>551.0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941" calcext:value-type="float">
            <text:p>0.4569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7.05" calcext:value-type="float">
            <text:p>527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93" calcext:value-type="float">
            <text:p>0.453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506.668" calcext:value-type="float">
            <text:p>506.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268" calcext:value-type="float">
            <text:p>0.4512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89.17" calcext:value-type="float">
            <text:p>489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912" calcext:value-type="float">
            <text:p>0.4489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473.976" calcext:value-type="float">
            <text:p>473.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824" calcext:value-type="float">
            <text:p>0.4468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60.615" calcext:value-type="float">
            <text:p>460.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973" calcext:value-type="float">
            <text:p>0.4449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448.688" calcext:value-type="float">
            <text:p>448.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331" calcext:value-type="float">
            <text:p>0.4433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437.85" calcext:value-type="float">
            <text:p>437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874" calcext:value-type="float">
            <text:p>0.4418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427.781" calcext:value-type="float">
            <text:p>427.7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582" calcext:value-type="float">
            <text:p>0.4405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18.169" calcext:value-type="float">
            <text:p>418.1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437" calcext:value-type="float">
            <text:p>0.4394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408.668" calcext:value-type="float">
            <text:p>408.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427" calcext:value-type="float">
            <text:p>0.4384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98.867" calcext:value-type="float">
            <text:p>398.8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54" calcext:value-type="float">
            <text:p>0.437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88.271" calcext:value-type="float">
            <text:p>388.2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69" calcext:value-type="float">
            <text:p>0.436769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376.607" calcext:value-type="float">
            <text:p>376.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99" calcext:value-type="float">
            <text:p>0.4360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4.488" calcext:value-type="float">
            <text:p>364.4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98" calcext:value-type="float">
            <text:p>0.4354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3.003" calcext:value-type="float">
            <text:p>353.0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5" calcext:value-type="float">
            <text:p>0.434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42.819" calcext:value-type="float">
            <text:p>342.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52" calcext:value-type="float">
            <text:p>0.4344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4.149" calcext:value-type="float">
            <text:p>334.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01" calcext:value-type="float">
            <text:p>0.434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26.967" calcext:value-type="float">
            <text:p>326.9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95" calcext:value-type="float">
            <text:p>0.4335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21.14" calcext:value-type="float">
            <text:p>321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31" calcext:value-type="float">
            <text:p>0.4332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16.494" calcext:value-type="float">
            <text:p>316.4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05" calcext:value-type="float">
            <text:p>0.4329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12.853" calcext:value-type="float">
            <text:p>312.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13" calcext:value-type="float">
            <text:p>0.4326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10.049" calcext:value-type="float">
            <text:p>310.0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54" calcext:value-type="float">
            <text:p>0.4323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07.934" calcext:value-type="float">
            <text:p>307.9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22" calcext:value-type="float">
            <text:p>0.4321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06.38" calcext:value-type="float">
            <text:p>306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17" calcext:value-type="float">
            <text:p>0.4319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05.279" calcext:value-type="float">
            <text:p>305.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34" calcext:value-type="float">
            <text:p>0.4317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04.543" calcext:value-type="float">
            <text:p>304.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72" calcext:value-type="float">
            <text:p>0.4315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04.097" calcext:value-type="float">
            <text:p>304.0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28" calcext:value-type="float">
            <text:p>0.4314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03.885" calcext:value-type="float">
            <text:p>303.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01" calcext:value-type="float">
            <text:p>0.4313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03.857" calcext:value-type="float">
            <text:p>303.8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88" calcext:value-type="float">
            <text:p>0.4311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03.977" calcext:value-type="float">
            <text:p>303.9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87" calcext:value-type="float">
            <text:p>0.4310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04.214" calcext:value-type="float">
            <text:p>304.2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98" calcext:value-type="float">
            <text:p>0.4309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7270.9" calcext:value-type="float">
            <text:p>2727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33383" calcext:value-type="float">
            <text:p>0.8333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3789.6" calcext:value-type="float">
            <text:p>13789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61676" calcext:value-type="float">
            <text:p>0.7616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395.63" calcext:value-type="float">
            <text:p>8395.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571" calcext:value-type="float">
            <text:p>0.705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5592.19" calcext:value-type="float">
            <text:p>5592.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1731" calcext:value-type="float">
            <text:p>0.6617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957.67" calcext:value-type="float">
            <text:p>3957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6592" calcext:value-type="float">
            <text:p>0.6265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934.14" calcext:value-type="float">
            <text:p>2934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8072" calcext:value-type="float">
            <text:p>0.5980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259.89" calcext:value-type="float">
            <text:p>2259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461" calcext:value-type="float">
            <text:p>0.574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798.24" calcext:value-type="float">
            <text:p>1798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5086" calcext:value-type="float">
            <text:p>0.5550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472.26" calcext:value-type="float">
            <text:p>1472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8681" calcext:value-type="float">
            <text:p>0.5386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236.2" calcext:value-type="float">
            <text:p>1236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4784" calcext:value-type="float">
            <text:p>0.5247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061.57" calcext:value-type="float">
            <text:p>1061.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2928" calcext:value-type="float">
            <text:p>0.5129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930.007" calcext:value-type="float">
            <text:p>930.0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2752" calcext:value-type="float">
            <text:p>0.5027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829.318" calcext:value-type="float">
            <text:p>829.3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3974" calcext:value-type="float">
            <text:p>0.4939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751.184" calcext:value-type="float">
            <text:p>751.1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6368" calcext:value-type="float">
            <text:p>0.4863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689.805" calcext:value-type="float">
            <text:p>689.8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9751" calcext:value-type="float">
            <text:p>0.4797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641.065" calcext:value-type="float">
            <text:p>641.0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3975" calcext:value-type="float">
            <text:p>0.4739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601.984" calcext:value-type="float">
            <text:p>601.9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8919" calcext:value-type="float">
            <text:p>0.4689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70.38" calcext:value-type="float">
            <text:p>570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481" calcext:value-type="float">
            <text:p>0.4644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544.627" calcext:value-type="float">
            <text:p>544.6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577" calcext:value-type="float">
            <text:p>0.4605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23.501" calcext:value-type="float">
            <text:p>523.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136" calcext:value-type="float">
            <text:p>0.4571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506.07" calcext:value-type="float">
            <text:p>506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097" calcext:value-type="float">
            <text:p>0.4540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91.617" calcext:value-type="float">
            <text:p>491.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409" calcext:value-type="float">
            <text:p>0.4514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479.584" calcext:value-type="float">
            <text:p>479.5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029" calcext:value-type="float">
            <text:p>0.4490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469.534" calcext:value-type="float">
            <text:p>469.5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918" calcext:value-type="float">
            <text:p>0.4469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61.118" calcext:value-type="float">
            <text:p>461.1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043" calcext:value-type="float">
            <text:p>0.4450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54.059" calcext:value-type="float">
            <text:p>454.0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378" calcext:value-type="float">
            <text:p>0.4433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48.132" calcext:value-type="float">
            <text:p>448.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897" calcext:value-type="float">
            <text:p>0.4418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43.152" calcext:value-type="float">
            <text:p>443.1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578" calcext:value-type="float">
            <text:p>0.4405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38.964" calcext:value-type="float">
            <text:p>438.9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403" calcext:value-type="float">
            <text:p>0.4394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35.437" calcext:value-type="float">
            <text:p>435.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356" calcext:value-type="float">
            <text:p>0.4383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32.453" calcext:value-type="float">
            <text:p>432.4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423" calcext:value-type="float">
            <text:p>0.4374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29.907" calcext:value-type="float">
            <text:p>429.9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59" calcext:value-type="float">
            <text:p>0.436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27.698" calcext:value-type="float">
            <text:p>427.6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846" calcext:value-type="float">
            <text:p>0.435846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425.726" calcext:value-type="float">
            <text:p>425.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183" calcext:value-type="float">
            <text:p>0.4351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3.887" calcext:value-type="float">
            <text:p>423.8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91" calcext:value-type="float">
            <text:p>0.4345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22.067" calcext:value-type="float">
            <text:p>422.0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63" calcext:value-type="float">
            <text:p>0.4340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20.145" calcext:value-type="float">
            <text:p>420.1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93" calcext:value-type="float">
            <text:p>0.4335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7.98" calcext:value-type="float">
            <text:p>417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75" calcext:value-type="float">
            <text:p>0.4331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15.416" calcext:value-type="float">
            <text:p>415.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05" calcext:value-type="float">
            <text:p>0.4328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12.276" calcext:value-type="float">
            <text:p>412.2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8" calcext:value-type="float">
            <text:p>0.432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08.355" calcext:value-type="float">
            <text:p>408.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99" calcext:value-type="float">
            <text:p>0.4321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03.442" calcext:value-type="float">
            <text:p>403.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66" calcext:value-type="float">
            <text:p>0.4319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7.541" calcext:value-type="float">
            <text:p>397.5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74" calcext:value-type="float">
            <text:p>0.4317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1.127" calcext:value-type="float">
            <text:p>391.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04" calcext:value-type="float">
            <text:p>0.4316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84.709" calcext:value-type="float">
            <text:p>384.7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49" calcext:value-type="float">
            <text:p>0.4314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78.552" calcext:value-type="float">
            <text:p>378.5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08" calcext:value-type="float">
            <text:p>0.4313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72.769" calcext:value-type="float">
            <text:p>372.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81" calcext:value-type="float">
            <text:p>0.4311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67.403" calcext:value-type="float">
            <text:p>367.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68" calcext:value-type="float">
            <text:p>0.4310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62.46" calcext:value-type="float">
            <text:p>362.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67" calcext:value-type="float">
            <text:p>0.4309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57.929" calcext:value-type="float">
            <text:p>357.9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78" calcext:value-type="float">
            <text:p>0.4308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53.789" calcext:value-type="float">
            <text:p>353.7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99" calcext:value-type="float">
            <text:p>0.4307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9708.2" calcext:value-type="float">
            <text:p>19708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48996" calcext:value-type="float">
            <text:p>0.8489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271.93" calcext:value-type="float">
            <text:p>9271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3858" calcext:value-type="float">
            <text:p>0.7738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366.76" calcext:value-type="float">
            <text:p>5366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5223" calcext:value-type="float">
            <text:p>0.7152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429.85" calcext:value-type="float">
            <text:p>3429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9289" calcext:value-type="float">
            <text:p>0.6692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346.74" calcext:value-type="float">
            <text:p>2346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2701" calcext:value-type="float">
            <text:p>0.6327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695.38" calcext:value-type="float">
            <text:p>1695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084" calcext:value-type="float">
            <text:p>0.6030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283.45" calcext:value-type="float">
            <text:p>1283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774" calcext:value-type="float">
            <text:p>0.5787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013.04" calcext:value-type="float">
            <text:p>1013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584" calcext:value-type="float">
            <text:p>0.5585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830.362" calcext:value-type="float">
            <text:p>830.3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646" calcext:value-type="float">
            <text:p>0.5416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704.118" calcext:value-type="float">
            <text:p>704.1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317" calcext:value-type="float">
            <text:p>0.5273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15.28" calcext:value-type="float">
            <text:p>615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107" calcext:value-type="float">
            <text:p>0.5151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551.852" calcext:value-type="float">
            <text:p>551.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639" calcext:value-type="float">
            <text:p>0.5046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506.045" calcext:value-type="float">
            <text:p>506.0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615" calcext:value-type="float">
            <text:p>0.4956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472.672" calcext:value-type="float">
            <text:p>472.6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802" calcext:value-type="float">
            <text:p>0.4878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48.208" calcext:value-type="float">
            <text:p>448.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009" calcext:value-type="float">
            <text:p>0.4810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430.212" calcext:value-type="float">
            <text:p>430.2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083" calcext:value-type="float">
            <text:p>0.4750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6.966" calcext:value-type="float">
            <text:p>416.9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898" calcext:value-type="float">
            <text:p>0.4698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07.249" calcext:value-type="float">
            <text:p>407.2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348" calcext:value-type="float">
            <text:p>0.4653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00.178" calcext:value-type="float">
            <text:p>400.1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347" calcext:value-type="float">
            <text:p>0.4613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95.113" calcext:value-type="float">
            <text:p>395.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821" calcext:value-type="float">
            <text:p>0.4578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91.58" calcext:value-type="float">
            <text:p>391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708" calcext:value-type="float">
            <text:p>0.4547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89.232" calcext:value-type="float">
            <text:p>389.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954" calcext:value-type="float">
            <text:p>0.4519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87.809" calcext:value-type="float">
            <text:p>387.8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516" calcext:value-type="float">
            <text:p>0.4495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87.116" calcext:value-type="float">
            <text:p>387.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354" calcext:value-type="float">
            <text:p>0.4473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87.005" calcext:value-type="float">
            <text:p>387.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434" calcext:value-type="float">
            <text:p>0.4454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87.363" calcext:value-type="float">
            <text:p>387.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728" calcext:value-type="float">
            <text:p>0.4437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88.104" calcext:value-type="float">
            <text:p>388.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21" calcext:value-type="float">
            <text:p>0.442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89.157" calcext:value-type="float">
            <text:p>389.1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58" calcext:value-type="float">
            <text:p>0.4408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90.467" calcext:value-type="float">
            <text:p>390.4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654" calcext:value-type="float">
            <text:p>0.4396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91.983" calcext:value-type="float">
            <text:p>391.9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58" calcext:value-type="float">
            <text:p>0.438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93.662" calcext:value-type="float">
            <text:p>393.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22" calcext:value-type="float">
            <text:p>0.4376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95.459" calcext:value-type="float">
            <text:p>395.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67" calcext:value-type="float">
            <text:p>0.4367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97.331" calcext:value-type="float">
            <text:p>397.3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03" calcext:value-type="float">
            <text:p>0.4360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99.229" calcext:value-type="float">
            <text:p>399.2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21" calcext:value-type="float">
            <text:p>0.435321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401.098" calcext:value-type="float">
            <text:p>401.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12" calcext:value-type="float">
            <text:p>0.4347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2.877" calcext:value-type="float">
            <text:p>402.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68" calcext:value-type="float">
            <text:p>0.4341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4.492" calcext:value-type="float">
            <text:p>404.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82" calcext:value-type="float">
            <text:p>0.4336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5.86" calcext:value-type="float">
            <text:p>405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48" calcext:value-type="float">
            <text:p>0.4332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6.881" calcext:value-type="float">
            <text:p>406.8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61" calcext:value-type="float">
            <text:p>0.4328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7.427" calcext:value-type="float">
            <text:p>407.4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17" calcext:value-type="float">
            <text:p>0.4325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07.314" calcext:value-type="float">
            <text:p>407.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12" calcext:value-type="float">
            <text:p>0.4322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06.176" calcext:value-type="float">
            <text:p>406.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48" calcext:value-type="float">
            <text:p>0.4319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01.681" calcext:value-type="float">
            <text:p>401.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9" calcext:value-type="float">
            <text:p>0.431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94.677" calcext:value-type="float">
            <text:p>394.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16" calcext:value-type="float">
            <text:p>0.4316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87.667" calcext:value-type="float">
            <text:p>387.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57" calcext:value-type="float">
            <text:p>0.4314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80.931" calcext:value-type="float">
            <text:p>380.9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18" calcext:value-type="float">
            <text:p>0.4313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74.558" calcext:value-type="float">
            <text:p>374.5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96" calcext:value-type="float">
            <text:p>0.4311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68.587" calcext:value-type="float">
            <text:p>368.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9" calcext:value-type="float">
            <text:p>0.431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63.034" calcext:value-type="float">
            <text:p>363.0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98" calcext:value-type="float">
            <text:p>0.4309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57.911" calcext:value-type="float">
            <text:p>357.9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17" calcext:value-type="float">
            <text:p>0.4309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53.222" calcext:value-type="float">
            <text:p>353.2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45" calcext:value-type="float">
            <text:p>0.4308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6129.8" calcext:value-type="float">
            <text:p>16129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9085" calcext:value-type="float">
            <text:p>0.8690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15.89" calcext:value-type="float">
            <text:p>7315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7257" calcext:value-type="float">
            <text:p>0.7872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165.22" calcext:value-type="float">
            <text:p>4165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484" calcext:value-type="float">
            <text:p>0.724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646.65" calcext:value-type="float">
            <text:p>2646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6482" calcext:value-type="float">
            <text:p>0.6764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816.47" calcext:value-type="float">
            <text:p>1816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824" calcext:value-type="float">
            <text:p>0.638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326.67" calcext:value-type="float">
            <text:p>1326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7444" calcext:value-type="float">
            <text:p>0.6074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22.1" calcext:value-type="float">
            <text:p>1022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2266" calcext:value-type="float">
            <text:p>0.5822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825.256" calcext:value-type="float">
            <text:p>825.2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1418" calcext:value-type="float">
            <text:p>0.5614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694.209" calcext:value-type="float">
            <text:p>694.2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3973" calcext:value-type="float">
            <text:p>0.5439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604.915" calcext:value-type="float">
            <text:p>604.9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9244" calcext:value-type="float">
            <text:p>0.5292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42.929" calcext:value-type="float">
            <text:p>542.9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6714" calcext:value-type="float">
            <text:p>0.5167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99.25" calcext:value-type="float">
            <text:p>499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5987" calcext:value-type="float">
            <text:p>0.5059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468.091" calcext:value-type="float">
            <text:p>468.0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6752" calcext:value-type="float">
            <text:p>0.4967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45.637" calcext:value-type="float">
            <text:p>445.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8764" calcext:value-type="float">
            <text:p>0.4887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29.315" calcext:value-type="float">
            <text:p>429.3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826" calcext:value-type="float">
            <text:p>0.4818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17.358" calcext:value-type="float">
            <text:p>417.3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778" calcext:value-type="float">
            <text:p>0.4757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08.534" calcext:value-type="float">
            <text:p>408.5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491" calcext:value-type="float">
            <text:p>0.4704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01.968" calcext:value-type="float">
            <text:p>401.9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855" calcext:value-type="float">
            <text:p>0.4658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97.032" calcext:value-type="float">
            <text:p>397.0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781" calcext:value-type="float">
            <text:p>0.4617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93.27" calcext:value-type="float">
            <text:p>393.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193" calcext:value-type="float">
            <text:p>0.4581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90.345" calcext:value-type="float">
            <text:p>390.3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028" calcext:value-type="float">
            <text:p>0.4550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88.006" calcext:value-type="float">
            <text:p>388.0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231" calcext:value-type="float">
            <text:p>0.4522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86.061" calcext:value-type="float">
            <text:p>386.0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756" calcext:value-type="float">
            <text:p>0.4497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84.364" calcext:value-type="float">
            <text:p>384.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564" calcext:value-type="float">
            <text:p>0.4475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82.796" calcext:value-type="float">
            <text:p>382.7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62" calcext:value-type="float">
            <text:p>0.445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81.26" calcext:value-type="float">
            <text:p>381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894" calcext:value-type="float">
            <text:p>0.4438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79.671" calcext:value-type="float">
            <text:p>379.6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362" calcext:value-type="float">
            <text:p>0.4423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77.949" calcext:value-type="float">
            <text:p>377.9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76.016" calcext:value-type="float">
            <text:p>376.0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79" calcext:value-type="float">
            <text:p>0.439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73.778" calcext:value-type="float">
            <text:p>373.7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714" calcext:value-type="float">
            <text:p>0.4387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71.115" calcext:value-type="float">
            <text:p>371.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759" calcext:value-type="float">
            <text:p>0.4377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67.833" calcext:value-type="float">
            <text:p>367.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13" calcext:value-type="float">
            <text:p>0.4369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3.473" calcext:value-type="float">
            <text:p>363.4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7" calcext:value-type="float">
            <text:p>0.436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56.405" calcext:value-type="float">
            <text:p>356.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5" calcext:value-type="float">
            <text:p>0.435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47.343" calcext:value-type="float">
            <text:p>347.3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86" calcext:value-type="float">
            <text:p>0.434986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338.457" calcext:value-type="float">
            <text:p>338.4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75" calcext:value-type="float">
            <text:p>0.4344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30.205" calcext:value-type="float">
            <text:p>330.2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19" calcext:value-type="float">
            <text:p>0.4340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22.66" calcext:value-type="float">
            <text:p>322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14" calcext:value-type="float">
            <text:p>0.4336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15.781" calcext:value-type="float">
            <text:p>315.7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58" calcext:value-type="float">
            <text:p>0.4332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09.486" calcext:value-type="float">
            <text:p>309.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47" calcext:value-type="float">
            <text:p>0.4329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3.671" calcext:value-type="float">
            <text:p>303.6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81" calcext:value-type="float">
            <text:p>0.4326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98.217" calcext:value-type="float">
            <text:p>298.2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64" calcext:value-type="float">
            <text:p>0.4324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93.028" calcext:value-type="float">
            <text:p>293.0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95" calcext:value-type="float">
            <text:p>0.4322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88.244" calcext:value-type="float">
            <text:p>288.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55" calcext:value-type="float">
            <text:p>0.4321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84.345" calcext:value-type="float">
            <text:p>284.3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16" calcext:value-type="float">
            <text:p>0.4320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81.663" calcext:value-type="float">
            <text:p>281.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75" calcext:value-type="float">
            <text:p>0.4318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280.2" calcext:value-type="float">
            <text:p>28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39" calcext:value-type="float">
            <text:p>0.4317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279.794" calcext:value-type="float">
            <text:p>279.7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11" calcext:value-type="float">
            <text:p>0.4316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280.235" calcext:value-type="float">
            <text:p>280.2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91" calcext:value-type="float">
            <text:p>0.4314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81.315" calcext:value-type="float">
            <text:p>281.3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81" calcext:value-type="float">
            <text:p>0.4313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82.85" calcext:value-type="float">
            <text:p>282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78" calcext:value-type="float">
            <text:p>0.4312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6893.3" calcext:value-type="float">
            <text:p>16893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2883" calcext:value-type="float">
            <text:p>0.8628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144.67" calcext:value-type="float">
            <text:p>8144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2637" calcext:value-type="float">
            <text:p>0.7826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917.21" calcext:value-type="float">
            <text:p>4917.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1284" calcext:value-type="float">
            <text:p>0.7212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301" calcext:value-type="float">
            <text:p>33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369" calcext:value-type="float">
            <text:p>0.673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379.03" calcext:value-type="float">
            <text:p>2379.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6012" calcext:value-type="float">
            <text:p>0.6360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809.07" calcext:value-type="float">
            <text:p>1809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5644" calcext:value-type="float">
            <text:p>0.6056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436.18" calcext:value-type="float">
            <text:p>1436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0797" calcext:value-type="float">
            <text:p>0.5807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181.55" calcext:value-type="float">
            <text:p>118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0211" calcext:value-type="float">
            <text:p>0.5602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01.66" calcext:value-type="float">
            <text:p>1001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2975" calcext:value-type="float">
            <text:p>0.5429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870.972" calcext:value-type="float">
            <text:p>870.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8416" calcext:value-type="float">
            <text:p>0.5284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73.77" calcext:value-type="float">
            <text:p>773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6027" calcext:value-type="float">
            <text:p>0.5160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99.994" calcext:value-type="float">
            <text:p>699.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5416" calcext:value-type="float">
            <text:p>0.5054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642.994" calcext:value-type="float">
            <text:p>642.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6279" calcext:value-type="float">
            <text:p>0.4962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598.247" calcext:value-type="float">
            <text:p>598.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8374" calcext:value-type="float">
            <text:p>0.4883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562.601" calcext:value-type="float">
            <text:p>562.6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508" calcext:value-type="float">
            <text:p>0.4815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533.815" calcext:value-type="float">
            <text:p>533.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522" calcext:value-type="float">
            <text:p>0.4755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510.262" calcext:value-type="float">
            <text:p>510.2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289" calcext:value-type="float">
            <text:p>0.4702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490.738" calcext:value-type="float">
            <text:p>490.7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701" calcext:value-type="float">
            <text:p>0.4657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74.337" calcext:value-type="float">
            <text:p>474.3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67" calcext:value-type="float">
            <text:p>0.461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60.364" calcext:value-type="float">
            <text:p>460.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121" calcext:value-type="float">
            <text:p>0.4581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48.276" calcext:value-type="float">
            <text:p>448.2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992" calcext:value-type="float">
            <text:p>0.4549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437.634" calcext:value-type="float">
            <text:p>437.6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23" calcext:value-type="float">
            <text:p>0.452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28.075" calcext:value-type="float">
            <text:p>428.0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788" calcext:value-type="float">
            <text:p>0.4497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419.285" calcext:value-type="float">
            <text:p>419.2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629" calcext:value-type="float">
            <text:p>0.4476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10.975" calcext:value-type="float">
            <text:p>410.9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72" calcext:value-type="float">
            <text:p>0.445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02.857" calcext:value-type="float">
            <text:p>402.8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034" calcext:value-type="float">
            <text:p>0.4440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94.626" calcext:value-type="float">
            <text:p>394.6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547" calcext:value-type="float">
            <text:p>0.4425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85.967" calcext:value-type="float">
            <text:p>385.9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241" calcext:value-type="float">
            <text:p>0.4412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76.78" calcext:value-type="float">
            <text:p>376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09" calcext:value-type="float">
            <text:p>0.440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67.663" calcext:value-type="float">
            <text:p>367.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053" calcext:value-type="float">
            <text:p>0.4390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59.453" calcext:value-type="float">
            <text:p>359.4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108" calcext:value-type="float">
            <text:p>0.4381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52.517" calcext:value-type="float">
            <text:p>352.5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253" calcext:value-type="float">
            <text:p>0.4372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46.857" calcext:value-type="float">
            <text:p>346.8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484" calcext:value-type="float">
            <text:p>0.4364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42.334" calcext:value-type="float">
            <text:p>342.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794" calcext:value-type="float">
            <text:p>0.43579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38.765" calcext:value-type="float">
            <text:p>338.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175" calcext:value-type="float">
            <text:p>0.4351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35.97" calcext:value-type="float">
            <text:p>335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23" calcext:value-type="float">
            <text:p>0.434623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333.785" calcext:value-type="float">
            <text:p>333.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29" calcext:value-type="float">
            <text:p>0.4341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32.067" calcext:value-type="float">
            <text:p>332.0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89" calcext:value-type="float">
            <text:p>0.4336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30.695" calcext:value-type="float">
            <text:p>330.6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96" calcext:value-type="float">
            <text:p>0.4332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29.569" calcext:value-type="float">
            <text:p>329.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47" calcext:value-type="float">
            <text:p>0.4329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28.602" calcext:value-type="float">
            <text:p>328.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36" calcext:value-type="float">
            <text:p>0.4326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27.722" calcext:value-type="float">
            <text:p>327.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61" calcext:value-type="float">
            <text:p>0.4323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26.866" calcext:value-type="float">
            <text:p>326.8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19" calcext:value-type="float">
            <text:p>0.4321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25.97" calcext:value-type="float">
            <text:p>325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07" calcext:value-type="float">
            <text:p>0.4319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24.965" calcext:value-type="float">
            <text:p>324.9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25" calcext:value-type="float">
            <text:p>0.4317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23.74" calcext:value-type="float">
            <text:p>323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79" calcext:value-type="float">
            <text:p>0.4315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21.988" calcext:value-type="float">
            <text:p>321.9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13" calcext:value-type="float">
            <text:p>0.4315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19.314" calcext:value-type="float">
            <text:p>319.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93" calcext:value-type="float">
            <text:p>0.4314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16.738" calcext:value-type="float">
            <text:p>316.7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2" calcext:value-type="float">
            <text:p>0.431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14.678" calcext:value-type="float">
            <text:p>314.6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32" calcext:value-type="float">
            <text:p>0.4313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13.158" calcext:value-type="float">
            <text:p>313.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39" calcext:value-type="float">
            <text:p>0.4312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2195.3" calcext:value-type="float">
            <text:p>12195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49451" calcext:value-type="float">
            <text:p>0.8494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771.54" calcext:value-type="float">
            <text:p>577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2206" calcext:value-type="float">
            <text:p>0.7722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548.79" calcext:value-type="float">
            <text:p>3548.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3053" calcext:value-type="float">
            <text:p>0.7130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428.65" calcext:value-type="float">
            <text:p>2428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7062" calcext:value-type="float">
            <text:p>0.6670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785.53" calcext:value-type="float">
            <text:p>1785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0584" calcext:value-type="float">
            <text:p>0.6305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386.09" calcext:value-type="float">
            <text:p>1386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1134" calcext:value-type="float">
            <text:p>0.6011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124.08" calcext:value-type="float">
            <text:p>1124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7002" calcext:value-type="float">
            <text:p>0.5770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45.026" calcext:value-type="float">
            <text:p>945.0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6984" calcext:value-type="float">
            <text:p>0.5569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818.652" calcext:value-type="float">
            <text:p>818.6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0204" calcext:value-type="float">
            <text:p>0.5402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727.095" calcext:value-type="float">
            <text:p>727.0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6018" calcext:value-type="float">
            <text:p>0.526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59.301" calcext:value-type="float">
            <text:p>659.3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3935" calcext:value-type="float">
            <text:p>0.5139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608.171" calcext:value-type="float">
            <text:p>608.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3578" calcext:value-type="float">
            <text:p>0.5035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568.998" calcext:value-type="float">
            <text:p>568.9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4654" calcext:value-type="float">
            <text:p>0.4946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538.577" calcext:value-type="float">
            <text:p>538.5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6929" calcext:value-type="float">
            <text:p>0.4869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14.677" calcext:value-type="float">
            <text:p>514.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214" calcext:value-type="float">
            <text:p>0.4802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495.712" calcext:value-type="float">
            <text:p>495.7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357" calcext:value-type="float">
            <text:p>0.4743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480.538" calcext:value-type="float">
            <text:p>480.5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234" calcext:value-type="float">
            <text:p>0.4692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468.312" calcext:value-type="float">
            <text:p>468.3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74" calcext:value-type="float">
            <text:p>0.464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58.408" calcext:value-type="float">
            <text:p>458.4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788" calcext:value-type="float">
            <text:p>0.4607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50.355" calcext:value-type="float">
            <text:p>450.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307" calcext:value-type="float">
            <text:p>0.4573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43.791" calcext:value-type="float">
            <text:p>443.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235" calcext:value-type="float">
            <text:p>0.4542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38.439" calcext:value-type="float">
            <text:p>438.4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519" calcext:value-type="float">
            <text:p>0.4515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434.082" calcext:value-type="float">
            <text:p>434.0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115" calcext:value-type="float">
            <text:p>0.4491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30.546" calcext:value-type="float">
            <text:p>430.5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985" calcext:value-type="float">
            <text:p>0.4469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427.695" calcext:value-type="float">
            <text:p>427.6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095" calcext:value-type="float">
            <text:p>0.4450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5.414" calcext:value-type="float">
            <text:p>425.4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417" calcext:value-type="float">
            <text:p>0.4434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23.608" calcext:value-type="float">
            <text:p>423.6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926" calcext:value-type="float">
            <text:p>0.4419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22.194" calcext:value-type="float">
            <text:p>422.1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6" calcext:value-type="float">
            <text:p>0.44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21.098" calcext:value-type="float">
            <text:p>421.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421" calcext:value-type="float">
            <text:p>0.4394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20.248" calcext:value-type="float">
            <text:p>420.2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372" calcext:value-type="float">
            <text:p>0.4383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19.57" calcext:value-type="float">
            <text:p>419.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439" calcext:value-type="float">
            <text:p>0.4374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18.986" calcext:value-type="float">
            <text:p>418.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61" calcext:value-type="float">
            <text:p>0.436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18.405" calcext:value-type="float">
            <text:p>418.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873" calcext:value-type="float">
            <text:p>0.4358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17.715" calcext:value-type="float">
            <text:p>417.7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2" calcext:value-type="float">
            <text:p>0.435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16.764" calcext:value-type="float">
            <text:p>416.7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44" calcext:value-type="float">
            <text:p>0.4346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15.284" calcext:value-type="float">
            <text:p>415.2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46" calcext:value-type="float">
            <text:p>0.4341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01.716" calcext:value-type="float">
            <text:p>401.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25" calcext:value-type="float">
            <text:p>0.434025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93.716" calcext:value-type="float">
            <text:p>393.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97" calcext:value-type="float">
            <text:p>0.4335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86.618" calcext:value-type="float">
            <text:p>386.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13" calcext:value-type="float">
            <text:p>0.4332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80.302" calcext:value-type="float">
            <text:p>380.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71" calcext:value-type="float">
            <text:p>0.4328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74.664" calcext:value-type="float">
            <text:p>374.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65" calcext:value-type="float">
            <text:p>0.4325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69.609" calcext:value-type="float">
            <text:p>369.6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92" calcext:value-type="float">
            <text:p>0.4322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65.058" calcext:value-type="float">
            <text:p>365.0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49" calcext:value-type="float">
            <text:p>0.4320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60.94" calcext:value-type="float">
            <text:p>360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33" calcext:value-type="float">
            <text:p>0.4318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57.198" calcext:value-type="float">
            <text:p>357.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41" calcext:value-type="float">
            <text:p>0.4316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53.782" calcext:value-type="float">
            <text:p>353.7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71" calcext:value-type="float">
            <text:p>0.4314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50.65" calcext:value-type="float">
            <text:p>350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2" calcext:value-type="float">
            <text:p>0.431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47.77" calcext:value-type="float">
            <text:p>347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87" calcext:value-type="float">
            <text:p>0.4311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45.111" calcext:value-type="float">
            <text:p>345.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7" calcext:value-type="float">
            <text:p>0.431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42.65" calcext:value-type="float">
            <text:p>342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66" calcext:value-type="float">
            <text:p>0.4309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40.368" calcext:value-type="float">
            <text:p>340.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75" calcext:value-type="float">
            <text:p>0.4308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125" calcext:value-type="float">
            <text:p>101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2253" calcext:value-type="float">
            <text:p>0.8522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247.67" calcext:value-type="float">
            <text:p>5247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3694" calcext:value-type="float">
            <text:p>0.7736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241.31" calcext:value-type="float">
            <text:p>3241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3991" calcext:value-type="float">
            <text:p>0.7139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212.62" calcext:value-type="float">
            <text:p>2212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7712" calcext:value-type="float">
            <text:p>0.6677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622.17" calcext:value-type="float">
            <text:p>1622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1063" calcext:value-type="float">
            <text:p>0.6310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257.93" calcext:value-type="float">
            <text:p>1257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1505" calcext:value-type="float">
            <text:p>0.6015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021.38" calcext:value-type="float">
            <text:p>1021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73" calcext:value-type="float">
            <text:p>0.57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861.651" calcext:value-type="float">
            <text:p>861.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7231" calcext:value-type="float">
            <text:p>0.5572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50.403" calcext:value-type="float">
            <text:p>750.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0414" calcext:value-type="float">
            <text:p>0.5404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670.933" calcext:value-type="float">
            <text:p>670.9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62" calcext:value-type="float">
            <text:p>0.52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12.941" calcext:value-type="float">
            <text:p>612.9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095" calcext:value-type="float">
            <text:p>0.5140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569.843" calcext:value-type="float">
            <text:p>569.8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3722" calcext:value-type="float">
            <text:p>0.5037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37.3" calcext:value-type="float">
            <text:p>537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4784" calcext:value-type="float">
            <text:p>0.4947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512.375" calcext:value-type="float">
            <text:p>512.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047" calcext:value-type="float">
            <text:p>0.4870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93.04" calcext:value-type="float">
            <text:p>493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323" calcext:value-type="float">
            <text:p>0.4803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477.862" calcext:value-type="float">
            <text:p>477.8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458" calcext:value-type="float">
            <text:p>0.4744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65.814" calcext:value-type="float">
            <text:p>465.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328" calcext:value-type="float">
            <text:p>0.4693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56.147" calcext:value-type="float">
            <text:p>456.1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827" calcext:value-type="float">
            <text:p>0.4648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448.306" calcext:value-type="float">
            <text:p>448.3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87" calcext:value-type="float">
            <text:p>0.460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41.875" calcext:value-type="float">
            <text:p>441.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383" calcext:value-type="float">
            <text:p>0.4573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436.537" calcext:value-type="float">
            <text:p>436.5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306" calcext:value-type="float">
            <text:p>0.4543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432.047" calcext:value-type="float">
            <text:p>432.0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585" calcext:value-type="float">
            <text:p>0.4515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428.212" calcext:value-type="float">
            <text:p>428.2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177" calcext:value-type="float">
            <text:p>0.4491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24.879" calcext:value-type="float">
            <text:p>424.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042" calcext:value-type="float">
            <text:p>0.4470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21.919" calcext:value-type="float">
            <text:p>421.9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148" calcext:value-type="float">
            <text:p>0.4451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419.225" calcext:value-type="float">
            <text:p>419.2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465" calcext:value-type="float">
            <text:p>0.4434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416.702" calcext:value-type="float">
            <text:p>416.7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97" calcext:value-type="float">
            <text:p>0.441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14.26" calcext:value-type="float">
            <text:p>414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64" calcext:value-type="float">
            <text:p>0.440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1.807" calcext:value-type="float">
            <text:p>411.8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457" calcext:value-type="float">
            <text:p>0.4394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09.238" calcext:value-type="float">
            <text:p>409.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404" calcext:value-type="float">
            <text:p>0.4384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06.395" calcext:value-type="float">
            <text:p>406.3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468" calcext:value-type="float">
            <text:p>0.4374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8.85" calcext:value-type="float">
            <text:p>398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22" calcext:value-type="float">
            <text:p>0.4368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89.335" calcext:value-type="float">
            <text:p>389.3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06" calcext:value-type="float">
            <text:p>0.4361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80.607" calcext:value-type="float">
            <text:p>380.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64" calcext:value-type="float">
            <text:p>0.4354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72.482" calcext:value-type="float">
            <text:p>372.4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91" calcext:value-type="float">
            <text:p>0.4348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64.809" calcext:value-type="float">
            <text:p>364.8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83" calcext:value-type="float">
            <text:p>0.4343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57.541" calcext:value-type="float">
            <text:p>357.5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31" calcext:value-type="float">
            <text:p>0.4339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50.737" calcext:value-type="float">
            <text:p>350.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28" calcext:value-type="float">
            <text:p>0.433528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344.497" calcext:value-type="float">
            <text:p>344.4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68" calcext:value-type="float">
            <text:p>0.4331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38.898" calcext:value-type="float">
            <text:p>338.8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47" calcext:value-type="float">
            <text:p>0.4328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33.979" calcext:value-type="float">
            <text:p>333.9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6" calcext:value-type="float">
            <text:p>0.432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29.741" calcext:value-type="float">
            <text:p>329.7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05" calcext:value-type="float">
            <text:p>0.4323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26.154" calcext:value-type="float">
            <text:p>326.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77" calcext:value-type="float">
            <text:p>0.4320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23.17" calcext:value-type="float">
            <text:p>323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74" calcext:value-type="float">
            <text:p>0.4318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20.726" calcext:value-type="float">
            <text:p>320.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93" calcext:value-type="float">
            <text:p>0.4316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18.755" calcext:value-type="float">
            <text:p>318.7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32" calcext:value-type="float">
            <text:p>0.4315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17.192" calcext:value-type="float">
            <text:p>317.1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89" calcext:value-type="float">
            <text:p>0.4313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15.972" calcext:value-type="float">
            <text:p>315.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62" calcext:value-type="float">
            <text:p>0.4312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15.037" calcext:value-type="float">
            <text:p>315.0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49" calcext:value-type="float">
            <text:p>0.4311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14.335" calcext:value-type="float">
            <text:p>314.3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48" calcext:value-type="float">
            <text:p>0.4310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13.821" calcext:value-type="float">
            <text:p>313.8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58" calcext:value-type="float">
            <text:p>0.4309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938.8" calcext:value-type="float">
            <text:p>10938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661" calcext:value-type="float">
            <text:p>0.866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753.68" calcext:value-type="float">
            <text:p>5753.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3629" calcext:value-type="float">
            <text:p>0.7836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578.14" calcext:value-type="float">
            <text:p>3578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1285" calcext:value-type="float">
            <text:p>0.7212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447.76" calcext:value-type="float">
            <text:p>2447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3283" calcext:value-type="float">
            <text:p>0.6732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792.6" calcext:value-type="float">
            <text:p>1792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5441" calcext:value-type="float">
            <text:p>0.6354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385.11" calcext:value-type="float">
            <text:p>1385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5019" calcext:value-type="float">
            <text:p>0.6050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118.48" calcext:value-type="float">
            <text:p>1118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0169" calcext:value-type="float">
            <text:p>0.5801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937.075" calcext:value-type="float">
            <text:p>937.0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9603" calcext:value-type="float">
            <text:p>0.5596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809.748" calcext:value-type="float">
            <text:p>809.7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2398" calcext:value-type="float">
            <text:p>0.5423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718.038" calcext:value-type="float">
            <text:p>718.0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874" calcext:value-type="float">
            <text:p>0.5278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650.513" calcext:value-type="float">
            <text:p>650.5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519" calcext:value-type="float">
            <text:p>0.5155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599.837" calcext:value-type="float">
            <text:p>599.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94" calcext:value-type="float">
            <text:p>0.504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561.155" calcext:value-type="float">
            <text:p>561.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832" calcext:value-type="float">
            <text:p>0.4958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531.167" calcext:value-type="float">
            <text:p>531.1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953" calcext:value-type="float">
            <text:p>0.4879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507.583" calcext:value-type="float">
            <text:p>507.5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109" calcext:value-type="float">
            <text:p>0.4811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88.775" calcext:value-type="float">
            <text:p>488.7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143" calcext:value-type="float">
            <text:p>0.4751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73.569" calcext:value-type="float">
            <text:p>473.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926" calcext:value-type="float">
            <text:p>0.4699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61.102" calcext:value-type="float">
            <text:p>461.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352" calcext:value-type="float">
            <text:p>0.4653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50.725" calcext:value-type="float">
            <text:p>450.7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331" calcext:value-type="float">
            <text:p>0.4613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41.944" calcext:value-type="float">
            <text:p>441.9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79" calcext:value-type="float">
            <text:p>0.457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34.371" calcext:value-type="float">
            <text:p>434.3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665" calcext:value-type="float">
            <text:p>0.4546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27.695" calcext:value-type="float">
            <text:p>427.6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903" calcext:value-type="float">
            <text:p>0.4519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421.649" calcext:value-type="float">
            <text:p>421.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458" calcext:value-type="float">
            <text:p>0.4494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15.985" calcext:value-type="float">
            <text:p>415.9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291" calcext:value-type="float">
            <text:p>0.4472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410.428" calcext:value-type="float">
            <text:p>410.4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367" calcext:value-type="float">
            <text:p>0.4453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04.472" calcext:value-type="float">
            <text:p>404.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653" calcext:value-type="float">
            <text:p>0.4436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92.53" calcext:value-type="float">
            <text:p>392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206" calcext:value-type="float">
            <text:p>0.4422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82.924" calcext:value-type="float">
            <text:p>382.9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77" calcext:value-type="float">
            <text:p>0.4408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75.185" calcext:value-type="float">
            <text:p>375.1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692" calcext:value-type="float">
            <text:p>0.4396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68.949" calcext:value-type="float">
            <text:p>368.9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37" calcext:value-type="float">
            <text:p>0.4386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63.901" calcext:value-type="float">
            <text:p>363.9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97" calcext:value-type="float">
            <text:p>0.4376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59.776" calcext:value-type="float">
            <text:p>359.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61" calcext:value-type="float">
            <text:p>0.4368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56.36" calcext:value-type="float">
            <text:p>356.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16" calcext:value-type="float">
            <text:p>0.4361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53.476" calcext:value-type="float">
            <text:p>353.4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53" calcext:value-type="float">
            <text:p>0.4354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0.982" calcext:value-type="float">
            <text:p>350.9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64" calcext:value-type="float">
            <text:p>0.4348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48.758" calcext:value-type="float">
            <text:p>348.7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41" calcext:value-type="float">
            <text:p>0.4343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46.7" calcext:value-type="float">
            <text:p>346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77" calcext:value-type="float">
            <text:p>0.4338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44.717" calcext:value-type="float">
            <text:p>344.7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68" calcext:value-type="float">
            <text:p>0.4334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42.714" calcext:value-type="float">
            <text:p>342.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09" calcext:value-type="float">
            <text:p>0.433109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40.589" calcext:value-type="float">
            <text:p>340.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" calcext:value-type="float">
            <text:p>0.43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38.175" calcext:value-type="float">
            <text:p>338.1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47" calcext:value-type="float">
            <text:p>0.4325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25.446" calcext:value-type="float">
            <text:p>325.4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73" calcext:value-type="float">
            <text:p>0.4326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19.984" calcext:value-type="float">
            <text:p>319.9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27" calcext:value-type="float">
            <text:p>0.4324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15.919" calcext:value-type="float">
            <text:p>315.9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06" calcext:value-type="float">
            <text:p>0.4322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12.962" calcext:value-type="float">
            <text:p>312.9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07" calcext:value-type="float">
            <text:p>0.4320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10.872" calcext:value-type="float">
            <text:p>310.8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28" calcext:value-type="float">
            <text:p>0.4318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09.457" calcext:value-type="float">
            <text:p>309.4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68" calcext:value-type="float">
            <text:p>0.4316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08.558" calcext:value-type="float">
            <text:p>308.5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24" calcext:value-type="float">
            <text:p>0.4315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08.051" calcext:value-type="float">
            <text:p>308.0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94" calcext:value-type="float">
            <text:p>0.4313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07.835" calcext:value-type="float">
            <text:p>307.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78" calcext:value-type="float">
            <text:p>0.4312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07.834" calcext:value-type="float">
            <text:p>307.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73" calcext:value-type="float">
            <text:p>0.4311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963.5" calcext:value-type="float">
            <text:p>12963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4405" calcext:value-type="float">
            <text:p>0.8644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031.29" calcext:value-type="float">
            <text:p>7031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1962" calcext:value-type="float">
            <text:p>0.7819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421.31" calcext:value-type="float">
            <text:p>4421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0059" calcext:value-type="float">
            <text:p>0.7200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029.94" calcext:value-type="float">
            <text:p>3029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2356" calcext:value-type="float">
            <text:p>0.6723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210.35" calcext:value-type="float">
            <text:p>2210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4717" calcext:value-type="float">
            <text:p>0.6347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94.67" calcext:value-type="float">
            <text:p>1694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4438" calcext:value-type="float">
            <text:p>0.6044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354.14" calcext:value-type="float">
            <text:p>1354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9693" calcext:value-type="float">
            <text:p>0.5796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120.67" calcext:value-type="float">
            <text:p>1120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9205" calcext:value-type="float">
            <text:p>0.5592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955.671" calcext:value-type="float">
            <text:p>955.6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206" calcext:value-type="float">
            <text:p>0.542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836.102" calcext:value-type="float">
            <text:p>836.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583" calcext:value-type="float">
            <text:p>0.5275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47.595" calcext:value-type="float">
            <text:p>747.5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265" calcext:value-type="float">
            <text:p>0.5152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680.88" calcext:value-type="float">
            <text:p>680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717" calcext:value-type="float">
            <text:p>0.5047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29.793" calcext:value-type="float">
            <text:p>629.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635" calcext:value-type="float">
            <text:p>0.4956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590.133" calcext:value-type="float">
            <text:p>590.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778" calcext:value-type="float">
            <text:p>0.4877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58.972" calcext:value-type="float">
            <text:p>558.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952" calcext:value-type="float">
            <text:p>0.4809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34.23" calcext:value-type="float">
            <text:p>534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002" calcext:value-type="float">
            <text:p>0.475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14.404" calcext:value-type="float">
            <text:p>514.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799" calcext:value-type="float">
            <text:p>0.4697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498.389" calcext:value-type="float">
            <text:p>498.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236" calcext:value-type="float">
            <text:p>0.4652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85.365" calcext:value-type="float">
            <text:p>485.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227" calcext:value-type="float">
            <text:p>0.4612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74.709" calcext:value-type="float">
            <text:p>474.7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696" calcext:value-type="float">
            <text:p>0.4576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65.947" calcext:value-type="float">
            <text:p>465.9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581" calcext:value-type="float">
            <text:p>0.4545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58.709" calcext:value-type="float">
            <text:p>458.7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828" calcext:value-type="float">
            <text:p>0.4518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452.701" calcext:value-type="float">
            <text:p>452.7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394" calcext:value-type="float">
            <text:p>0.4493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47.685" calcext:value-type="float">
            <text:p>447.6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238" calcext:value-type="float">
            <text:p>0.4472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443.459" calcext:value-type="float">
            <text:p>443.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327" calcext:value-type="float">
            <text:p>0.4453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39.837" calcext:value-type="float">
            <text:p>439.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634" calcext:value-type="float">
            <text:p>0.4436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24.821" calcext:value-type="float">
            <text:p>424.8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677" calcext:value-type="float">
            <text:p>0.4426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33.551" calcext:value-type="float">
            <text:p>433.5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2" calcext:value-type="float">
            <text:p>0.440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03.453" calcext:value-type="float">
            <text:p>403.4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055" calcext:value-type="float">
            <text:p>0.4400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95.229" calcext:value-type="float">
            <text:p>395.2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58" calcext:value-type="float">
            <text:p>0.4389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88.227" calcext:value-type="float">
            <text:p>388.2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82" calcext:value-type="float">
            <text:p>0.4379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82.21" calcext:value-type="float">
            <text:p>382.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114" calcext:value-type="float">
            <text:p>0.4371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6.989" calcext:value-type="float">
            <text:p>376.9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4" calcext:value-type="float">
            <text:p>0.436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72.411" calcext:value-type="float">
            <text:p>372.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52" calcext:value-type="float">
            <text:p>0.4356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68.352" calcext:value-type="float">
            <text:p>368.3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38" calcext:value-type="float">
            <text:p>0.4350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64.708" calcext:value-type="float">
            <text:p>364.7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92" calcext:value-type="float">
            <text:p>0.4344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61.397" calcext:value-type="float">
            <text:p>361.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07" calcext:value-type="float">
            <text:p>0.4340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58.349" calcext:value-type="float">
            <text:p>358.3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75" calcext:value-type="float">
            <text:p>0.4335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55.507" calcext:value-type="float">
            <text:p>355.5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92" calcext:value-type="float">
            <text:p>0.4331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52.826" calcext:value-type="float">
            <text:p>352.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52" calcext:value-type="float">
            <text:p>0.432852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50.269" calcext:value-type="float">
            <text:p>350.2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52" calcext:value-type="float">
            <text:p>0.4325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47.813" calcext:value-type="float">
            <text:p>347.8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87" calcext:value-type="float">
            <text:p>0.4322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45.441" calcext:value-type="float">
            <text:p>345.4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54" calcext:value-type="float">
            <text:p>0.4320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43.146" calcext:value-type="float">
            <text:p>343.1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48" calcext:value-type="float">
            <text:p>0.4318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40.924" calcext:value-type="float">
            <text:p>340.9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68" calcext:value-type="float">
            <text:p>0.4316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38.771" calcext:value-type="float">
            <text:p>338.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11" calcext:value-type="float">
            <text:p>0.4315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36.683" calcext:value-type="float">
            <text:p>336.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75" calcext:value-type="float">
            <text:p>0.431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34.654" calcext:value-type="float">
            <text:p>334.6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6" calcext:value-type="float">
            <text:p>0.431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32.679" calcext:value-type="float">
            <text:p>332.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65" calcext:value-type="float">
            <text:p>0.4311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30.763" calcext:value-type="float">
            <text:p>330.7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89" calcext:value-type="float">
            <text:p>0.4310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28.928" calcext:value-type="float">
            <text:p>328.9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29" calcext:value-type="float">
            <text:p>0.4310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874.2" calcext:value-type="float">
            <text:p>11874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706" calcext:value-type="float">
            <text:p>0.857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297.78" calcext:value-type="float">
            <text:p>6297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6743" calcext:value-type="float">
            <text:p>0.7767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949.61" calcext:value-type="float">
            <text:p>3949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6225" calcext:value-type="float">
            <text:p>0.7162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686.67" calcext:value-type="float">
            <text:p>2686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945" calcext:value-type="float">
            <text:p>0.669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942.53" calcext:value-type="float">
            <text:p>1942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246" calcext:value-type="float">
            <text:p>0.632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477.22" calcext:value-type="float">
            <text:p>1477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265" calcext:value-type="float">
            <text:p>0.602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173.25" calcext:value-type="float">
            <text:p>1173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254" calcext:value-type="float">
            <text:p>0.5782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967.768" calcext:value-type="float">
            <text:p>967.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033" calcext:value-type="float">
            <text:p>0.5580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824.962" calcext:value-type="float">
            <text:p>824.9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095" calcext:value-type="float">
            <text:p>0.5410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723.399" calcext:value-type="float">
            <text:p>723.3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6782" calcext:value-type="float">
            <text:p>0.5267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649.735" calcext:value-type="float">
            <text:p>649.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596" calcext:value-type="float">
            <text:p>0.5145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595.386" calcext:value-type="float">
            <text:p>595.3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156" calcext:value-type="float">
            <text:p>0.5041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554.675" calcext:value-type="float">
            <text:p>554.6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162" calcext:value-type="float">
            <text:p>0.4951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523.756" calcext:value-type="float">
            <text:p>523.7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378" calcext:value-type="float">
            <text:p>0.4873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99.972" calcext:value-type="float">
            <text:p>499.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615" calcext:value-type="float">
            <text:p>0.4806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81.449" calcext:value-type="float">
            <text:p>481.4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717" calcext:value-type="float">
            <text:p>0.4747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66.846" calcext:value-type="float">
            <text:p>466.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558" calcext:value-type="float">
            <text:p>0.4695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455.185" calcext:value-type="float">
            <text:p>455.1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034" calcext:value-type="float">
            <text:p>0.4650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45.746" calcext:value-type="float">
            <text:p>445.7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057" calcext:value-type="float">
            <text:p>0.4610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37.986" calcext:value-type="float">
            <text:p>437.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555" calcext:value-type="float">
            <text:p>0.4575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31.49" calcext:value-type="float">
            <text:p>431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466" calcext:value-type="float">
            <text:p>0.4544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25.934" calcext:value-type="float">
            <text:p>425.9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737" calcext:value-type="float">
            <text:p>0.4517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421.052" calcext:value-type="float">
            <text:p>421.0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324" calcext:value-type="float">
            <text:p>0.4493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416.617" calcext:value-type="float">
            <text:p>416.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189" calcext:value-type="float">
            <text:p>0.4471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12.407" calcext:value-type="float">
            <text:p>412.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303" calcext:value-type="float">
            <text:p>0.4453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08.145" calcext:value-type="float">
            <text:p>408.1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643" calcext:value-type="float">
            <text:p>0.4436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75.764" calcext:value-type="float">
            <text:p>375.7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499" calcext:value-type="float">
            <text:p>0.4424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68.31" calcext:value-type="float">
            <text:p>368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133" calcext:value-type="float">
            <text:p>0.4411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61.92" calcext:value-type="float">
            <text:p>361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919" calcext:value-type="float">
            <text:p>0.4399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56.351" calcext:value-type="float">
            <text:p>356.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838" calcext:value-type="float">
            <text:p>0.4388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51.413" calcext:value-type="float">
            <text:p>351.4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77" calcext:value-type="float">
            <text:p>0.4378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46.952" calcext:value-type="float">
            <text:p>346.9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22" calcext:value-type="float">
            <text:p>0.4370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42.849" calcext:value-type="float">
            <text:p>342.8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62" calcext:value-type="float">
            <text:p>0.4362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39.022" calcext:value-type="float">
            <text:p>339.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88" calcext:value-type="float">
            <text:p>0.4355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35.432" calcext:value-type="float">
            <text:p>335.4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9" calcext:value-type="float">
            <text:p>0.434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32.082" calcext:value-type="float">
            <text:p>332.0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59" calcext:value-type="float">
            <text:p>0.4344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29.002" calcext:value-type="float">
            <text:p>329.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88" calcext:value-type="float">
            <text:p>0.4339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26.217" calcext:value-type="float">
            <text:p>326.2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7" calcext:value-type="float">
            <text:p>0.433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23.744" calcext:value-type="float">
            <text:p>323.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99" calcext:value-type="float">
            <text:p>0.4331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21.584" calcext:value-type="float">
            <text:p>321.5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7" calcext:value-type="float">
            <text:p>0.432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19.733" calcext:value-type="float">
            <text:p>319.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8" calcext:value-type="float">
            <text:p>0.43258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318.182" calcext:value-type="float">
            <text:p>318.1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23" calcext:value-type="float">
            <text:p>0.4323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16.917" calcext:value-type="float">
            <text:p>316.9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95" calcext:value-type="float">
            <text:p>0.4320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15.911" calcext:value-type="float">
            <text:p>315.9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93" calcext:value-type="float">
            <text:p>0.4318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15.132" calcext:value-type="float">
            <text:p>315.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13" calcext:value-type="float">
            <text:p>0.4317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14.545" calcext:value-type="float">
            <text:p>314.5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53" calcext:value-type="float">
            <text:p>0.4315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14.113" calcext:value-type="float">
            <text:p>314.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1" calcext:value-type="float">
            <text:p>0.431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13.807" calcext:value-type="float">
            <text:p>313.8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83" calcext:value-type="float">
            <text:p>0.4312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13.6" calcext:value-type="float">
            <text:p>313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7" calcext:value-type="float">
            <text:p>0.431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13.469" calcext:value-type="float">
            <text:p>313.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69" calcext:value-type="float">
            <text:p>0.4310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13.397" calcext:value-type="float">
            <text:p>313.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78" calcext:value-type="float">
            <text:p>0.4309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032.4" calcext:value-type="float">
            <text:p>12032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0776" calcext:value-type="float">
            <text:p>0.8607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990.48" calcext:value-type="float">
            <text:p>6990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8719" calcext:value-type="float">
            <text:p>0.7787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491.13" calcext:value-type="float">
            <text:p>4491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7536" calcext:value-type="float">
            <text:p>0.7175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3094.23" calcext:value-type="float">
            <text:p>3094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0424" calcext:value-type="float">
            <text:p>0.6704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52.64" calcext:value-type="float">
            <text:p>2252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3227" calcext:value-type="float">
            <text:p>0.6332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717.55" calcext:value-type="float">
            <text:p>1717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276" calcext:value-type="float">
            <text:p>0.6032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362.98" calcext:value-type="float">
            <text:p>1362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775" calcext:value-type="float">
            <text:p>0.5787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120.14" calcext:value-type="float">
            <text:p>1120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473" calcext:value-type="float">
            <text:p>0.5584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949.236" calcext:value-type="float">
            <text:p>949.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471" calcext:value-type="float">
            <text:p>0.5414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171.99" calcext:value-type="float">
            <text:p>2171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919" calcext:value-type="float">
            <text:p>0.4679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815.31" calcext:value-type="float">
            <text:p>1815.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20822" calcext:value-type="float">
            <text:p>0.5208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668.291" calcext:value-type="float">
            <text:p>668.2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04399" calcext:value-type="float">
            <text:p>0.5043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86.074" calcext:value-type="float">
            <text:p>186.07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77009" calcext:value-type="float">
            <text:p>0.4770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622.091" calcext:value-type="float">
            <text:p>622.0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78034" calcext:value-type="float">
            <text:p>0.4780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081.17" calcext:value-type="float">
            <text:p>1081.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81597" calcext:value-type="float">
            <text:p>0.4815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582.299" calcext:value-type="float">
            <text:p>582.29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03461" calcext:value-type="float">
            <text:p>0.5034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9223.99" calcext:value-type="float">
            <text:p>9223.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41389" calcext:value-type="float">
            <text:p>0.4413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909.818" calcext:value-type="float">
            <text:p>909.8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6119" calcext:value-type="float">
            <text:p>0.4661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818.01" calcext:value-type="float">
            <text:p>3818.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66589" calcext:value-type="float">
            <text:p>0.4665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470.784" calcext:value-type="float">
            <text:p>470.7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57703" calcext:value-type="float">
            <text:p>0.4577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55.718" calcext:value-type="float">
            <text:p>455.7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52" calcext:value-type="float">
            <text:p>0.454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06.338" calcext:value-type="float">
            <text:p>406.3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029" calcext:value-type="float">
            <text:p>0.4520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97.286" calcext:value-type="float">
            <text:p>397.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576" calcext:value-type="float">
            <text:p>0.4495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403.49" calcext:value-type="float">
            <text:p>5403.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34535" calcext:value-type="float">
            <text:p>0.4345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84.063" calcext:value-type="float">
            <text:p>384.0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45122" calcext:value-type="float">
            <text:p>0.4451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79.199" calcext:value-type="float">
            <text:p>379.1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784" calcext:value-type="float">
            <text:p>0.4437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34066.7" calcext:value-type="float">
            <text:p>34066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19817" calcext:value-type="float">
            <text:p>0.4198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371.775" calcext:value-type="float">
            <text:p>371.7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39" calcext:value-type="float">
            <text:p>0.4409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8209.64" calcext:value-type="float">
            <text:p>8209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472" calcext:value-type="float">
            <text:p>0.4424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366.384" calcext:value-type="float">
            <text:p>366.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8" calcext:value-type="float">
            <text:p>0.438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64.176" calcext:value-type="float">
            <text:p>364.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738" calcext:value-type="float">
            <text:p>0.4377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704.839" calcext:value-type="float">
            <text:p>704.8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26671" calcext:value-type="float">
            <text:p>0.4266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731.36" calcext:value-type="float">
            <text:p>3731.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6277" calcext:value-type="float">
            <text:p>0.462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58.643" calcext:value-type="float">
            <text:p>358.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7" calcext:value-type="float">
            <text:p>0.435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56.998" calcext:value-type="float">
            <text:p>356.9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99" calcext:value-type="float">
            <text:p>0.4348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55.388" calcext:value-type="float">
            <text:p>355.3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75" calcext:value-type="float">
            <text:p>0.4343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54.252" calcext:value-type="float">
            <text:p>354.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5" calcext:value-type="float">
            <text:p>0.434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52.141" calcext:value-type="float">
            <text:p>352.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96" calcext:value-type="float">
            <text:p>0.4334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41.315" calcext:value-type="float">
            <text:p>341.3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39" calcext:value-type="float">
            <text:p>0.4334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36.602" calcext:value-type="float">
            <text:p>336.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98" calcext:value-type="float">
            <text:p>0.4330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32.764" calcext:value-type="float">
            <text:p>332.7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94" calcext:value-type="float">
            <text:p>0.4327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29.633" calcext:value-type="float">
            <text:p>329.6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22" calcext:value-type="float">
            <text:p>0.432522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327.074" calcext:value-type="float">
            <text:p>327.0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79" calcext:value-type="float">
            <text:p>0.4322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24.979" calcext:value-type="float">
            <text:p>324.9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62" calcext:value-type="float">
            <text:p>0.4320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23.26" calcext:value-type="float">
            <text:p>323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68" calcext:value-type="float">
            <text:p>0.4318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21.847" calcext:value-type="float">
            <text:p>321.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94" calcext:value-type="float">
            <text:p>0.4316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20.682" calcext:value-type="float">
            <text:p>320.6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39" calcext:value-type="float">
            <text:p>0.4315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19.721" calcext:value-type="float">
            <text:p>319.7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01" calcext:value-type="float">
            <text:p>0.4314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18.924" calcext:value-type="float">
            <text:p>318.9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77" calcext:value-type="float">
            <text:p>0.4312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18.263" calcext:value-type="float">
            <text:p>318.2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66" calcext:value-type="float">
            <text:p>0.4311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17.713" calcext:value-type="float">
            <text:p>317.7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67" calcext:value-type="float">
            <text:p>0.4310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2275.2" calcext:value-type="float">
            <text:p>12275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2079" calcext:value-type="float">
            <text:p>0.8620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314.58" calcext:value-type="float">
            <text:p>7314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9732" calcext:value-type="float">
            <text:p>0.7797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766.84" calcext:value-type="float">
            <text:p>4766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8398" calcext:value-type="float">
            <text:p>0.7183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313.17" calcext:value-type="float">
            <text:p>3313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1167" calcext:value-type="float">
            <text:p>0.6711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424.67" calcext:value-type="float">
            <text:p>2424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3871" calcext:value-type="float">
            <text:p>0.6338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853.35" calcext:value-type="float">
            <text:p>1853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835" calcext:value-type="float">
            <text:p>0.6038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471.15" calcext:value-type="float">
            <text:p>1471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9262" calcext:value-type="float">
            <text:p>0.5792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207.1" calcext:value-type="float">
            <text:p>1207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9" calcext:value-type="float">
            <text:p>0.55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019.76" calcext:value-type="float">
            <text:p>1019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847" calcext:value-type="float">
            <text:p>0.5418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883.776" calcext:value-type="float">
            <text:p>883.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438" calcext:value-type="float">
            <text:p>0.5274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783.113" calcext:value-type="float">
            <text:p>783.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173" calcext:value-type="float">
            <text:p>0.5151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707.288" calcext:value-type="float">
            <text:p>707.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665" calcext:value-type="float">
            <text:p>0.5046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649.268" calcext:value-type="float">
            <text:p>649.2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615" calcext:value-type="float">
            <text:p>0.4956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604.225" calcext:value-type="float">
            <text:p>604.2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784" calcext:value-type="float">
            <text:p>0.4877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68.768" calcext:value-type="float">
            <text:p>568.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98" calcext:value-type="float">
            <text:p>0.480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40.472" calcext:value-type="float">
            <text:p>540.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049" calcext:value-type="float">
            <text:p>0.4750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517.564" calcext:value-type="float">
            <text:p>517.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863" calcext:value-type="float">
            <text:p>0.4698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498.73" calcext:value-type="float">
            <text:p>498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317" calcext:value-type="float">
            <text:p>0.4653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82.973" calcext:value-type="float">
            <text:p>482.9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325" calcext:value-type="float">
            <text:p>0.4613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469.529" calcext:value-type="float">
            <text:p>469.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812" calcext:value-type="float">
            <text:p>0.4578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57.787" calcext:value-type="float">
            <text:p>457.7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718" calcext:value-type="float">
            <text:p>0.4547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384.558" calcext:value-type="float">
            <text:p>384.5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293" calcext:value-type="float">
            <text:p>0.4522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377.855" calcext:value-type="float">
            <text:p>377.8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816" calcext:value-type="float">
            <text:p>0.4498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372.178" calcext:value-type="float">
            <text:p>372.1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625" calcext:value-type="float">
            <text:p>0.4476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367.266" calcext:value-type="float">
            <text:p>367.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686" calcext:value-type="float">
            <text:p>0.4456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62.908" calcext:value-type="float">
            <text:p>362.9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968" calcext:value-type="float">
            <text:p>0.4439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358.936" calcext:value-type="float">
            <text:p>358.9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447" calcext:value-type="float">
            <text:p>0.4424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355.225" calcext:value-type="float">
            <text:p>355.2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098" calcext:value-type="float">
            <text:p>0.4410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51.7" calcext:value-type="float">
            <text:p>351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903" calcext:value-type="float">
            <text:p>0.4399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48.339" calcext:value-type="float">
            <text:p>348.3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843" calcext:value-type="float">
            <text:p>0.4388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45.154" calcext:value-type="float">
            <text:p>345.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01" calcext:value-type="float">
            <text:p>0.4379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342.166" calcext:value-type="float">
            <text:p>342.1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64" calcext:value-type="float">
            <text:p>0.4370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39.394" calcext:value-type="float">
            <text:p>339.3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19" calcext:value-type="float">
            <text:p>0.4363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36.843" calcext:value-type="float">
            <text:p>336.8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56" calcext:value-type="float">
            <text:p>0.4356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34.509" calcext:value-type="float">
            <text:p>334.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68" calcext:value-type="float">
            <text:p>0.4350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32.378" calcext:value-type="float">
            <text:p>332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46" calcext:value-type="float">
            <text:p>0.4345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30.436" calcext:value-type="float">
            <text:p>330.4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84" calcext:value-type="float">
            <text:p>0.4340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28.672" calcext:value-type="float">
            <text:p>328.6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77" calcext:value-type="float">
            <text:p>0.4336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27.076" calcext:value-type="float">
            <text:p>327.0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16" calcext:value-type="float">
            <text:p>0.4333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25.631" calcext:value-type="float">
            <text:p>325.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99" calcext:value-type="float">
            <text:p>0.432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16.363" calcext:value-type="float">
            <text:p>316.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53" calcext:value-type="float">
            <text:p>0.4330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15.483" calcext:value-type="float">
            <text:p>315.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65" calcext:value-type="float">
            <text:p>0.4327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14.867" calcext:value-type="float">
            <text:p>314.8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07" calcext:value-type="float">
            <text:p>0.432507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314.451" calcext:value-type="float">
            <text:p>314.4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75" calcext:value-type="float">
            <text:p>0.4322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14.183" calcext:value-type="float">
            <text:p>314.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67" calcext:value-type="float">
            <text:p>0.4320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14.024" calcext:value-type="float">
            <text:p>314.0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8" calcext:value-type="float">
            <text:p>0.431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313.943" calcext:value-type="float">
            <text:p>313.9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12" calcext:value-type="float">
            <text:p>0.4317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13.916" calcext:value-type="float">
            <text:p>313.9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61" calcext:value-type="float">
            <text:p>0.4315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13.925" calcext:value-type="float">
            <text:p>313.9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25" calcext:value-type="float">
            <text:p>0.4314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13.957" calcext:value-type="float">
            <text:p>313.9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02" calcext:value-type="float">
            <text:p>0.4313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14.002" calcext:value-type="float">
            <text:p>314.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92" calcext:value-type="float">
            <text:p>0.4311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1249.4" calcext:value-type="float">
            <text:p>11249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7847" calcext:value-type="float">
            <text:p>0.8578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367.37" calcext:value-type="float">
            <text:p>6367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6899" calcext:value-type="float">
            <text:p>0.7768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056.91" calcext:value-type="float">
            <text:p>4056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6412" calcext:value-type="float">
            <text:p>0.7164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770.56" calcext:value-type="float">
            <text:p>2770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9696" calcext:value-type="float">
            <text:p>0.6696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000.72" calcext:value-type="float">
            <text:p>2000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2737" calcext:value-type="float">
            <text:p>0.6327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515.76" calcext:value-type="float">
            <text:p>1515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2936" calcext:value-type="float">
            <text:p>0.6029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197.95" calcext:value-type="float">
            <text:p>1197.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535" calcext:value-type="float">
            <text:p>0.5785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82.962" calcext:value-type="float">
            <text:p>982.9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3" calcext:value-type="float">
            <text:p>0.55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833.696" calcext:value-type="float">
            <text:p>833.6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346" calcext:value-type="float">
            <text:p>0.5413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727.759" calcext:value-type="float">
            <text:p>727.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015" calcext:value-type="float">
            <text:p>0.5270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651.15" calcext:value-type="float">
            <text:p>651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812" calcext:value-type="float">
            <text:p>0.5148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594.834" calcext:value-type="float">
            <text:p>594.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354" calcext:value-type="float">
            <text:p>0.5043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552.826" calcext:value-type="float">
            <text:p>552.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345" calcext:value-type="float">
            <text:p>0.4953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21.069" calcext:value-type="float">
            <text:p>521.0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547" calcext:value-type="float">
            <text:p>0.4875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96.755" calcext:value-type="float">
            <text:p>496.7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77" calcext:value-type="float">
            <text:p>0.480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477.903" calcext:value-type="float">
            <text:p>477.9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86" calcext:value-type="float">
            <text:p>0.474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63.089" calcext:value-type="float">
            <text:p>463.0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691" calcext:value-type="float">
            <text:p>0.4696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51.266" calcext:value-type="float">
            <text:p>451.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158" calcext:value-type="float">
            <text:p>0.4651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41.639" calcext:value-type="float">
            <text:p>441.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174" calcext:value-type="float">
            <text:p>0.4611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433.568" calcext:value-type="float">
            <text:p>433.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665" calcext:value-type="float">
            <text:p>0.4576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26.444" calcext:value-type="float">
            <text:p>426.4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572" calcext:value-type="float">
            <text:p>0.4545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92.118" calcext:value-type="float">
            <text:p>392.1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121" calcext:value-type="float">
            <text:p>0.4521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85.607" calcext:value-type="float">
            <text:p>385.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669" calcext:value-type="float">
            <text:p>0.4496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380.133" calcext:value-type="float">
            <text:p>380.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499" calcext:value-type="float">
            <text:p>0.4474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75.477" calcext:value-type="float">
            <text:p>375.4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575" calcext:value-type="float">
            <text:p>0.4455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71.468" calcext:value-type="float">
            <text:p>371.4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869" calcext:value-type="float">
            <text:p>0.4438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67.971" calcext:value-type="float">
            <text:p>367.9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354" calcext:value-type="float">
            <text:p>0.4423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364.88" calcext:value-type="float">
            <text:p>364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008" calcext:value-type="float">
            <text:p>0.4410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362.107" calcext:value-type="float">
            <text:p>362.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81" calcext:value-type="float">
            <text:p>0.439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359.577" calcext:value-type="float">
            <text:p>359.5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745" calcext:value-type="float">
            <text:p>0.4387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57.219" calcext:value-type="float">
            <text:p>357.2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797" calcext:value-type="float">
            <text:p>0.4377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51.024" calcext:value-type="float">
            <text:p>351.0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83" calcext:value-type="float">
            <text:p>0.4370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44.043" calcext:value-type="float">
            <text:p>344.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45" calcext:value-type="float">
            <text:p>0.4363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38.479" calcext:value-type="float">
            <text:p>338.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86" calcext:value-type="float">
            <text:p>0.4356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34.036" calcext:value-type="float">
            <text:p>334.0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99" calcext:value-type="float">
            <text:p>0.4350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30.481" calcext:value-type="float">
            <text:p>330.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75" calcext:value-type="float">
            <text:p>0.4345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27.629" calcext:value-type="float">
            <text:p>327.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08" calcext:value-type="float">
            <text:p>0.4341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25.338" calcext:value-type="float">
            <text:p>325.3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91" calcext:value-type="float">
            <text:p>0.4336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23.491" calcext:value-type="float">
            <text:p>323.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18" calcext:value-type="float">
            <text:p>0.4333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86" calcext:value-type="float">
            <text:p>0.4329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20.792" calcext:value-type="float">
            <text:p>320.7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89" calcext:value-type="float">
            <text:p>0.4326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19.81" calcext:value-type="float">
            <text:p>319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24" calcext:value-type="float">
            <text:p>0.4324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19.009" calcext:value-type="float">
            <text:p>319.0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88" calcext:value-type="float">
            <text:p>0.4321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18.352" calcext:value-type="float">
            <text:p>318.3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77" calcext:value-type="float">
            <text:p>0.431977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317.813" calcext:value-type="float">
            <text:p>317.8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88" calcext:value-type="float">
            <text:p>0.4317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17.366" calcext:value-type="float">
            <text:p>317.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2" calcext:value-type="float">
            <text:p>0.431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16.995" calcext:value-type="float">
            <text:p>316.9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7" calcext:value-type="float">
            <text:p>0.431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16.684" calcext:value-type="float">
            <text:p>316.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36" calcext:value-type="float">
            <text:p>0.4313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16.423" calcext:value-type="float">
            <text:p>316.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17" calcext:value-type="float">
            <text:p>0.4312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316.201" calcext:value-type="float">
            <text:p>316.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1" calcext:value-type="float">
            <text:p>0.431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16.012" calcext:value-type="float">
            <text:p>316.0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15" calcext:value-type="float">
            <text:p>0.4310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38.72" calcext:value-type="float">
            <text:p>9738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9148" calcext:value-type="float">
            <text:p>0.8591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881.49" calcext:value-type="float">
            <text:p>5881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7751" calcext:value-type="float">
            <text:p>0.7777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880.55" calcext:value-type="float">
            <text:p>3880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6957" calcext:value-type="float">
            <text:p>0.7169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735.13" calcext:value-type="float">
            <text:p>2735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0071" calcext:value-type="float">
            <text:p>0.6700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032.99" calcext:value-type="float">
            <text:p>2032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3011" calcext:value-type="float">
            <text:p>0.6330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79.95" calcext:value-type="float">
            <text:p>1579.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144" calcext:value-type="float">
            <text:p>0.6031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275.61" calcext:value-type="float">
            <text:p>1275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698" calcext:value-type="float">
            <text:p>0.5786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064.38" calcext:value-type="float">
            <text:p>1064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431" calcext:value-type="float">
            <text:p>0.5584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913.737" calcext:value-type="float">
            <text:p>913.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453" calcext:value-type="float">
            <text:p>0.5414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803.791" calcext:value-type="float">
            <text:p>803.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104" calcext:value-type="float">
            <text:p>0.5271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21.937" calcext:value-type="float">
            <text:p>721.9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885" calcext:value-type="float">
            <text:p>0.5148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659.926" calcext:value-type="float">
            <text:p>659.9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416" calcext:value-type="float">
            <text:p>0.5044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612.214" calcext:value-type="float">
            <text:p>612.2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396" calcext:value-type="float">
            <text:p>0.4953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574.987" calcext:value-type="float">
            <text:p>574.9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589" calcext:value-type="float">
            <text:p>0.4875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45.563" calcext:value-type="float">
            <text:p>545.5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804" calcext:value-type="float">
            <text:p>0.4808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22.024" calcext:value-type="float">
            <text:p>522.0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887" calcext:value-type="float">
            <text:p>0.4748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502.973" calcext:value-type="float">
            <text:p>502.9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711" calcext:value-type="float">
            <text:p>0.4697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487.374" calcext:value-type="float">
            <text:p>487.3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171" calcext:value-type="float">
            <text:p>0.4651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74.449" calcext:value-type="float">
            <text:p>474.4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18" calcext:value-type="float">
            <text:p>0.461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463.603" calcext:value-type="float">
            <text:p>463.6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664" calcext:value-type="float">
            <text:p>0.4576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4.368" calcext:value-type="float">
            <text:p>454.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561" calcext:value-type="float">
            <text:p>0.4545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46.351" calcext:value-type="float">
            <text:p>446.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82" calcext:value-type="float">
            <text:p>0.451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86.598" calcext:value-type="float">
            <text:p>386.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673" calcext:value-type="float">
            <text:p>0.4496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381.694" calcext:value-type="float">
            <text:p>381.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509" calcext:value-type="float">
            <text:p>0.4475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77.449" calcext:value-type="float">
            <text:p>377.4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591" calcext:value-type="float">
            <text:p>0.4455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73.713" calcext:value-type="float">
            <text:p>373.7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891" calcext:value-type="float">
            <text:p>0.4438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370.365" calcext:value-type="float">
            <text:p>370.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381" calcext:value-type="float">
            <text:p>0.4423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67.311" calcext:value-type="float">
            <text:p>367.3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039" calcext:value-type="float">
            <text:p>0.4410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364.481" calcext:value-type="float">
            <text:p>364.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847" calcext:value-type="float">
            <text:p>0.4398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61.828" calcext:value-type="float">
            <text:p>361.8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786" calcext:value-type="float">
            <text:p>0.4387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9.322" calcext:value-type="float">
            <text:p>359.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43" calcext:value-type="float">
            <text:p>0.4378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56.939" calcext:value-type="float">
            <text:p>356.9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04" calcext:value-type="float">
            <text:p>0.4370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54.654" calcext:value-type="float">
            <text:p>354.6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59" calcext:value-type="float">
            <text:p>0.4362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52.431" calcext:value-type="float">
            <text:p>352.4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99" calcext:value-type="float">
            <text:p>0.4355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42.031" calcext:value-type="float">
            <text:p>342.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27" calcext:value-type="float">
            <text:p>0.4353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37.764" calcext:value-type="float">
            <text:p>337.7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17" calcext:value-type="float">
            <text:p>0.4348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34.119" calcext:value-type="float">
            <text:p>334.1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46" calcext:value-type="float">
            <text:p>0.4343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1.068" calcext:value-type="float">
            <text:p>331.0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21" calcext:value-type="float">
            <text:p>0.4339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28.527" calcext:value-type="float">
            <text:p>328.5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4" calcext:value-type="float">
            <text:p>0.433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26.412" calcext:value-type="float">
            <text:p>326.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97" calcext:value-type="float">
            <text:p>0.4331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24.651" calcext:value-type="float">
            <text:p>324.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91" calcext:value-type="float">
            <text:p>0.4328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23.184" calcext:value-type="float">
            <text:p>323.1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15" calcext:value-type="float">
            <text:p>0.4326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21.959" calcext:value-type="float">
            <text:p>321.9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69" calcext:value-type="float">
            <text:p>0.4323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20.933" calcext:value-type="float">
            <text:p>320.9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47" calcext:value-type="float">
            <text:p>0.4321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20.072" calcext:value-type="float">
            <text:p>320.0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49" calcext:value-type="float">
            <text:p>0.431949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319.345" calcext:value-type="float">
            <text:p>319.3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71" calcext:value-type="float">
            <text:p>0.4317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18.729" calcext:value-type="float">
            <text:p>318.7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11" calcext:value-type="float">
            <text:p>0.4316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18.205" calcext:value-type="float">
            <text:p>318.2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67" calcext:value-type="float">
            <text:p>0.4314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317.758" calcext:value-type="float">
            <text:p>317.7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38" calcext:value-type="float">
            <text:p>0.4313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17.373" calcext:value-type="float">
            <text:p>317.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22" calcext:value-type="float">
            <text:p>0.4312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17.042" calcext:value-type="float">
            <text:p>317.0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18" calcext:value-type="float">
            <text:p>0.4311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249.94" calcext:value-type="float">
            <text:p>7249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0613" calcext:value-type="float">
            <text:p>0.8606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290.75" calcext:value-type="float">
            <text:p>4290.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8839" calcext:value-type="float">
            <text:p>0.7788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813.84" calcext:value-type="float">
            <text:p>2813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7795" calcext:value-type="float">
            <text:p>0.7177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988.5" calcext:value-type="float">
            <text:p>1988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0732" calcext:value-type="float">
            <text:p>0.6707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491.82" calcext:value-type="float">
            <text:p>1491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3542" calcext:value-type="float">
            <text:p>0.6335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176.29" calcext:value-type="float">
            <text:p>1176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578" calcext:value-type="float">
            <text:p>0.6035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967.251" calcext:value-type="float">
            <text:p>967.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9056" calcext:value-type="float">
            <text:p>0.5790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823.996" calcext:value-type="float">
            <text:p>823.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731" calcext:value-type="float">
            <text:p>0.5587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23.028" calcext:value-type="float">
            <text:p>723.0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706" calcext:value-type="float">
            <text:p>0.5417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650.144" calcext:value-type="float">
            <text:p>650.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319" calcext:value-type="float">
            <text:p>0.5273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596.428" calcext:value-type="float">
            <text:p>596.4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07" calcext:value-type="float">
            <text:p>0.515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56.099" calcext:value-type="float">
            <text:p>556.0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576" calcext:value-type="float">
            <text:p>0.5045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525.298" calcext:value-type="float">
            <text:p>525.2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535" calcext:value-type="float">
            <text:p>0.4955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501.377" calcext:value-type="float">
            <text:p>501.3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711" calcext:value-type="float">
            <text:p>0.4877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482.457" calcext:value-type="float">
            <text:p>482.4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914" calcext:value-type="float">
            <text:p>0.4809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467.077" calcext:value-type="float">
            <text:p>467.0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99" calcext:value-type="float">
            <text:p>0.474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51.086" calcext:value-type="float">
            <text:p>451.0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885" calcext:value-type="float">
            <text:p>0.4698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414.697" calcext:value-type="float">
            <text:p>414.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524" calcext:value-type="float">
            <text:p>0.4655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24.783" calcext:value-type="float">
            <text:p>424.7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347" calcext:value-type="float">
            <text:p>0.4613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15.247" calcext:value-type="float">
            <text:p>415.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822" calcext:value-type="float">
            <text:p>0.4578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07.525" calcext:value-type="float">
            <text:p>407.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711" calcext:value-type="float">
            <text:p>0.4547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525.59" calcext:value-type="float">
            <text:p>2525.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45112" calcext:value-type="float">
            <text:p>0.4451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478.108" calcext:value-type="float">
            <text:p>478.1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052" calcext:value-type="float">
            <text:p>0.4550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371.727" calcext:value-type="float">
            <text:p>371.7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448" calcext:value-type="float">
            <text:p>0.4474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367.927" calcext:value-type="float">
            <text:p>367.9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532" calcext:value-type="float">
            <text:p>0.4455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64.672" calcext:value-type="float">
            <text:p>364.6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43819" calcext:value-type="float">
            <text:p>0.4438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3571.1" calcext:value-type="float">
            <text:p>3571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2781" calcext:value-type="float">
            <text:p>0.4727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353.445" calcext:value-type="float">
            <text:p>353.4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031" calcext:value-type="float">
            <text:p>0.4410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44.04" calcext:value-type="float">
            <text:p>344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743" calcext:value-type="float">
            <text:p>0.4397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37.807" calcext:value-type="float">
            <text:p>337.8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8965" calcext:value-type="float">
            <text:p>0.4389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292.93" calcext:value-type="float">
            <text:p>1292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65" calcext:value-type="float">
            <text:p>0.440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328.982" calcext:value-type="float">
            <text:p>328.98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7218" calcext:value-type="float">
            <text:p>0.4372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25.974" calcext:value-type="float">
            <text:p>325.9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466" calcext:value-type="float">
            <text:p>0.4364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23.515" calcext:value-type="float">
            <text:p>323.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02" calcext:value-type="float">
            <text:p>0.4362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248.81" calcext:value-type="float">
            <text:p>2248.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37218" calcext:value-type="float">
            <text:p>0.4372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319.644" calcext:value-type="float">
            <text:p>319.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25" calcext:value-type="float">
            <text:p>0.4347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18.276" calcext:value-type="float">
            <text:p>318.2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51" calcext:value-type="float">
            <text:p>0.4342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17.202" calcext:value-type="float">
            <text:p>317.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26" calcext:value-type="float">
            <text:p>0.4338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16.366" calcext:value-type="float">
            <text:p>316.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47" calcext:value-type="float">
            <text:p>0.4334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15.721" calcext:value-type="float">
            <text:p>315.7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08" calcext:value-type="float">
            <text:p>0.4331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15.23" calcext:value-type="float">
            <text:p>315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04" calcext:value-type="float">
            <text:p>0.4328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14.859" calcext:value-type="float">
            <text:p>314.8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33" calcext:value-type="float">
            <text:p>0.4325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14.584" calcext:value-type="float">
            <text:p>314.5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91" calcext:value-type="float">
            <text:p>0.4322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14.385" calcext:value-type="float">
            <text:p>314.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74" calcext:value-type="float">
            <text:p>0.4320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14.244" calcext:value-type="float">
            <text:p>314.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8" calcext:value-type="float">
            <text:p>0.431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14.15" calcext:value-type="float">
            <text:p>314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06" calcext:value-type="float">
            <text:p>0.431706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314.09" calcext:value-type="float">
            <text:p>314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51" calcext:value-type="float">
            <text:p>0.4315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14.057" calcext:value-type="float">
            <text:p>314.0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12" calcext:value-type="float">
            <text:p>0.4314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14.044" calcext:value-type="float">
            <text:p>314.0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88" calcext:value-type="float">
            <text:p>0.4312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14.047" calcext:value-type="float">
            <text:p>314.0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76" calcext:value-type="float">
            <text:p>0.4311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14.06" calcext:value-type="float">
            <text:p>314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77" calcext:value-type="float">
            <text:p>0.4310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286.52" calcext:value-type="float">
            <text:p>5286.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8387" calcext:value-type="float">
            <text:p>0.8583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357.89" calcext:value-type="float">
            <text:p>3357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7226" calcext:value-type="float">
            <text:p>0.7772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327.02" calcext:value-type="float">
            <text:p>2327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6579" calcext:value-type="float">
            <text:p>0.7165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723.42" calcext:value-type="float">
            <text:p>1723.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9788" calcext:value-type="float">
            <text:p>0.6697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346.09" calcext:value-type="float">
            <text:p>1346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2792" calcext:value-type="float">
            <text:p>0.6327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098.1" calcext:value-type="float">
            <text:p>1098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2971" calcext:value-type="float">
            <text:p>0.6029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928.465" calcext:value-type="float">
            <text:p>928.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558" calcext:value-type="float">
            <text:p>0.5785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808.553" calcext:value-type="float">
            <text:p>808.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316" calcext:value-type="float">
            <text:p>0.5583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721.406" calcext:value-type="float">
            <text:p>721.4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357" calcext:value-type="float">
            <text:p>0.5413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656.543" calcext:value-type="float">
            <text:p>656.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023" calcext:value-type="float">
            <text:p>0.5270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607.244" calcext:value-type="float">
            <text:p>607.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817" calcext:value-type="float">
            <text:p>0.5148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569.065" calcext:value-type="float">
            <text:p>569.0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357" calcext:value-type="float">
            <text:p>0.5043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38.987" calcext:value-type="float">
            <text:p>538.9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346" calcext:value-type="float">
            <text:p>0.4953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514.907" calcext:value-type="float">
            <text:p>514.9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546" calcext:value-type="float">
            <text:p>0.4875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495.334" calcext:value-type="float">
            <text:p>495.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768" calcext:value-type="float">
            <text:p>0.4807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479.186" calcext:value-type="float">
            <text:p>479.1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859" calcext:value-type="float">
            <text:p>0.4748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465.668" calcext:value-type="float">
            <text:p>465.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691" calcext:value-type="float">
            <text:p>0.4696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454.184" calcext:value-type="float">
            <text:p>454.1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161" calcext:value-type="float">
            <text:p>0.4651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44.274" calcext:value-type="float">
            <text:p>444.2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183" calcext:value-type="float">
            <text:p>0.4611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35.533" calcext:value-type="float">
            <text:p>435.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688" calcext:value-type="float">
            <text:p>0.4576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80.896" calcext:value-type="float">
            <text:p>380.8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857" calcext:value-type="float">
            <text:p>0.4548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376.053" calcext:value-type="float">
            <text:p>376.0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096" calcext:value-type="float">
            <text:p>0.4520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371.986" calcext:value-type="float">
            <text:p>371.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655" calcext:value-type="float">
            <text:p>0.4496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68.461" calcext:value-type="float">
            <text:p>368.4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495" calcext:value-type="float">
            <text:p>0.4474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365.158" calcext:value-type="float">
            <text:p>365.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591" calcext:value-type="float">
            <text:p>0.4455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361.677" calcext:value-type="float">
            <text:p>361.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907" calcext:value-type="float">
            <text:p>0.4439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358.315" calcext:value-type="float">
            <text:p>358.3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403" calcext:value-type="float">
            <text:p>0.4424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355.282" calcext:value-type="float">
            <text:p>355.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062" calcext:value-type="float">
            <text:p>0.4410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52.607" calcext:value-type="float">
            <text:p>352.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867" calcext:value-type="float">
            <text:p>0.4398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50.27" calcext:value-type="float">
            <text:p>350.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803" calcext:value-type="float">
            <text:p>0.4388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48.229" calcext:value-type="float">
            <text:p>348.2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54" calcext:value-type="float">
            <text:p>0.4378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335.302" calcext:value-type="float">
            <text:p>335.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237" calcext:value-type="float">
            <text:p>0.4372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331.477" calcext:value-type="float">
            <text:p>331.4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484" calcext:value-type="float">
            <text:p>0.4364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328.395" calcext:value-type="float">
            <text:p>328.3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814" calcext:value-type="float">
            <text:p>0.4358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25.907" calcext:value-type="float">
            <text:p>325.9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16" calcext:value-type="float">
            <text:p>0.4352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23.893" calcext:value-type="float">
            <text:p>323.8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83" calcext:value-type="float">
            <text:p>0.4346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22.258" calcext:value-type="float">
            <text:p>322.2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09" calcext:value-type="float">
            <text:p>0.4342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20.925" calcext:value-type="float">
            <text:p>320.9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86" calcext:value-type="float">
            <text:p>0.4337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19.832" calcext:value-type="float">
            <text:p>319.8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09" calcext:value-type="float">
            <text:p>0.4334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18.931" calcext:value-type="float">
            <text:p>318.9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75" calcext:value-type="float">
            <text:p>0.4330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18.181" calcext:value-type="float">
            <text:p>318.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78" calcext:value-type="float">
            <text:p>0.4327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17.554" calcext:value-type="float">
            <text:p>317.5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13" calcext:value-type="float">
            <text:p>0.4325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17.03" calcext:value-type="float">
            <text:p>317.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76" calcext:value-type="float">
            <text:p>0.4322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16.595" calcext:value-type="float">
            <text:p>316.5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63" calcext:value-type="float">
            <text:p>0.4320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16.237" calcext:value-type="float">
            <text:p>316.2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72" calcext:value-type="float">
            <text:p>0.4318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15.943" calcext:value-type="float">
            <text:p>315.9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" calcext:value-type="float">
            <text:p>0.43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15.702" calcext:value-type="float">
            <text:p>315.7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46" calcext:value-type="float">
            <text:p>0.431546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315.505" calcext:value-type="float">
            <text:p>315.5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08" calcext:value-type="float">
            <text:p>0.4314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15.345" calcext:value-type="float">
            <text:p>315.3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84" calcext:value-type="float">
            <text:p>0.4312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315.214" calcext:value-type="float">
            <text:p>315.2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73" calcext:value-type="float">
            <text:p>0.4311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15.108" calcext:value-type="float">
            <text:p>315.1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74" calcext:value-type="float">
            <text:p>0.4310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685.48" calcext:value-type="float">
            <text:p>3685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0255" calcext:value-type="float">
            <text:p>0.8602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310.03" calcext:value-type="float">
            <text:p>2310.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862" calcext:value-type="float">
            <text:p>0.778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12.16" calcext:value-type="float">
            <text:p>1612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7658" calcext:value-type="float">
            <text:p>0.7176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216.99" calcext:value-type="float">
            <text:p>1216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0644" calcext:value-type="float">
            <text:p>0.6706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75.898" calcext:value-type="float">
            <text:p>975.8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3485" calcext:value-type="float">
            <text:p>0.6334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0.414" calcext:value-type="float">
            <text:p>820.4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541" calcext:value-type="float">
            <text:p>0.6035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715.662" calcext:value-type="float">
            <text:p>715.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9033" calcext:value-type="float">
            <text:p>0.5790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642.536" calcext:value-type="float">
            <text:p>642.5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717" calcext:value-type="float">
            <text:p>0.5587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89.95" calcext:value-type="float">
            <text:p>589.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699" calcext:value-type="float">
            <text:p>0.5416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551.166" calcext:value-type="float">
            <text:p>551.1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316" calcext:value-type="float">
            <text:p>0.5273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521.932" calcext:value-type="float">
            <text:p>521.9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071" calcext:value-type="float">
            <text:p>0.5150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99.47" calcext:value-type="float">
            <text:p>499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579" calcext:value-type="float">
            <text:p>0.5045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81.917" calcext:value-type="float">
            <text:p>481.9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54" calcext:value-type="float">
            <text:p>0.495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67.99" calcext:value-type="float">
            <text:p>467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717" calcext:value-type="float">
            <text:p>0.4877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456.787" calcext:value-type="float">
            <text:p>456.7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919" calcext:value-type="float">
            <text:p>0.4809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447.66" calcext:value-type="float">
            <text:p>447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99" calcext:value-type="float">
            <text:p>0.474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40.136" calcext:value-type="float">
            <text:p>440.1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805" calcext:value-type="float">
            <text:p>0.4698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33.863" calcext:value-type="float">
            <text:p>433.8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257" calcext:value-type="float">
            <text:p>0.4652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28.573" calcext:value-type="float">
            <text:p>428.5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258" calcext:value-type="float">
            <text:p>0.4612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424.061" calcext:value-type="float">
            <text:p>424.0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736" calcext:value-type="float">
            <text:p>0.4577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20.162" calcext:value-type="float">
            <text:p>420.1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628" calcext:value-type="float">
            <text:p>0.4546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16.741" calcext:value-type="float">
            <text:p>416.7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881" calcext:value-type="float">
            <text:p>0.45188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13.663" calcext:value-type="float">
            <text:p>413.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45" calcext:value-type="float">
            <text:p>0.449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369.266" calcext:value-type="float">
            <text:p>369.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47" calcext:value-type="float">
            <text:p>0.447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365.572" calcext:value-type="float">
            <text:p>365.5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556" calcext:value-type="float">
            <text:p>0.4455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362.305" calcext:value-type="float">
            <text:p>362.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859" calcext:value-type="float">
            <text:p>0.4438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50.065" calcext:value-type="float">
            <text:p>350.0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661" calcext:value-type="float">
            <text:p>0.4426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356.747" calcext:value-type="float">
            <text:p>356.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016" calcext:value-type="float">
            <text:p>0.4410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7.3" calcext:value-type="float">
            <text:p>337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101" calcext:value-type="float">
            <text:p>0.4401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332.937" calcext:value-type="float">
            <text:p>332.9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028" calcext:value-type="float">
            <text:p>0.4390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29.535" calcext:value-type="float">
            <text:p>329.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072" calcext:value-type="float">
            <text:p>0.4380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326.885" calcext:value-type="float">
            <text:p>326.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22" calcext:value-type="float">
            <text:p>0.437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324.821" calcext:value-type="float">
            <text:p>324.8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46" calcext:value-type="float">
            <text:p>0.436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23.215" calcext:value-type="float">
            <text:p>323.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783" calcext:value-type="float">
            <text:p>0.4357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21.964" calcext:value-type="float">
            <text:p>321.9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179" calcext:value-type="float">
            <text:p>0.4351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20.988" calcext:value-type="float">
            <text:p>320.9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4" calcext:value-type="float">
            <text:p>0.434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20.225" calcext:value-type="float">
            <text:p>320.2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59" calcext:value-type="float">
            <text:p>0.4341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19.624" calcext:value-type="float">
            <text:p>319.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3" calcext:value-type="float">
            <text:p>0.433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19.538" calcext:value-type="float">
            <text:p>319.5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34" calcext:value-type="float">
            <text:p>0.4334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18.66" calcext:value-type="float">
            <text:p>318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98" calcext:value-type="float">
            <text:p>0.4330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17.37" calcext:value-type="float">
            <text:p>317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04" calcext:value-type="float">
            <text:p>0.4329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16.744" calcext:value-type="float">
            <text:p>316.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27" calcext:value-type="float">
            <text:p>0.4326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16.263" calcext:value-type="float">
            <text:p>316.2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8" calcext:value-type="float">
            <text:p>0.432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15.895" calcext:value-type="float">
            <text:p>315.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58" calcext:value-type="float">
            <text:p>0.4321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15.613" calcext:value-type="float">
            <text:p>315.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59" calcext:value-type="float">
            <text:p>0.4319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15.398" calcext:value-type="float">
            <text:p>315.3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8" calcext:value-type="float">
            <text:p>0.431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15.234" calcext:value-type="float">
            <text:p>315.2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2" calcext:value-type="float">
            <text:p>0.431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15.108" calcext:value-type="float">
            <text:p>315.1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75" calcext:value-type="float">
            <text:p>0.431475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315.011" calcext:value-type="float">
            <text:p>315.0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45" calcext:value-type="float">
            <text:p>0.4313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314.935" calcext:value-type="float">
            <text:p>314.9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28" calcext:value-type="float">
            <text:p>0.4312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14.875" calcext:value-type="float">
            <text:p>314.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22" calcext:value-type="float">
            <text:p>0.4311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470.8" calcext:value-type="float">
            <text:p>247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8053" calcext:value-type="float">
            <text:p>0.8580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23.77" calcext:value-type="float">
            <text:p>1723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7032" calcext:value-type="float">
            <text:p>0.7770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302.76" calcext:value-type="float">
            <text:p>1302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6454" calcext:value-type="float">
            <text:p>0.7164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45.97" calcext:value-type="float">
            <text:p>1045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9703" calcext:value-type="float">
            <text:p>0.6697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79.699" calcext:value-type="float">
            <text:p>879.6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2732" calcext:value-type="float">
            <text:p>0.6327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766.85" calcext:value-type="float">
            <text:p>766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2927" calcext:value-type="float">
            <text:p>0.6029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687.281" calcext:value-type="float">
            <text:p>687.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525" calcext:value-type="float">
            <text:p>0.5785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629.38" calcext:value-type="float">
            <text:p>629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292" calcext:value-type="float">
            <text:p>0.5582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586.114" calcext:value-type="float">
            <text:p>586.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339" calcext:value-type="float">
            <text:p>0.5413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53.047" calcext:value-type="float">
            <text:p>553.0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009" calcext:value-type="float">
            <text:p>0.5270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527.279" calcext:value-type="float">
            <text:p>527.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806" calcext:value-type="float">
            <text:p>0.5148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506.859" calcext:value-type="float">
            <text:p>506.8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349" calcext:value-type="float">
            <text:p>0.5043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490.437" calcext:value-type="float">
            <text:p>490.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34" calcext:value-type="float">
            <text:p>0.495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477.057" calcext:value-type="float">
            <text:p>477.0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541" calcext:value-type="float">
            <text:p>0.4875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66.03" calcext:value-type="float">
            <text:p>466.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763" calcext:value-type="float">
            <text:p>0.4807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456.846" calcext:value-type="float">
            <text:p>456.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853" calcext:value-type="float">
            <text:p>0.4748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449.124" calcext:value-type="float">
            <text:p>449.1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682" calcext:value-type="float">
            <text:p>0.4696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442.573" calcext:value-type="float">
            <text:p>442.5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147" calcext:value-type="float">
            <text:p>0.4651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436.968" calcext:value-type="float">
            <text:p>436.9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159" calcext:value-type="float">
            <text:p>0.4611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432.132" calcext:value-type="float">
            <text:p>432.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647" calcext:value-type="float">
            <text:p>0.4576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27.92" calcext:value-type="float">
            <text:p>427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547" calcext:value-type="float">
            <text:p>0.4545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424.214" calcext:value-type="float">
            <text:p>424.2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808" calcext:value-type="float">
            <text:p>0.4518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420.904" calcext:value-type="float">
            <text:p>420.9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384" calcext:value-type="float">
            <text:p>0.4493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363.584" calcext:value-type="float">
            <text:p>363.5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485" calcext:value-type="float">
            <text:p>0.4474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361.342" calcext:value-type="float">
            <text:p>361.3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567" calcext:value-type="float">
            <text:p>0.4455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59.43" calcext:value-type="float">
            <text:p>359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865" calcext:value-type="float">
            <text:p>0.4438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357.959" calcext:value-type="float">
            <text:p>357.9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432" calcext:value-type="float">
            <text:p>0.4424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49.069" calcext:value-type="float">
            <text:p>349.0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207" calcext:value-type="float">
            <text:p>0.4412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343.753" calcext:value-type="float">
            <text:p>343.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012" calcext:value-type="float">
            <text:p>0.4400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339.457" calcext:value-type="float">
            <text:p>339.4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5" calcext:value-type="float">
            <text:p>0.438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34.504" calcext:value-type="float">
            <text:p>334.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122" calcext:value-type="float">
            <text:p>0.4381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330.648" calcext:value-type="float">
            <text:p>330.6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278" calcext:value-type="float">
            <text:p>0.4372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27.536" calcext:value-type="float">
            <text:p>327.5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525" calcext:value-type="float">
            <text:p>0.4365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25.021" calcext:value-type="float">
            <text:p>325.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854" calcext:value-type="float">
            <text:p>0.4358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323.115" calcext:value-type="float">
            <text:p>323.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19" calcext:value-type="float">
            <text:p>0.4353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321.169" calcext:value-type="float">
            <text:p>321.1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85" calcext:value-type="float">
            <text:p>0.4347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19.629" calcext:value-type="float">
            <text:p>319.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06" calcext:value-type="float">
            <text:p>0.4343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18.417" calcext:value-type="float">
            <text:p>318.4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77" calcext:value-type="float">
            <text:p>0.4338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17.467" calcext:value-type="float">
            <text:p>317.4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93" calcext:value-type="float">
            <text:p>0.4334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16.726" calcext:value-type="float">
            <text:p>316.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5" calcext:value-type="float">
            <text:p>0.433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16.15" calcext:value-type="float">
            <text:p>316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43" calcext:value-type="float">
            <text:p>0.4328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15.705" calcext:value-type="float">
            <text:p>315.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68" calcext:value-type="float">
            <text:p>0.4325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15.363" calcext:value-type="float">
            <text:p>315.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23" calcext:value-type="float">
            <text:p>0.4323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15.102" calcext:value-type="float">
            <text:p>315.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03" calcext:value-type="float">
            <text:p>0.4321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14.905" calcext:value-type="float">
            <text:p>314.9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06" calcext:value-type="float">
            <text:p>0.4319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14.758" calcext:value-type="float">
            <text:p>314.7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3" calcext:value-type="float">
            <text:p>0.431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14.649" calcext:value-type="float">
            <text:p>314.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73" calcext:value-type="float">
            <text:p>0.4315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14.571" calcext:value-type="float">
            <text:p>314.5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32" calcext:value-type="float">
            <text:p>0.4314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14.516" calcext:value-type="float">
            <text:p>314.5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05" calcext:value-type="float">
            <text:p>0.431305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314.478" calcext:value-type="float">
            <text:p>314.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92" calcext:value-type="float">
            <text:p>0.4311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14.454" calcext:value-type="float">
            <text:p>314.4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91" calcext:value-type="float">
            <text:p>0.4310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62.69" calcext:value-type="float">
            <text:p>2262.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0032" calcext:value-type="float">
            <text:p>0.8600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396.32" calcext:value-type="float">
            <text:p>1396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8424" calcext:value-type="float">
            <text:p>0.7784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24.64" calcext:value-type="float">
            <text:p>1024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7516" calcext:value-type="float">
            <text:p>0.7175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25.646" calcext:value-type="float">
            <text:p>825.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0538" calcext:value-type="float">
            <text:p>0.6705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706.328" calcext:value-type="float">
            <text:p>706.3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3403" calcext:value-type="float">
            <text:p>0.6334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29.327" calcext:value-type="float">
            <text:p>629.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476" calcext:value-type="float">
            <text:p>0.6034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76.891" calcext:value-type="float">
            <text:p>576.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979" calcext:value-type="float">
            <text:p>0.5789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39.657" calcext:value-type="float">
            <text:p>539.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673" calcext:value-type="float">
            <text:p>0.5586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12.308" calcext:value-type="float">
            <text:p>512.3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661" calcext:value-type="float">
            <text:p>0.5416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91.651" calcext:value-type="float">
            <text:p>491.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284" calcext:value-type="float">
            <text:p>0.5272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75.68" calcext:value-type="float">
            <text:p>475.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043" calcext:value-type="float">
            <text:p>0.5150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463.083" calcext:value-type="float">
            <text:p>463.0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555" calcext:value-type="float">
            <text:p>0.5045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452.976" calcext:value-type="float">
            <text:p>452.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519" calcext:value-type="float">
            <text:p>0.4955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444.746" calcext:value-type="float">
            <text:p>444.7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699" calcext:value-type="float">
            <text:p>0.4876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437.957" calcext:value-type="float">
            <text:p>437.9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903" calcext:value-type="float">
            <text:p>0.4809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32.293" calcext:value-type="float">
            <text:p>432.2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976" calcext:value-type="float">
            <text:p>0.4749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27.517" calcext:value-type="float">
            <text:p>427.5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792" calcext:value-type="float">
            <text:p>0.4697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423.451" calcext:value-type="float">
            <text:p>423.4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245" calcext:value-type="float">
            <text:p>0.4652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419.959" calcext:value-type="float">
            <text:p>419.9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248" calcext:value-type="float">
            <text:p>0.4612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416.932" calcext:value-type="float">
            <text:p>416.9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727" calcext:value-type="float">
            <text:p>0.4577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14.285" calcext:value-type="float">
            <text:p>414.2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619" calcext:value-type="float">
            <text:p>0.4546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411.946" calcext:value-type="float">
            <text:p>411.9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873" calcext:value-type="float">
            <text:p>0.4518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409.853" calcext:value-type="float">
            <text:p>409.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442" calcext:value-type="float">
            <text:p>0.4494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407.948" calcext:value-type="float">
            <text:p>407.9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288" calcext:value-type="float">
            <text:p>0.4472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357.596" calcext:value-type="float">
            <text:p>357.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485" calcext:value-type="float">
            <text:p>0.4454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76.523" calcext:value-type="float">
            <text:p>376.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735" calcext:value-type="float">
            <text:p>0.4437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335.829" calcext:value-type="float">
            <text:p>335.8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568" calcext:value-type="float">
            <text:p>0.4425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332.086" calcext:value-type="float">
            <text:p>332.0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154" calcext:value-type="float">
            <text:p>0.4411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29.588" calcext:value-type="float">
            <text:p>329.5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96" calcext:value-type="float">
            <text:p>0.439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324.789" calcext:value-type="float">
            <text:p>324.7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7" calcext:value-type="float">
            <text:p>0.438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22.626" calcext:value-type="float">
            <text:p>322.6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024" calcext:value-type="float">
            <text:p>0.4380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320.959" calcext:value-type="float">
            <text:p>320.9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18" calcext:value-type="float">
            <text:p>0.437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19.678" calcext:value-type="float">
            <text:p>319.6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428" calcext:value-type="float">
            <text:p>0.4364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18.697" calcext:value-type="float">
            <text:p>318.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758" calcext:value-type="float">
            <text:p>0.4357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17.948" calcext:value-type="float">
            <text:p>317.9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16" calcext:value-type="float">
            <text:p>0.435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17.377" calcext:value-type="float">
            <text:p>317.3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26" calcext:value-type="float">
            <text:p>0.4346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16.94" calcext:value-type="float">
            <text:p>316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51" calcext:value-type="float">
            <text:p>0.4341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16.662" calcext:value-type="float">
            <text:p>316.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01" calcext:value-type="float">
            <text:p>0.4338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16.061" calcext:value-type="float">
            <text:p>316.0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23" calcext:value-type="float">
            <text:p>0.4334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15.598" calcext:value-type="float">
            <text:p>315.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85" calcext:value-type="float">
            <text:p>0.4330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15.245" calcext:value-type="float">
            <text:p>315.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83" calcext:value-type="float">
            <text:p>0.4327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14.978" calcext:value-type="float">
            <text:p>314.9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13" calcext:value-type="float">
            <text:p>0.4325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14.78" calcext:value-type="float">
            <text:p>314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71" calcext:value-type="float">
            <text:p>0.4322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4.634" calcext:value-type="float">
            <text:p>314.6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55" calcext:value-type="float">
            <text:p>0.4320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14.529" calcext:value-type="float">
            <text:p>314.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62" calcext:value-type="float">
            <text:p>0.4318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14.456" calcext:value-type="float">
            <text:p>314.4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89" calcext:value-type="float">
            <text:p>0.4316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14.406" calcext:value-type="float">
            <text:p>314.4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35" calcext:value-type="float">
            <text:p>0.4315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14.376" calcext:value-type="float">
            <text:p>314.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97" calcext:value-type="float">
            <text:p>0.4313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14.359" calcext:value-type="float">
            <text:p>314.3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73" calcext:value-type="float">
            <text:p>0.4312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14.352" calcext:value-type="float">
            <text:p>314.3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63" calcext:value-type="float">
            <text:p>0.43116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314.352" calcext:value-type="float">
            <text:p>314.3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64" calcext:value-type="float">
            <text:p>0.431064</text:p>
          </table:table-cell>
        </table:table-row>
      </table:table>
      <table:named-expressions/>
      <table:database-ranges>
        <table:database-range table:name="__Anonymous_Sheet_DB__0" table:target-range-address="'NEOS_27.7-23.7_50x50'.A2:'NEOS_27.7-23.7_50x50'.F26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31T08:31:20.369885306</dc:date>
    <meta:editing-duration>PT1M28S</meta:editing-duration>
    <meta:editing-cycles>1</meta:editing-cycles>
    <meta:document-statistic meta:table-count="1" meta:cell-count="15606" meta:object-count="0"/>
    <meta:generator>LibreOffice/6.0.7.3$Linux_X86_64 LibreOffice_project/00m0$Build-3</meta:generator>
  </office:meta>
</office:document-meta>
</file>